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2071in" svg:height="5.2602in" svg:x="5.9382in" svg:y="0.2508in">
            <draw:object draw:notify-on-update-of-ranges="Sheet1.B1:Sheet1.B1 Sheet1.B1:Sheet1.B988 Sheet1.A1:Sheet1.A9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5135703181724" calcext:value-type="float">
            <text:p>15135703181724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5137786768816" calcext:value-type="float">
            <text:p>15137786768816</text:p>
          </table:table-cell>
          <table:table-cell office:value-type="float" office:value="168" calcext:value-type="float">
            <text:p>168</text:p>
          </table:table-cell>
          <table:table-cell office:value-type="float" office:value="1647510" calcext:value-type="float">
            <text:p>1647510</text:p>
          </table:table-cell>
          <table:table-cell table:number-columns-repeated="2"/>
        </table:table-row>
        <table:table-row table:style-name="ro1">
          <table:table-cell office:value-type="float" office:value="15137787098244" calcext:value-type="float">
            <text:p>15137787098244</text:p>
          </table:table-cell>
          <table:table-cell office:value-type="float" office:value="114" calcext:value-type="float">
            <text:p>114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137823307406" calcext:value-type="float">
            <text:p>15137823307406</text:p>
          </table:table-cell>
          <table:table-cell office:value-type="float" office:value="106" calcext:value-type="float">
            <text:p>106</text:p>
          </table:table-cell>
          <table:table-cell office:value-type="float" office:value="28439" calcext:value-type="float">
            <text:p>28439</text:p>
          </table:table-cell>
          <table:table-cell table:number-columns-repeated="2"/>
        </table:table-row>
        <table:table-row table:style-name="ro1">
          <table:table-cell office:value-type="float" office:value="15137826953410" calcext:value-type="float">
            <text:p>15137826953410</text:p>
          </table:table-cell>
          <table:table-cell office:value-type="float" office:value="106" calcext:value-type="float">
            <text:p>106</text:p>
          </table:table-cell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office:value-type="float" office:value="15137827549188" calcext:value-type="float">
            <text:p>15137827549188</text:p>
          </table:table-cell>
          <table:table-cell office:value-type="float" office:value="106" calcext:value-type="float">
            <text:p>106</text:p>
          </table:table-cell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15137828515724" calcext:value-type="float">
            <text:p>15137828515724</text:p>
          </table:table-cell>
          <table:table-cell office:value-type="float" office:value="136" calcext:value-type="float">
            <text:p>136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15137861847518" calcext:value-type="float">
            <text:p>15137861847518</text:p>
          </table:table-cell>
          <table:table-cell office:value-type="float" office:value="104" calcext:value-type="float">
            <text:p>104</text:p>
          </table:table-cell>
          <table:table-cell office:value-type="float" office:value="25710" calcext:value-type="float">
            <text:p>25710</text:p>
          </table:table-cell>
          <table:table-cell table:number-columns-repeated="2"/>
        </table:table-row>
        <table:table-row table:style-name="ro1">
          <table:table-cell office:value-type="float" office:value="15137902737048" calcext:value-type="float">
            <text:p>15137902737048</text:p>
          </table:table-cell>
          <table:table-cell office:value-type="float" office:value="158" calcext:value-type="float">
            <text:p>158</text:p>
          </table:table-cell>
          <table:table-cell office:value-type="float" office:value="31982" calcext:value-type="float">
            <text:p>31982</text:p>
          </table:table-cell>
          <table:table-cell table:number-columns-repeated="2"/>
        </table:table-row>
        <table:table-row table:style-name="ro1">
          <table:table-cell office:value-type="float" office:value="15137902750862" calcext:value-type="float">
            <text:p>15137902750862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37943624856" calcext:value-type="float">
            <text:p>15137943624856</text:p>
          </table:table-cell>
          <table:table-cell office:value-type="float" office:value="106" calcext:value-type="float">
            <text:p>106</text:p>
          </table:table-cell>
          <table:table-cell office:value-type="float" office:value="32185" calcext:value-type="float">
            <text:p>32185</text:p>
          </table:table-cell>
          <table:table-cell table:number-columns-repeated="2"/>
        </table:table-row>
        <table:table-row table:style-name="ro1">
          <table:table-cell office:value-type="float" office:value="15137943666993" calcext:value-type="float">
            <text:p>1513794366699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37982150183" calcext:value-type="float">
            <text:p>15137982150183</text:p>
          </table:table-cell>
          <table:table-cell office:value-type="float" office:value="114" calcext:value-type="float">
            <text:p>114</text:p>
          </table:table-cell>
          <table:table-cell office:value-type="float" office:value="30177" calcext:value-type="float">
            <text:p>30177</text:p>
          </table:table-cell>
          <table:table-cell table:number-columns-repeated="2"/>
        </table:table-row>
        <table:table-row table:style-name="ro1">
          <table:table-cell office:value-type="float" office:value="15137982168135" calcext:value-type="float">
            <text:p>15137982168135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38023036570" calcext:value-type="float">
            <text:p>15138023036570</text:p>
          </table:table-cell>
          <table:table-cell office:value-type="float" office:value="106" calcext:value-type="float">
            <text:p>106</text:p>
          </table:table-cell>
          <table:table-cell office:value-type="float" office:value="32474" calcext:value-type="float">
            <text:p>32474</text:p>
          </table:table-cell>
          <table:table-cell table:number-columns-repeated="2"/>
        </table:table-row>
        <table:table-row table:style-name="ro1">
          <table:table-cell office:value-type="float" office:value="15138023079828" calcext:value-type="float">
            <text:p>15138023079828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38102417638" calcext:value-type="float">
            <text:p>15138102417638</text:p>
          </table:table-cell>
          <table:table-cell office:value-type="float" office:value="120" calcext:value-type="float">
            <text:p>120</text:p>
          </table:table-cell>
          <table:table-cell office:value-type="float" office:value="62644" calcext:value-type="float">
            <text:p>62644</text:p>
          </table:table-cell>
          <table:table-cell table:number-columns-repeated="2"/>
        </table:table-row>
        <table:table-row table:style-name="ro1">
          <table:table-cell office:value-type="float" office:value="15138102459399" calcext:value-type="float">
            <text:p>15138102459399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38143329384" calcext:value-type="float">
            <text:p>15138143329384</text:p>
          </table:table-cell>
          <table:table-cell office:value-type="float" office:value="136" calcext:value-type="float">
            <text:p>136</text:p>
          </table:table-cell>
          <table:table-cell office:value-type="float" office:value="31638" calcext:value-type="float">
            <text:p>31638</text:p>
          </table:table-cell>
          <table:table-cell table:number-columns-repeated="2"/>
        </table:table-row>
        <table:table-row table:style-name="ro1">
          <table:table-cell office:value-type="float" office:value="15138143370504" calcext:value-type="float">
            <text:p>15138143370504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38222705168" calcext:value-type="float">
            <text:p>15138222705168</text:p>
          </table:table-cell>
          <table:table-cell office:value-type="float" office:value="136" calcext:value-type="float">
            <text:p>136</text:p>
          </table:table-cell>
          <table:table-cell office:value-type="float" office:value="63026" calcext:value-type="float">
            <text:p>63026</text:p>
          </table:table-cell>
          <table:table-cell table:number-columns-repeated="2"/>
        </table:table-row>
        <table:table-row table:style-name="ro1">
          <table:table-cell office:value-type="float" office:value="15138261222642" calcext:value-type="float">
            <text:p>15138261222642</text:p>
          </table:table-cell>
          <table:table-cell office:value-type="float" office:value="104" calcext:value-type="float">
            <text:p>104</text:p>
          </table:table-cell>
          <table:table-cell office:value-type="float" office:value="30278" calcext:value-type="float">
            <text:p>30278</text:p>
          </table:table-cell>
          <table:table-cell table:number-columns-repeated="2"/>
        </table:table-row>
        <table:table-row table:style-name="ro1">
          <table:table-cell office:value-type="float" office:value="15138261266445" calcext:value-type="float">
            <text:p>15138261266445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38302155458" calcext:value-type="float">
            <text:p>15138302155458</text:p>
          </table:table-cell>
          <table:table-cell office:value-type="float" office:value="111" calcext:value-type="float">
            <text:p>111</text:p>
          </table:table-cell>
          <table:table-cell office:value-type="float" office:value="32440" calcext:value-type="float">
            <text:p>32440</text:p>
          </table:table-cell>
          <table:table-cell table:number-columns-repeated="2"/>
        </table:table-row>
        <table:table-row table:style-name="ro1">
          <table:table-cell office:value-type="float" office:value="15139499714274" calcext:value-type="float">
            <text:p>15139499714274</text:p>
          </table:table-cell>
          <table:table-cell office:value-type="float" office:value="106" calcext:value-type="float">
            <text:p>106</text:p>
          </table:table-cell>
          <table:table-cell office:value-type="float" office:value="946897" calcext:value-type="float">
            <text:p>946897</text:p>
          </table:table-cell>
          <table:table-cell table:number-columns-repeated="2"/>
        </table:table-row>
        <table:table-row table:style-name="ro1">
          <table:table-cell office:value-type="float" office:value="15140660546592" calcext:value-type="float">
            <text:p>15140660546592</text:p>
          </table:table-cell>
          <table:table-cell office:value-type="float" office:value="106" calcext:value-type="float">
            <text:p>106</text:p>
          </table:table-cell>
          <table:table-cell office:value-type="float" office:value="914138" calcext:value-type="float">
            <text:p>914138</text:p>
          </table:table-cell>
          <table:table-cell table:number-columns-repeated="2"/>
        </table:table-row>
        <table:table-row table:style-name="ro1">
          <table:table-cell office:value-type="float" office:value="15140660597082" calcext:value-type="float">
            <text:p>15140660597082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40660866617" calcext:value-type="float">
            <text:p>15140660866617</text:p>
          </table:table-cell>
          <table:table-cell office:value-type="float" office:value="114" calcext:value-type="float">
            <text:p>114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140735827734" calcext:value-type="float">
            <text:p>15140735827734</text:p>
          </table:table-cell>
          <table:table-cell office:value-type="float" office:value="120" calcext:value-type="float">
            <text:p>120</text:p>
          </table:table-cell>
          <table:table-cell office:value-type="float" office:value="58186" calcext:value-type="float">
            <text:p>58186</text:p>
          </table:table-cell>
          <table:table-cell table:number-columns-repeated="2"/>
        </table:table-row>
        <table:table-row table:style-name="ro1">
          <table:table-cell office:value-type="float" office:value="15140735847471" calcext:value-type="float">
            <text:p>15140735847471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40776712055" calcext:value-type="float">
            <text:p>15140776712055</text:p>
          </table:table-cell>
          <table:table-cell office:value-type="float" office:value="114" calcext:value-type="float">
            <text:p>114</text:p>
          </table:table-cell>
          <table:table-cell office:value-type="float" office:value="32357" calcext:value-type="float">
            <text:p>32357</text:p>
          </table:table-cell>
          <table:table-cell table:number-columns-repeated="2"/>
        </table:table-row>
        <table:table-row table:style-name="ro1">
          <table:table-cell office:value-type="float" office:value="15140815241034" calcext:value-type="float">
            <text:p>15140815241034</text:p>
          </table:table-cell>
          <table:table-cell office:value-type="float" office:value="114" calcext:value-type="float">
            <text:p>114</text:p>
          </table:table-cell>
          <table:table-cell office:value-type="float" office:value="29977" calcext:value-type="float">
            <text:p>29977</text:p>
          </table:table-cell>
          <table:table-cell table:number-columns-repeated="2"/>
        </table:table-row>
        <table:table-row table:style-name="ro1">
          <table:table-cell office:value-type="float" office:value="15140856145437" calcext:value-type="float">
            <text:p>15140856145437</text:p>
          </table:table-cell>
          <table:table-cell office:value-type="float" office:value="147" calcext:value-type="float">
            <text:p>147</text:p>
          </table:table-cell>
          <table:table-cell office:value-type="float" office:value="32115" calcext:value-type="float">
            <text:p>32115</text:p>
          </table:table-cell>
          <table:table-cell table:number-columns-repeated="2"/>
        </table:table-row>
        <table:table-row table:style-name="ro1">
          <table:table-cell office:value-type="float" office:value="15140897046417" calcext:value-type="float">
            <text:p>15140897046417</text:p>
          </table:table-cell>
          <table:table-cell office:value-type="float" office:value="114" calcext:value-type="float">
            <text:p>114</text:p>
          </table:table-cell>
          <table:table-cell office:value-type="float" office:value="32342" calcext:value-type="float">
            <text:p>32342</text:p>
          </table:table-cell>
          <table:table-cell table:number-columns-repeated="2"/>
        </table:table-row>
        <table:table-row table:style-name="ro1">
          <table:table-cell office:value-type="float" office:value="15140935554033" calcext:value-type="float">
            <text:p>15140935554033</text:p>
          </table:table-cell>
          <table:table-cell office:value-type="float" office:value="114" calcext:value-type="float">
            <text:p>114</text:p>
          </table:table-cell>
          <table:table-cell office:value-type="float" office:value="30108" calcext:value-type="float">
            <text:p>30108</text:p>
          </table:table-cell>
          <table:table-cell table:number-columns-repeated="2"/>
        </table:table-row>
        <table:table-row table:style-name="ro1">
          <table:table-cell office:value-type="float" office:value="15140976456615" calcext:value-type="float">
            <text:p>15140976456615</text:p>
          </table:table-cell>
          <table:table-cell office:value-type="float" office:value="114" calcext:value-type="float">
            <text:p>114</text:p>
          </table:table-cell>
          <table:table-cell office:value-type="float" office:value="32396" calcext:value-type="float">
            <text:p>32396</text:p>
          </table:table-cell>
          <table:table-cell table:number-columns-repeated="2"/>
        </table:table-row>
        <table:table-row table:style-name="ro1">
          <table:table-cell office:value-type="float" office:value="15140976472365" calcext:value-type="float">
            <text:p>15140976472365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1014966409" calcext:value-type="float">
            <text:p>15141014966409</text:p>
          </table:table-cell>
          <table:table-cell office:value-type="float" office:value="114" calcext:value-type="float">
            <text:p>114</text:p>
          </table:table-cell>
          <table:table-cell office:value-type="float" office:value="30185" calcext:value-type="float">
            <text:p>30185</text:p>
          </table:table-cell>
          <table:table-cell table:number-columns-repeated="2"/>
        </table:table-row>
        <table:table-row table:style-name="ro1">
          <table:table-cell office:value-type="float" office:value="15141014981544" calcext:value-type="float">
            <text:p>15141014981544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1055867824" calcext:value-type="float">
            <text:p>15141055867824</text:p>
          </table:table-cell>
          <table:table-cell office:value-type="float" office:value="111" calcext:value-type="float">
            <text:p>111</text:p>
          </table:table-cell>
          <table:table-cell office:value-type="float" office:value="32481" calcext:value-type="float">
            <text:p>32481</text:p>
          </table:table-cell>
          <table:table-cell table:number-columns-repeated="2"/>
        </table:table-row>
        <table:table-row table:style-name="ro1">
          <table:table-cell office:value-type="float" office:value="15141055883130" calcext:value-type="float">
            <text:p>15141055883130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1094375104" calcext:value-type="float">
            <text:p>15141094375104</text:p>
          </table:table-cell>
          <table:table-cell office:value-type="float" office:value="114" calcext:value-type="float">
            <text:p>114</text:p>
          </table:table-cell>
          <table:table-cell office:value-type="float" office:value="30648" calcext:value-type="float">
            <text:p>30648</text:p>
          </table:table-cell>
          <table:table-cell table:number-columns-repeated="2"/>
        </table:table-row>
        <table:table-row table:style-name="ro1">
          <table:table-cell office:value-type="float" office:value="15141094390488" calcext:value-type="float">
            <text:p>15141094390488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1135278691" calcext:value-type="float">
            <text:p>15141135278691</text:p>
          </table:table-cell>
          <table:table-cell office:value-type="float" office:value="114" calcext:value-type="float">
            <text:p>114</text:p>
          </table:table-cell>
          <table:table-cell office:value-type="float" office:value="32231" calcext:value-type="float">
            <text:p>32231</text:p>
          </table:table-cell>
          <table:table-cell table:number-columns-repeated="2"/>
        </table:table-row>
        <table:table-row table:style-name="ro1">
          <table:table-cell office:value-type="float" office:value="15141135294153" calcext:value-type="float">
            <text:p>15141135294153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1176185506" calcext:value-type="float">
            <text:p>15141176185506</text:p>
          </table:table-cell>
          <table:table-cell office:value-type="float" office:value="132" calcext:value-type="float">
            <text:p>132</text:p>
          </table:table-cell>
          <table:table-cell office:value-type="float" office:value="32452" calcext:value-type="float">
            <text:p>32452</text:p>
          </table:table-cell>
          <table:table-cell table:number-columns-repeated="2"/>
        </table:table-row>
        <table:table-row table:style-name="ro1">
          <table:table-cell office:value-type="float" office:value="15141176213814" calcext:value-type="float">
            <text:p>15141176213814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141375765836" calcext:value-type="float">
            <text:p>15141375765836</text:p>
          </table:table-cell>
          <table:table-cell office:value-type="float" office:value="106" calcext:value-type="float">
            <text:p>106</text:p>
          </table:table-cell>
          <table:table-cell office:value-type="float" office:value="157677" calcext:value-type="float">
            <text:p>157677</text:p>
          </table:table-cell>
          <table:table-cell table:number-columns-repeated="2"/>
        </table:table-row>
        <table:table-row table:style-name="ro1">
          <table:table-cell office:value-type="float" office:value="15143534543022" calcext:value-type="float">
            <text:p>15143534543022</text:p>
          </table:table-cell>
          <table:table-cell office:value-type="float" office:value="114" calcext:value-type="float">
            <text:p>114</text:p>
          </table:table-cell>
          <table:table-cell office:value-type="float" office:value="1707983" calcext:value-type="float">
            <text:p>1707983</text:p>
          </table:table-cell>
          <table:table-cell table:number-columns-repeated="2"/>
        </table:table-row>
        <table:table-row table:style-name="ro1">
          <table:table-cell office:value-type="float" office:value="15143534768192" calcext:value-type="float">
            <text:p>15143534768192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143534814552" calcext:value-type="float">
            <text:p>15143534814552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43569303557" calcext:value-type="float">
            <text:p>15143569303557</text:p>
          </table:table-cell>
          <table:table-cell office:value-type="float" office:value="114" calcext:value-type="float">
            <text:p>114</text:p>
          </table:table-cell>
          <table:table-cell office:value-type="float" office:value="26962" calcext:value-type="float">
            <text:p>26962</text:p>
          </table:table-cell>
          <table:table-cell table:number-columns-repeated="2"/>
        </table:table-row>
        <table:table-row table:style-name="ro1">
          <table:table-cell office:value-type="float" office:value="15143574120345" calcext:value-type="float">
            <text:p>15143574120345</text:p>
          </table:table-cell>
          <table:table-cell office:value-type="float" office:value="114" calcext:value-type="float">
            <text:p>114</text:p>
          </table:table-cell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15143609859108" calcext:value-type="float">
            <text:p>15143609859108</text:p>
          </table:table-cell>
          <table:table-cell office:value-type="float" office:value="111" calcext:value-type="float">
            <text:p>111</text:p>
          </table:table-cell>
          <table:table-cell office:value-type="float" office:value="27516" calcext:value-type="float">
            <text:p>27516</text:p>
          </table:table-cell>
          <table:table-cell table:number-columns-repeated="2"/>
        </table:table-row>
        <table:table-row table:style-name="ro1">
          <table:table-cell office:value-type="float" office:value="15143650767549" calcext:value-type="float">
            <text:p>15143650767549</text:p>
          </table:table-cell>
          <table:table-cell office:value-type="float" office:value="114" calcext:value-type="float">
            <text:p>114</text:p>
          </table:table-cell>
          <table:table-cell office:value-type="float" office:value="32426" calcext:value-type="float">
            <text:p>32426</text:p>
          </table:table-cell>
          <table:table-cell table:number-columns-repeated="2"/>
        </table:table-row>
        <table:table-row table:style-name="ro1">
          <table:table-cell office:value-type="float" office:value="15143689260288" calcext:value-type="float">
            <text:p>15143689260288</text:p>
          </table:table-cell>
          <table:table-cell office:value-type="float" office:value="114" calcext:value-type="float">
            <text:p>114</text:p>
          </table:table-cell>
          <table:table-cell office:value-type="float" office:value="30105" calcext:value-type="float">
            <text:p>30105</text:p>
          </table:table-cell>
          <table:table-cell table:number-columns-repeated="2"/>
        </table:table-row>
        <table:table-row table:style-name="ro1">
          <table:table-cell office:value-type="float" office:value="15143689275933" calcext:value-type="float">
            <text:p>1514368927593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3698088820" calcext:value-type="float">
            <text:p>15143698088820</text:p>
          </table:table-cell>
          <table:table-cell office:value-type="float" office:value="114" calcext:value-type="float">
            <text:p>114</text:p>
          </table:table-cell>
          <table:table-cell office:value-type="float" office:value="6794" calcext:value-type="float">
            <text:p>6794</text:p>
          </table:table-cell>
          <table:table-cell table:number-columns-repeated="2"/>
        </table:table-row>
        <table:table-row table:style-name="ro1">
          <table:table-cell office:value-type="float" office:value="15143698126983" calcext:value-type="float">
            <text:p>15143698126983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5143698149546" calcext:value-type="float">
            <text:p>15143698149546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43698167420" calcext:value-type="float">
            <text:p>1514369816742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43698254926" calcext:value-type="float">
            <text:p>15143698254926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143698269616" calcext:value-type="float">
            <text:p>15143698269616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3698319949" calcext:value-type="float">
            <text:p>15143698319949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143698343079" calcext:value-type="float">
            <text:p>1514369834307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43698347234" calcext:value-type="float">
            <text:p>1514369834723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43698350303" calcext:value-type="float">
            <text:p>1514369835030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43698634568" calcext:value-type="float">
            <text:p>15143698634568</text:p>
          </table:table-cell>
          <table:table-cell office:value-type="float" office:value="126" calcext:value-type="float">
            <text:p>126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143698645983" calcext:value-type="float">
            <text:p>15143698645983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43698702947" calcext:value-type="float">
            <text:p>15143698702947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143698713993" calcext:value-type="float">
            <text:p>15143698713993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43698770363" calcext:value-type="float">
            <text:p>15143698770363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143698791825" calcext:value-type="float">
            <text:p>15143698791825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43698797603" calcext:value-type="float">
            <text:p>1514369879760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43698821747" calcext:value-type="float">
            <text:p>15143698821747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43698827357" calcext:value-type="float">
            <text:p>1514369882735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43698839426" calcext:value-type="float">
            <text:p>15143698839426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43698850256" calcext:value-type="float">
            <text:p>15143698850256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43698865043" calcext:value-type="float">
            <text:p>15143698865043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43698874559" calcext:value-type="float">
            <text:p>15143698874559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43698882803" calcext:value-type="float">
            <text:p>1514369888280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43730162255" calcext:value-type="float">
            <text:p>15143730162255</text:p>
          </table:table-cell>
          <table:table-cell office:value-type="float" office:value="111" calcext:value-type="float">
            <text:p>111</text:p>
          </table:table-cell>
          <table:table-cell office:value-type="float" office:value="24398" calcext:value-type="float">
            <text:p>24398</text:p>
          </table:table-cell>
          <table:table-cell table:number-columns-repeated="2"/>
        </table:table-row>
        <table:table-row table:style-name="ro1">
          <table:table-cell office:value-type="float" office:value="15143762476130" calcext:value-type="float">
            <text:p>15143762476130</text:p>
          </table:table-cell>
          <table:table-cell office:value-type="float" office:value="106" calcext:value-type="float">
            <text:p>106</text:p>
          </table:table-cell>
          <table:table-cell office:value-type="float" office:value="25437" calcext:value-type="float">
            <text:p>25437</text:p>
          </table:table-cell>
          <table:table-cell table:number-columns-repeated="2"/>
        </table:table-row>
        <table:table-row table:style-name="ro1">
          <table:table-cell office:value-type="float" office:value="15143768671296" calcext:value-type="float">
            <text:p>15143768671296</text:p>
          </table:table-cell>
          <table:table-cell office:value-type="float" office:value="114" calcext:value-type="float">
            <text:p>114</text:p>
          </table:table-cell>
          <table:table-cell office:value-type="float" office:value="4551" calcext:value-type="float">
            <text:p>4551</text:p>
          </table:table-cell>
          <table:table-cell table:number-columns-repeated="2"/>
        </table:table-row>
        <table:table-row table:style-name="ro1">
          <table:table-cell office:value-type="float" office:value="15143768687448" calcext:value-type="float">
            <text:p>15143768687448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43771060907" calcext:value-type="float">
            <text:p>15143771060907</text:p>
          </table:table-cell>
          <table:table-cell office:value-type="float" office:value="162" calcext:value-type="float">
            <text:p>162</text:p>
          </table:table-cell>
          <table:table-cell office:value-type="float" office:value="1807" calcext:value-type="float">
            <text:p>1807</text:p>
          </table:table-cell>
          <table:table-cell table:number-columns-repeated="2"/>
        </table:table-row>
        <table:table-row table:style-name="ro1">
          <table:table-cell office:value-type="float" office:value="15143809578489" calcext:value-type="float">
            <text:p>15143809578489</text:p>
          </table:table-cell>
          <table:table-cell office:value-type="float" office:value="114" calcext:value-type="float">
            <text:p>114</text:p>
          </table:table-cell>
          <table:table-cell office:value-type="float" office:value="29475" calcext:value-type="float">
            <text:p>29475</text:p>
          </table:table-cell>
          <table:table-cell table:number-columns-repeated="2"/>
        </table:table-row>
        <table:table-row table:style-name="ro1">
          <table:table-cell office:value-type="float" office:value="15143809593849" calcext:value-type="float">
            <text:p>15143809593849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43847599151" calcext:value-type="float">
            <text:p>15143847599151</text:p>
          </table:table-cell>
          <table:table-cell office:value-type="float" office:value="111" calcext:value-type="float">
            <text:p>111</text:p>
          </table:table-cell>
          <table:table-cell office:value-type="float" office:value="30048" calcext:value-type="float">
            <text:p>30048</text:p>
          </table:table-cell>
          <table:table-cell table:number-columns-repeated="2"/>
        </table:table-row>
        <table:table-row table:style-name="ro1">
          <table:table-cell office:value-type="float" office:value="15143848097061" calcext:value-type="float">
            <text:p>15143848097061</text:p>
          </table:table-cell>
          <table:table-cell office:value-type="float" office:value="114" calcext:value-type="float">
            <text:p>11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15143848112457" calcext:value-type="float">
            <text:p>15143848112457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3849112294" calcext:value-type="float">
            <text:p>15143849112294</text:p>
          </table:table-cell>
          <table:table-cell office:value-type="float" office:value="114" calcext:value-type="float">
            <text:p>114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float" office:value="15143849132622" calcext:value-type="float">
            <text:p>15143849132622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43849154771" calcext:value-type="float">
            <text:p>15143849154771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43849166003" calcext:value-type="float">
            <text:p>1514384916600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43849169000" calcext:value-type="float">
            <text:p>1514384916900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43849196030" calcext:value-type="float">
            <text:p>15143849196030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43849219073" calcext:value-type="float">
            <text:p>1514384921907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43849238609" calcext:value-type="float">
            <text:p>15143849238609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43849246916" calcext:value-type="float">
            <text:p>151438492469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43849249943" calcext:value-type="float">
            <text:p>1514384924994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43849258418" calcext:value-type="float">
            <text:p>1514384925841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43849528223" calcext:value-type="float">
            <text:p>15143849528223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5143849582919" calcext:value-type="float">
            <text:p>15143849582919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5143849592672" calcext:value-type="float">
            <text:p>15143849592672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43849615814" calcext:value-type="float">
            <text:p>1514384961581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43849678214" calcext:value-type="float">
            <text:p>15143849678214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143849737236" calcext:value-type="float">
            <text:p>15143849737236</text:p>
          </table:table-cell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143849782470" calcext:value-type="float">
            <text:p>15143849782470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43849802630" calcext:value-type="float">
            <text:p>15143849802630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43849808273" calcext:value-type="float">
            <text:p>15143849808273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43849812626" calcext:value-type="float">
            <text:p>15143849812626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43849872536" calcext:value-type="float">
            <text:p>15143849872536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143849893266" calcext:value-type="float">
            <text:p>15143849893266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43849898909" calcext:value-type="float">
            <text:p>1514384989890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43849942874" calcext:value-type="float">
            <text:p>15143849942874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43849947308" calcext:value-type="float">
            <text:p>1514384994730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43888975595" calcext:value-type="float">
            <text:p>15143888975595</text:p>
          </table:table-cell>
          <table:table-cell office:value-type="float" office:value="111" calcext:value-type="float">
            <text:p>111</text:p>
          </table:table-cell>
          <table:table-cell office:value-type="float" office:value="30399" calcext:value-type="float">
            <text:p>30399</text:p>
          </table:table-cell>
          <table:table-cell table:number-columns-repeated="2"/>
        </table:table-row>
        <table:table-row table:style-name="ro1">
          <table:table-cell office:value-type="float" office:value="15143889008319" calcext:value-type="float">
            <text:p>15143889008319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143929881435" calcext:value-type="float">
            <text:p>15143929881435</text:p>
          </table:table-cell>
          <table:table-cell office:value-type="float" office:value="162" calcext:value-type="float">
            <text:p>162</text:p>
          </table:table-cell>
          <table:table-cell office:value-type="float" office:value="32346" calcext:value-type="float">
            <text:p>32346</text:p>
          </table:table-cell>
          <table:table-cell table:number-columns-repeated="2"/>
        </table:table-row>
        <table:table-row table:style-name="ro1">
          <table:table-cell office:value-type="float" office:value="15143968392840" calcext:value-type="float">
            <text:p>15143968392840</text:p>
          </table:table-cell>
          <table:table-cell office:value-type="float" office:value="114" calcext:value-type="float">
            <text:p>114</text:p>
          </table:table-cell>
          <table:table-cell office:value-type="float" office:value="30516" calcext:value-type="float">
            <text:p>30516</text:p>
          </table:table-cell>
          <table:table-cell table:number-columns-repeated="2"/>
        </table:table-row>
        <table:table-row table:style-name="ro1">
          <table:table-cell office:value-type="float" office:value="15144009296919" calcext:value-type="float">
            <text:p>15144009296919</text:p>
          </table:table-cell>
          <table:table-cell office:value-type="float" office:value="126" calcext:value-type="float">
            <text:p>126</text:p>
          </table:table-cell>
          <table:table-cell office:value-type="float" office:value="32492" calcext:value-type="float">
            <text:p>32492</text:p>
          </table:table-cell>
          <table:table-cell table:number-columns-repeated="2"/>
        </table:table-row>
        <table:table-row table:style-name="ro1">
          <table:table-cell office:value-type="float" office:value="15144047807940" calcext:value-type="float">
            <text:p>15144047807940</text:p>
          </table:table-cell>
          <table:table-cell office:value-type="float" office:value="114" calcext:value-type="float">
            <text:p>114</text:p>
          </table:table-cell>
          <table:table-cell office:value-type="float" office:value="30207" calcext:value-type="float">
            <text:p>30207</text:p>
          </table:table-cell>
          <table:table-cell table:number-columns-repeated="2"/>
        </table:table-row>
        <table:table-row table:style-name="ro1">
          <table:table-cell office:value-type="float" office:value="15144114358418" calcext:value-type="float">
            <text:p>15144114358418</text:p>
          </table:table-cell>
          <table:table-cell office:value-type="float" office:value="106" calcext:value-type="float">
            <text:p>106</text:p>
          </table:table-cell>
          <table:table-cell office:value-type="float" office:value="52834" calcext:value-type="float">
            <text:p>52834</text:p>
          </table:table-cell>
          <table:table-cell table:number-columns-repeated="2"/>
        </table:table-row>
        <table:table-row table:style-name="ro1">
          <table:table-cell office:value-type="float" office:value="15144115650189" calcext:value-type="float">
            <text:p>15144115650189</text:p>
          </table:table-cell>
          <table:table-cell office:value-type="float" office:value="117" calcext:value-type="float">
            <text:p>117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15144115709319" calcext:value-type="float">
            <text:p>15144115709319</text:p>
          </table:table-cell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144115751997" calcext:value-type="float">
            <text:p>15144115751997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5144115759131" calcext:value-type="float">
            <text:p>15144115759131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44115772403" calcext:value-type="float">
            <text:p>15144115772403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44115781235" calcext:value-type="float">
            <text:p>15144115781235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44115795590" calcext:value-type="float">
            <text:p>15144115795590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44115809513" calcext:value-type="float">
            <text:p>15144115809513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44115820946" calcext:value-type="float">
            <text:p>15144115820946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44115835169" calcext:value-type="float">
            <text:p>15144115835169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44115849614" calcext:value-type="float">
            <text:p>15144115849614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44115910271" calcext:value-type="float">
            <text:p>15144115910271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144115929639" calcext:value-type="float">
            <text:p>15144115929639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44116010126" calcext:value-type="float">
            <text:p>15144116010126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5144116013237" calcext:value-type="float">
            <text:p>1514411601323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44116265189" calcext:value-type="float">
            <text:p>15144116265189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5144116271051" calcext:value-type="float">
            <text:p>15144116271051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44116279520" calcext:value-type="float">
            <text:p>15144116279520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44116286651" calcext:value-type="float">
            <text:p>15144116286651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44116381070" calcext:value-type="float">
            <text:p>1514411638107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5144116386959" calcext:value-type="float">
            <text:p>15144116386959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44116391396" calcext:value-type="float">
            <text:p>15144116391396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44116408040" calcext:value-type="float">
            <text:p>15144116408040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44116446713" calcext:value-type="float">
            <text:p>15144116446713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5144116456616" calcext:value-type="float">
            <text:p>15144116456616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44116528577" calcext:value-type="float">
            <text:p>15144116528577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5144116566056" calcext:value-type="float">
            <text:p>15144116566056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5144116626704" calcext:value-type="float">
            <text:p>15144116626704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5144116640597" calcext:value-type="float">
            <text:p>15144116640597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44116643825" calcext:value-type="float">
            <text:p>151441166438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44116650962" calcext:value-type="float">
            <text:p>1514411665096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44116656860" calcext:value-type="float">
            <text:p>15144116656860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44116661207" calcext:value-type="float">
            <text:p>1514411666120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44117356679" calcext:value-type="float">
            <text:p>15144117356679</text:p>
          </table:table-cell>
          <table:table-cell office:value-type="float" office:value="114" calcext:value-type="float">
            <text:p>114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15144927885020" calcext:value-type="float">
            <text:p>15144927885020</text:p>
          </table:table-cell>
          <table:table-cell office:value-type="float" office:value="136" calcext:value-type="float">
            <text:p>136</text:p>
          </table:table-cell>
          <table:table-cell office:value-type="float" office:value="631873" calcext:value-type="float">
            <text:p>631873</text:p>
          </table:table-cell>
          <table:table-cell table:number-columns-repeated="2"/>
        </table:table-row>
        <table:table-row table:style-name="ro1">
          <table:table-cell office:value-type="float" office:value="15145070707509" calcext:value-type="float">
            <text:p>15145070707509</text:p>
          </table:table-cell>
          <table:table-cell office:value-type="float" office:value="135" calcext:value-type="float">
            <text:p>135</text:p>
          </table:table-cell>
          <table:table-cell office:value-type="float" office:value="112461" calcext:value-type="float">
            <text:p>112461</text:p>
          </table:table-cell>
          <table:table-cell table:number-columns-repeated="2"/>
        </table:table-row>
        <table:table-row table:style-name="ro1">
          <table:table-cell office:value-type="float" office:value="15145071464727" calcext:value-type="float">
            <text:p>15145071464727</text:p>
          </table:table-cell>
          <table:table-cell office:value-type="float" office:value="132" calcext:value-type="float">
            <text:p>132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15145125177656" calcext:value-type="float">
            <text:p>15145125177656</text:p>
          </table:table-cell>
          <table:table-cell office:value-type="float" office:value="106" calcext:value-type="float">
            <text:p>106</text:p>
          </table:table-cell>
          <table:table-cell office:value-type="float" office:value="41651" calcext:value-type="float">
            <text:p>41651</text:p>
          </table:table-cell>
          <table:table-cell table:number-columns-repeated="2"/>
        </table:table-row>
        <table:table-row table:style-name="ro1">
          <table:table-cell office:value-type="float" office:value="15145805718108" calcext:value-type="float">
            <text:p>15145805718108</text:p>
          </table:table-cell>
          <table:table-cell office:value-type="float" office:value="111" calcext:value-type="float">
            <text:p>111</text:p>
          </table:table-cell>
          <table:table-cell office:value-type="float" office:value="538975" calcext:value-type="float">
            <text:p>538975</text:p>
          </table:table-cell>
          <table:table-cell table:number-columns-repeated="2"/>
        </table:table-row>
        <table:table-row table:style-name="ro1">
          <table:table-cell office:value-type="float" office:value="15146408535204" calcext:value-type="float">
            <text:p>15146408535204</text:p>
          </table:table-cell>
          <table:table-cell office:value-type="float" office:value="106" calcext:value-type="float">
            <text:p>106</text:p>
          </table:table-cell>
          <table:table-cell office:value-type="float" office:value="476844" calcext:value-type="float">
            <text:p>476844</text:p>
          </table:table-cell>
          <table:table-cell table:number-columns-repeated="2"/>
        </table:table-row>
        <table:table-row table:style-name="ro1">
          <table:table-cell office:value-type="float" office:value="15146408861343" calcext:value-type="float">
            <text:p>15146408861343</text:p>
          </table:table-cell>
          <table:table-cell office:value-type="float" office:value="111" calcext:value-type="float">
            <text:p>111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5146442988740" calcext:value-type="float">
            <text:p>15146442988740</text:p>
          </table:table-cell>
          <table:table-cell office:value-type="float" office:value="114" calcext:value-type="float">
            <text:p>114</text:p>
          </table:table-cell>
          <table:table-cell office:value-type="float" office:value="26832" calcext:value-type="float">
            <text:p>26832</text:p>
          </table:table-cell>
          <table:table-cell table:number-columns-repeated="2"/>
        </table:table-row>
        <table:table-row table:style-name="ro1">
          <table:table-cell office:value-type="float" office:value="15146443372869" calcext:value-type="float">
            <text:p>15146443372869</text:p>
          </table:table-cell>
          <table:table-cell office:value-type="float" office:value="177" calcext:value-type="float">
            <text:p>177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5146448826362" calcext:value-type="float">
            <text:p>15146448826362</text:p>
          </table:table-cell>
          <table:table-cell office:value-type="float" office:value="120" calcext:value-type="float">
            <text:p>120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office:value-type="float" office:value="15146483905116" calcext:value-type="float">
            <text:p>15146483905116</text:p>
          </table:table-cell>
          <table:table-cell office:value-type="float" office:value="114" calcext:value-type="float">
            <text:p>114</text:p>
          </table:table-cell>
          <table:table-cell office:value-type="float" office:value="27198" calcext:value-type="float">
            <text:p>27198</text:p>
          </table:table-cell>
          <table:table-cell table:number-columns-repeated="2"/>
        </table:table-row>
        <table:table-row table:style-name="ro1">
          <table:table-cell office:value-type="float" office:value="15146483923791" calcext:value-type="float">
            <text:p>15146483923791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46522418666" calcext:value-type="float">
            <text:p>15146522418666</text:p>
          </table:table-cell>
          <table:table-cell office:value-type="float" office:value="111" calcext:value-type="float">
            <text:p>111</text:p>
          </table:table-cell>
          <table:table-cell office:value-type="float" office:value="30590" calcext:value-type="float">
            <text:p>30590</text:p>
          </table:table-cell>
          <table:table-cell table:number-columns-repeated="2"/>
        </table:table-row>
        <table:table-row table:style-name="ro1">
          <table:table-cell office:value-type="float" office:value="15146563322004" calcext:value-type="float">
            <text:p>15146563322004</text:p>
          </table:table-cell>
          <table:table-cell office:value-type="float" office:value="186" calcext:value-type="float">
            <text:p>186</text:p>
          </table:table-cell>
          <table:table-cell office:value-type="float" office:value="32369" calcext:value-type="float">
            <text:p>32369</text:p>
          </table:table-cell>
          <table:table-cell table:number-columns-repeated="2"/>
        </table:table-row>
        <table:table-row table:style-name="ro1">
          <table:table-cell office:value-type="float" office:value="15146563337976" calcext:value-type="float">
            <text:p>15146563337976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6601848619" calcext:value-type="float">
            <text:p>15146601848619</text:p>
          </table:table-cell>
          <table:table-cell office:value-type="float" office:value="114" calcext:value-type="float">
            <text:p>114</text:p>
          </table:table-cell>
          <table:table-cell office:value-type="float" office:value="30609" calcext:value-type="float">
            <text:p>30609</text:p>
          </table:table-cell>
          <table:table-cell table:number-columns-repeated="2"/>
        </table:table-row>
        <table:table-row table:style-name="ro1">
          <table:table-cell office:value-type="float" office:value="15146642733165" calcext:value-type="float">
            <text:p>15146642733165</text:p>
          </table:table-cell>
          <table:table-cell office:value-type="float" office:value="111" calcext:value-type="float">
            <text:p>111</text:p>
          </table:table-cell>
          <table:table-cell office:value-type="float" office:value="32445" calcext:value-type="float">
            <text:p>32445</text:p>
          </table:table-cell>
          <table:table-cell table:number-columns-repeated="2"/>
        </table:table-row>
        <table:table-row table:style-name="ro1">
          <table:table-cell office:value-type="float" office:value="15146683637016" calcext:value-type="float">
            <text:p>15146683637016</text:p>
          </table:table-cell>
          <table:table-cell office:value-type="float" office:value="114" calcext:value-type="float">
            <text:p>114</text:p>
          </table:table-cell>
          <table:table-cell office:value-type="float" office:value="32401" calcext:value-type="float">
            <text:p>32401</text:p>
          </table:table-cell>
          <table:table-cell table:number-columns-repeated="2"/>
        </table:table-row>
        <table:table-row table:style-name="ro1">
          <table:table-cell office:value-type="float" office:value="15146683652436" calcext:value-type="float">
            <text:p>15146683652436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6722144560" calcext:value-type="float">
            <text:p>15146722144560</text:p>
          </table:table-cell>
          <table:table-cell office:value-type="float" office:value="114" calcext:value-type="float">
            <text:p>114</text:p>
          </table:table-cell>
          <table:table-cell office:value-type="float" office:value="30231" calcext:value-type="float">
            <text:p>30231</text:p>
          </table:table-cell>
          <table:table-cell table:number-columns-repeated="2"/>
        </table:table-row>
        <table:table-row table:style-name="ro1">
          <table:table-cell office:value-type="float" office:value="15146763045186" calcext:value-type="float">
            <text:p>15146763045186</text:p>
          </table:table-cell>
          <table:table-cell office:value-type="float" office:value="111" calcext:value-type="float">
            <text:p>111</text:p>
          </table:table-cell>
          <table:table-cell office:value-type="float" office:value="32408" calcext:value-type="float">
            <text:p>32408</text:p>
          </table:table-cell>
          <table:table-cell table:number-columns-repeated="2"/>
        </table:table-row>
        <table:table-row table:style-name="ro1">
          <table:table-cell office:value-type="float" office:value="15146763060600" calcext:value-type="float">
            <text:p>15146763060600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6801553801" calcext:value-type="float">
            <text:p>15146801553801</text:p>
          </table:table-cell>
          <table:table-cell office:value-type="float" office:value="114" calcext:value-type="float">
            <text:p>114</text:p>
          </table:table-cell>
          <table:table-cell office:value-type="float" office:value="30049" calcext:value-type="float">
            <text:p>30049</text:p>
          </table:table-cell>
          <table:table-cell table:number-columns-repeated="2"/>
        </table:table-row>
        <table:table-row table:style-name="ro1">
          <table:table-cell office:value-type="float" office:value="15146842474131" calcext:value-type="float">
            <text:p>15146842474131</text:p>
          </table:table-cell>
          <table:table-cell office:value-type="float" office:value="114" calcext:value-type="float">
            <text:p>114</text:p>
          </table:table-cell>
          <table:table-cell office:value-type="float" office:value="32361" calcext:value-type="float">
            <text:p>32361</text:p>
          </table:table-cell>
          <table:table-cell table:number-columns-repeated="2"/>
        </table:table-row>
        <table:table-row table:style-name="ro1">
          <table:table-cell office:value-type="float" office:value="15146883388563" calcext:value-type="float">
            <text:p>15146883388563</text:p>
          </table:table-cell>
          <table:table-cell office:value-type="float" office:value="114" calcext:value-type="float">
            <text:p>114</text:p>
          </table:table-cell>
          <table:table-cell office:value-type="float" office:value="32060" calcext:value-type="float">
            <text:p>32060</text:p>
          </table:table-cell>
          <table:table-cell table:number-columns-repeated="2"/>
        </table:table-row>
        <table:table-row table:style-name="ro1">
          <table:table-cell office:value-type="float" office:value="15146921913771" calcext:value-type="float">
            <text:p>15146921913771</text:p>
          </table:table-cell>
          <table:table-cell office:value-type="float" office:value="114" calcext:value-type="float">
            <text:p>114</text:p>
          </table:table-cell>
          <table:table-cell office:value-type="float" office:value="30236" calcext:value-type="float">
            <text:p>30236</text:p>
          </table:table-cell>
          <table:table-cell table:number-columns-repeated="2"/>
        </table:table-row>
        <table:table-row table:style-name="ro1">
          <table:table-cell office:value-type="float" office:value="15149280213699" calcext:value-type="float">
            <text:p>15149280213699</text:p>
          </table:table-cell>
          <table:table-cell office:value-type="float" office:value="111" calcext:value-type="float">
            <text:p>111</text:p>
          </table:table-cell>
          <table:table-cell office:value-type="float" office:value="1866689" calcext:value-type="float">
            <text:p>1866689</text:p>
          </table:table-cell>
          <table:table-cell table:number-columns-repeated="2"/>
        </table:table-row>
        <table:table-row table:style-name="ro1">
          <table:table-cell office:value-type="float" office:value="15149280469473" calcext:value-type="float">
            <text:p>15149280469473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149316981627" calcext:value-type="float">
            <text:p>15149316981627</text:p>
          </table:table-cell>
          <table:table-cell office:value-type="float" office:value="114" calcext:value-type="float">
            <text:p>114</text:p>
          </table:table-cell>
          <table:table-cell office:value-type="float" office:value="28736" calcext:value-type="float">
            <text:p>28736</text:p>
          </table:table-cell>
          <table:table-cell table:number-columns-repeated="2"/>
        </table:table-row>
        <table:table-row table:style-name="ro1">
          <table:table-cell office:value-type="float" office:value="15149320524058" calcext:value-type="float">
            <text:p>15149320524058</text:p>
          </table:table-cell>
          <table:table-cell office:value-type="float" office:value="104" calcext:value-type="float">
            <text:p>104</text:p>
          </table:table-cell>
          <table:table-cell office:value-type="float" office:value="2574" calcext:value-type="float">
            <text:p>2574</text:p>
          </table:table-cell>
          <table:table-cell table:number-columns-repeated="2"/>
        </table:table-row>
        <table:table-row table:style-name="ro1">
          <table:table-cell office:value-type="float" office:value="15149357902965" calcext:value-type="float">
            <text:p>15149357902965</text:p>
          </table:table-cell>
          <table:table-cell office:value-type="float" office:value="114" calcext:value-type="float">
            <text:p>114</text:p>
          </table:table-cell>
          <table:table-cell office:value-type="float" office:value="28790" calcext:value-type="float">
            <text:p>28790</text:p>
          </table:table-cell>
          <table:table-cell table:number-columns-repeated="2"/>
        </table:table-row>
        <table:table-row table:style-name="ro1">
          <table:table-cell office:value-type="float" office:value="15149396431995" calcext:value-type="float">
            <text:p>15149396431995</text:p>
          </table:table-cell>
          <table:table-cell office:value-type="float" office:value="114" calcext:value-type="float">
            <text:p>114</text:p>
          </table:table-cell>
          <table:table-cell office:value-type="float" office:value="29887" calcext:value-type="float">
            <text:p>29887</text:p>
          </table:table-cell>
          <table:table-cell table:number-columns-repeated="2"/>
        </table:table-row>
        <table:table-row table:style-name="ro1">
          <table:table-cell office:value-type="float" office:value="15149396447637" calcext:value-type="float">
            <text:p>15149396447637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9437343514" calcext:value-type="float">
            <text:p>15149437343514</text:p>
          </table:table-cell>
          <table:table-cell office:value-type="float" office:value="114" calcext:value-type="float">
            <text:p>114</text:p>
          </table:table-cell>
          <table:table-cell office:value-type="float" office:value="31996" calcext:value-type="float">
            <text:p>31996</text:p>
          </table:table-cell>
          <table:table-cell table:number-columns-repeated="2"/>
        </table:table-row>
        <table:table-row table:style-name="ro1">
          <table:table-cell office:value-type="float" office:value="15149437358949" calcext:value-type="float">
            <text:p>15149437358949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9475861042" calcext:value-type="float">
            <text:p>15149475861042</text:p>
          </table:table-cell>
          <table:table-cell office:value-type="float" office:value="111" calcext:value-type="float">
            <text:p>111</text:p>
          </table:table-cell>
          <table:table-cell office:value-type="float" office:value="30297" calcext:value-type="float">
            <text:p>30297</text:p>
          </table:table-cell>
          <table:table-cell table:number-columns-repeated="2"/>
        </table:table-row>
        <table:table-row table:style-name="ro1">
          <table:table-cell office:value-type="float" office:value="15149555288106" calcext:value-type="float">
            <text:p>15149555288106</text:p>
          </table:table-cell>
          <table:table-cell office:value-type="float" office:value="114" calcext:value-type="float">
            <text:p>114</text:p>
          </table:table-cell>
          <table:table-cell office:value-type="float" office:value="63009" calcext:value-type="float">
            <text:p>63009</text:p>
          </table:table-cell>
          <table:table-cell table:number-columns-repeated="2"/>
        </table:table-row>
        <table:table-row table:style-name="ro1">
          <table:table-cell office:value-type="float" office:value="15149596199466" calcext:value-type="float">
            <text:p>15149596199466</text:p>
          </table:table-cell>
          <table:table-cell office:value-type="float" office:value="111" calcext:value-type="float">
            <text:p>111</text:p>
          </table:table-cell>
          <table:table-cell office:value-type="float" office:value="32456" calcext:value-type="float">
            <text:p>32456</text:p>
          </table:table-cell>
          <table:table-cell table:number-columns-repeated="2"/>
        </table:table-row>
        <table:table-row table:style-name="ro1">
          <table:table-cell office:value-type="float" office:value="15149637110583" calcext:value-type="float">
            <text:p>15149637110583</text:p>
          </table:table-cell>
          <table:table-cell office:value-type="float" office:value="114" calcext:value-type="float">
            <text:p>114</text:p>
          </table:table-cell>
          <table:table-cell office:value-type="float" office:value="32042" calcext:value-type="float">
            <text:p>32042</text:p>
          </table:table-cell>
          <table:table-cell table:number-columns-repeated="2"/>
        </table:table-row>
        <table:table-row table:style-name="ro1">
          <table:table-cell office:value-type="float" office:value="15149637125379" calcext:value-type="float">
            <text:p>15149637125379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49675625549" calcext:value-type="float">
            <text:p>15149675625549</text:p>
          </table:table-cell>
          <table:table-cell office:value-type="float" office:value="114" calcext:value-type="float">
            <text:p>114</text:p>
          </table:table-cell>
          <table:table-cell office:value-type="float" office:value="30579" calcext:value-type="float">
            <text:p>30579</text:p>
          </table:table-cell>
          <table:table-cell table:number-columns-repeated="2"/>
        </table:table-row>
        <table:table-row table:style-name="ro1">
          <table:table-cell office:value-type="float" office:value="15149675640840" calcext:value-type="float">
            <text:p>1514967564084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9716530306" calcext:value-type="float">
            <text:p>15149716530306</text:p>
          </table:table-cell>
          <table:table-cell office:value-type="float" office:value="114" calcext:value-type="float">
            <text:p>114</text:p>
          </table:table-cell>
          <table:table-cell office:value-type="float" office:value="32316" calcext:value-type="float">
            <text:p>32316</text:p>
          </table:table-cell>
          <table:table-cell table:number-columns-repeated="2"/>
        </table:table-row>
        <table:table-row table:style-name="ro1">
          <table:table-cell office:value-type="float" office:value="15149716545948" calcext:value-type="float">
            <text:p>1514971654594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49755056066" calcext:value-type="float">
            <text:p>15149755056066</text:p>
          </table:table-cell>
          <table:table-cell office:value-type="float" office:value="114" calcext:value-type="float">
            <text:p>114</text:p>
          </table:table-cell>
          <table:table-cell office:value-type="float" office:value="30414" calcext:value-type="float">
            <text:p>30414</text:p>
          </table:table-cell>
          <table:table-cell table:number-columns-repeated="2"/>
        </table:table-row>
        <table:table-row table:style-name="ro1">
          <table:table-cell office:value-type="float" office:value="15149795945223" calcext:value-type="float">
            <text:p>15149795945223</text:p>
          </table:table-cell>
          <table:table-cell office:value-type="float" office:value="114" calcext:value-type="float">
            <text:p>114</text:p>
          </table:table-cell>
          <table:table-cell office:value-type="float" office:value="32086" calcext:value-type="float">
            <text:p>32086</text:p>
          </table:table-cell>
          <table:table-cell table:number-columns-repeated="2"/>
        </table:table-row>
        <table:table-row table:style-name="ro1">
          <table:table-cell office:value-type="float" office:value="15150438059208" calcext:value-type="float">
            <text:p>15150438059208</text:p>
          </table:table-cell>
          <table:table-cell office:value-type="float" office:value="114" calcext:value-type="float">
            <text:p>114</text:p>
          </table:table-cell>
          <table:table-cell office:value-type="float" office:value="506138" calcext:value-type="float">
            <text:p>506138</text:p>
          </table:table-cell>
          <table:table-cell table:number-columns-repeated="2"/>
        </table:table-row>
        <table:table-row table:style-name="ro1">
          <table:table-cell office:value-type="float" office:value="15150438095241" calcext:value-type="float">
            <text:p>15150438095241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50438102264" calcext:value-type="float">
            <text:p>1515043810226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50438122343" calcext:value-type="float">
            <text:p>15150438122343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0438150015" calcext:value-type="float">
            <text:p>15150438150015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50438155523" calcext:value-type="float">
            <text:p>1515043815552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50438265395" calcext:value-type="float">
            <text:p>15150438265395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150438268518" calcext:value-type="float">
            <text:p>1515043826851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50438275718" calcext:value-type="float">
            <text:p>1515043827571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50438278733" calcext:value-type="float">
            <text:p>1515043827873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50438288306" calcext:value-type="float">
            <text:p>15150438288306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0438300546" calcext:value-type="float">
            <text:p>15150438300546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50438323550" calcext:value-type="float">
            <text:p>15150438323550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50438380121" calcext:value-type="float">
            <text:p>15150438380121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150438387111" calcext:value-type="float">
            <text:p>1515043838711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50438464572" calcext:value-type="float">
            <text:p>15150438464572</text:p>
          </table:table-cell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150438561150" calcext:value-type="float">
            <text:p>15150438561150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5150438568299" calcext:value-type="float">
            <text:p>1515043856829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50438652788" calcext:value-type="float">
            <text:p>15150438652788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5150438665049" calcext:value-type="float">
            <text:p>15150438665049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50439886949" calcext:value-type="float">
            <text:p>15150439886949</text:p>
          </table:table-cell>
          <table:table-cell office:value-type="float" office:value="114" calcext:value-type="float">
            <text:p>114</text:p>
          </table:table-cell>
          <table:table-cell office:value-type="float" office:value="913" calcext:value-type="float">
            <text:p>913</text:p>
          </table:table-cell>
          <table:table-cell table:number-columns-repeated="2"/>
        </table:table-row>
        <table:table-row table:style-name="ro1">
          <table:table-cell office:value-type="float" office:value="15150439907697" calcext:value-type="float">
            <text:p>15150439907697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50439915968" calcext:value-type="float">
            <text:p>1515043991596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0439978470" calcext:value-type="float">
            <text:p>15150439978470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150440049132" calcext:value-type="float">
            <text:p>1515044004913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5150440112855" calcext:value-type="float">
            <text:p>15150440112855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5150440381748" calcext:value-type="float">
            <text:p>15150440381748</text:p>
          </table:table-cell>
          <table:table-cell office:value-type="float" office:value="111" calcext:value-type="float">
            <text:p>111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150440393103" calcext:value-type="float">
            <text:p>15150440393103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50440465040" calcext:value-type="float">
            <text:p>15150440465040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5150440476002" calcext:value-type="float">
            <text:p>15150440476002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50440479125" calcext:value-type="float">
            <text:p>1515044047912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50440833845" calcext:value-type="float">
            <text:p>15150440833845</text:p>
          </table:table-cell>
          <table:table-cell office:value-type="float" office:value="111" calcext:value-type="float">
            <text:p>111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5150440846262" calcext:value-type="float">
            <text:p>15150440846262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50440892144" calcext:value-type="float">
            <text:p>15150440892144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50440902023" calcext:value-type="float">
            <text:p>1515044090202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0440907639" calcext:value-type="float">
            <text:p>1515044090763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50441201453" calcext:value-type="float">
            <text:p>15150441201453</text:p>
          </table:table-cell>
          <table:table-cell office:value-type="float" office:value="111" calcext:value-type="float">
            <text:p>111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5150441254988" calcext:value-type="float">
            <text:p>15150441254988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5150441332781" calcext:value-type="float">
            <text:p>15150441332781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5150441381195" calcext:value-type="float">
            <text:p>15150441381195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5150441408066" calcext:value-type="float">
            <text:p>15150441408066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5150441411087" calcext:value-type="float">
            <text:p>1515044141108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50441420777" calcext:value-type="float">
            <text:p>15150441420777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0441442677" calcext:value-type="float">
            <text:p>15150441442677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50441454866" calcext:value-type="float">
            <text:p>15150441454866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0441463662" calcext:value-type="float">
            <text:p>1515044146366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0441488124" calcext:value-type="float">
            <text:p>15150441488124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50441524541" calcext:value-type="float">
            <text:p>15150441524541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5150441714369" calcext:value-type="float">
            <text:p>15150441714369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150441743772" calcext:value-type="float">
            <text:p>15150441743772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150441787893" calcext:value-type="float">
            <text:p>15150441787893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50441825381" calcext:value-type="float">
            <text:p>15150441825381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5150441834555" calcext:value-type="float">
            <text:p>1515044183455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0441854721" calcext:value-type="float">
            <text:p>15150441854721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50441872184" calcext:value-type="float">
            <text:p>15150441872184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0441880443" calcext:value-type="float">
            <text:p>1515044188044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0441887394" calcext:value-type="float">
            <text:p>15150441887394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50441910071" calcext:value-type="float">
            <text:p>15150441910071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50442205388" calcext:value-type="float">
            <text:p>15150442205388</text:p>
          </table:table-cell>
          <table:table-cell office:value-type="float" office:value="114" calcext:value-type="float">
            <text:p>114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5150449741229" calcext:value-type="float">
            <text:p>15150449741229</text:p>
          </table:table-cell>
          <table:table-cell office:value-type="float" office:value="114" calcext:value-type="float">
            <text:p>114</text:p>
          </table:table-cell>
          <table:table-cell office:value-type="float" office:value="5663" calcext:value-type="float">
            <text:p>5663</text:p>
          </table:table-cell>
          <table:table-cell table:number-columns-repeated="2"/>
        </table:table-row>
        <table:table-row table:style-name="ro1">
          <table:table-cell office:value-type="float" office:value="15150452359491" calcext:value-type="float">
            <text:p>15150452359491</text:p>
          </table:table-cell>
          <table:table-cell office:value-type="float" office:value="114" calcext:value-type="float">
            <text:p>114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5150452463168" calcext:value-type="float">
            <text:p>15150452463168</text:p>
          </table:table-cell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5150452820552" calcext:value-type="float">
            <text:p>15150452820552</text:p>
          </table:table-cell>
          <table:table-cell office:value-type="float" office:value="114" calcext:value-type="float">
            <text:p>114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5150466333506" calcext:value-type="float">
            <text:p>15150466333506</text:p>
          </table:table-cell>
          <table:table-cell office:value-type="float" office:value="114" calcext:value-type="float">
            <text:p>114</text:p>
          </table:table-cell>
          <table:table-cell office:value-type="float" office:value="10115" calcext:value-type="float">
            <text:p>10115</text:p>
          </table:table-cell>
          <table:table-cell table:number-columns-repeated="2"/>
        </table:table-row>
        <table:table-row table:style-name="ro1">
          <table:table-cell office:value-type="float" office:value="15150466350600" calcext:value-type="float">
            <text:p>1515046635060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50466377909" calcext:value-type="float">
            <text:p>15150466377909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50466854567" calcext:value-type="float">
            <text:p>15150466854567</text:p>
          </table:table-cell>
          <table:table-cell office:value-type="float" office:value="114" calcext:value-type="float">
            <text:p>114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15150467255094" calcext:value-type="float">
            <text:p>15150467255094</text:p>
          </table:table-cell>
          <table:table-cell office:value-type="float" office:value="111" calcext:value-type="float">
            <text:p>111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15150467272650" calcext:value-type="float">
            <text:p>1515046727265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0475420050" calcext:value-type="float">
            <text:p>15150475420050</text:p>
          </table:table-cell>
          <table:table-cell office:value-type="float" office:value="183" calcext:value-type="float">
            <text:p>183</text:p>
          </table:table-cell>
          <table:table-cell office:value-type="float" office:value="6100" calcext:value-type="float">
            <text:p>6100</text:p>
          </table:table-cell>
          <table:table-cell table:number-columns-repeated="2"/>
        </table:table-row>
        <table:table-row table:style-name="ro1">
          <table:table-cell office:value-type="float" office:value="15152154616416" calcext:value-type="float">
            <text:p>15152154616416</text:p>
          </table:table-cell>
          <table:table-cell office:value-type="float" office:value="182" calcext:value-type="float">
            <text:p>182</text:p>
          </table:table-cell>
          <table:table-cell office:value-type="float" office:value="1319684" calcext:value-type="float">
            <text:p>1319684</text:p>
          </table:table-cell>
          <table:table-cell table:number-columns-repeated="2"/>
        </table:table-row>
        <table:table-row table:style-name="ro1">
          <table:table-cell office:value-type="float" office:value="15152154672702" calcext:value-type="float">
            <text:p>15152154672702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52191214607" calcext:value-type="float">
            <text:p>15152191214607</text:p>
          </table:table-cell>
          <table:table-cell office:value-type="float" office:value="114" calcext:value-type="float">
            <text:p>114</text:p>
          </table:table-cell>
          <table:table-cell office:value-type="float" office:value="28621" calcext:value-type="float">
            <text:p>28621</text:p>
          </table:table-cell>
          <table:table-cell table:number-columns-repeated="2"/>
        </table:table-row>
        <table:table-row table:style-name="ro1">
          <table:table-cell office:value-type="float" office:value="15152191613205" calcext:value-type="float">
            <text:p>15152191613205</text:p>
          </table:table-cell>
          <table:table-cell office:value-type="float" office:value="117" calcext:value-type="float">
            <text:p>117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5152194814949" calcext:value-type="float">
            <text:p>15152194814949</text:p>
          </table:table-cell>
          <table:table-cell office:value-type="float" office:value="114" calcext:value-type="float">
            <text:p>114</text:p>
          </table:table-cell>
          <table:table-cell office:value-type="float" office:value="2314" calcext:value-type="float">
            <text:p>2314</text:p>
          </table:table-cell>
          <table:table-cell table:number-columns-repeated="2"/>
        </table:table-row>
        <table:table-row table:style-name="ro1">
          <table:table-cell office:value-type="float" office:value="15152196515214" calcext:value-type="float">
            <text:p>15152196515214</text:p>
          </table:table-cell>
          <table:table-cell office:value-type="float" office:value="114" calcext:value-type="float">
            <text:p>114</text:p>
          </table:table-cell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float" office:value="15152229743475" calcext:value-type="float">
            <text:p>15152229743475</text:p>
          </table:table-cell>
          <table:table-cell office:value-type="float" office:value="114" calcext:value-type="float">
            <text:p>114</text:p>
          </table:table-cell>
          <table:table-cell office:value-type="float" office:value="25695" calcext:value-type="float">
            <text:p>25695</text:p>
          </table:table-cell>
          <table:table-cell table:number-columns-repeated="2"/>
        </table:table-row>
        <table:table-row table:style-name="ro1">
          <table:table-cell office:value-type="float" office:value="15152229764718" calcext:value-type="float">
            <text:p>15152229764718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52270664765" calcext:value-type="float">
            <text:p>15152270664765</text:p>
          </table:table-cell>
          <table:table-cell office:value-type="float" office:value="114" calcext:value-type="float">
            <text:p>114</text:p>
          </table:table-cell>
          <table:table-cell office:value-type="float" office:value="31946" calcext:value-type="float">
            <text:p>31946</text:p>
          </table:table-cell>
          <table:table-cell table:number-columns-repeated="2"/>
        </table:table-row>
        <table:table-row table:style-name="ro1">
          <table:table-cell office:value-type="float" office:value="15152309181522" calcext:value-type="float">
            <text:p>15152309181522</text:p>
          </table:table-cell>
          <table:table-cell office:value-type="float" office:value="114" calcext:value-type="float">
            <text:p>114</text:p>
          </table:table-cell>
          <table:table-cell office:value-type="float" office:value="30195" calcext:value-type="float">
            <text:p>30195</text:p>
          </table:table-cell>
          <table:table-cell table:number-columns-repeated="2"/>
        </table:table-row>
        <table:table-row table:style-name="ro1">
          <table:table-cell office:value-type="float" office:value="15152309199918" calcext:value-type="float">
            <text:p>15152309199918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2350091835" calcext:value-type="float">
            <text:p>15152350091835</text:p>
          </table:table-cell>
          <table:table-cell office:value-type="float" office:value="114" calcext:value-type="float">
            <text:p>114</text:p>
          </table:table-cell>
          <table:table-cell office:value-type="float" office:value="32440" calcext:value-type="float">
            <text:p>32440</text:p>
          </table:table-cell>
          <table:table-cell table:number-columns-repeated="2"/>
        </table:table-row>
        <table:table-row table:style-name="ro1">
          <table:table-cell office:value-type="float" office:value="15152350109784" calcext:value-type="float">
            <text:p>15152350109784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2391022692" calcext:value-type="float">
            <text:p>15152391022692</text:p>
          </table:table-cell>
          <table:table-cell office:value-type="float" office:value="111" calcext:value-type="float">
            <text:p>111</text:p>
          </table:table-cell>
          <table:table-cell office:value-type="float" office:value="32375" calcext:value-type="float">
            <text:p>32375</text:p>
          </table:table-cell>
          <table:table-cell table:number-columns-repeated="2"/>
        </table:table-row>
        <table:table-row table:style-name="ro1">
          <table:table-cell office:value-type="float" office:value="15152429522238" calcext:value-type="float">
            <text:p>15152429522238</text:p>
          </table:table-cell>
          <table:table-cell office:value-type="float" office:value="114" calcext:value-type="float">
            <text:p>114</text:p>
          </table:table-cell>
          <table:table-cell office:value-type="float" office:value="30477" calcext:value-type="float">
            <text:p>30477</text:p>
          </table:table-cell>
          <table:table-cell table:number-columns-repeated="2"/>
        </table:table-row>
        <table:table-row table:style-name="ro1">
          <table:table-cell office:value-type="float" office:value="15152429540097" calcext:value-type="float">
            <text:p>15152429540097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2470452216" calcext:value-type="float">
            <text:p>15152470452216</text:p>
          </table:table-cell>
          <table:table-cell office:value-type="float" office:value="114" calcext:value-type="float">
            <text:p>114</text:p>
          </table:table-cell>
          <table:table-cell office:value-type="float" office:value="31983" calcext:value-type="float">
            <text:p>31983</text:p>
          </table:table-cell>
          <table:table-cell table:number-columns-repeated="2"/>
        </table:table-row>
        <table:table-row table:style-name="ro1">
          <table:table-cell office:value-type="float" office:value="15152508972495" calcext:value-type="float">
            <text:p>15152508972495</text:p>
          </table:table-cell>
          <table:table-cell office:value-type="float" office:value="114" calcext:value-type="float">
            <text:p>114</text:p>
          </table:table-cell>
          <table:table-cell office:value-type="float" office:value="30203" calcext:value-type="float">
            <text:p>30203</text:p>
          </table:table-cell>
          <table:table-cell table:number-columns-repeated="2"/>
        </table:table-row>
        <table:table-row table:style-name="ro1">
          <table:table-cell office:value-type="float" office:value="15152549866413" calcext:value-type="float">
            <text:p>15152549866413</text:p>
          </table:table-cell>
          <table:table-cell office:value-type="float" office:value="111" calcext:value-type="float">
            <text:p>111</text:p>
          </table:table-cell>
          <table:table-cell office:value-type="float" office:value="32464" calcext:value-type="float">
            <text:p>32464</text:p>
          </table:table-cell>
          <table:table-cell table:number-columns-repeated="2"/>
        </table:table-row>
        <table:table-row table:style-name="ro1">
          <table:table-cell office:value-type="float" office:value="15152588381346" calcext:value-type="float">
            <text:p>15152588381346</text:p>
          </table:table-cell>
          <table:table-cell office:value-type="float" office:value="111" calcext:value-type="float">
            <text:p>111</text:p>
          </table:table-cell>
          <table:table-cell office:value-type="float" office:value="30554" calcext:value-type="float">
            <text:p>30554</text:p>
          </table:table-cell>
          <table:table-cell table:number-columns-repeated="2"/>
        </table:table-row>
        <table:table-row table:style-name="ro1">
          <table:table-cell office:value-type="float" office:value="15152588399364" calcext:value-type="float">
            <text:p>15152588399364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2629294026" calcext:value-type="float">
            <text:p>15152629294026</text:p>
          </table:table-cell>
          <table:table-cell office:value-type="float" office:value="111" calcext:value-type="float">
            <text:p>111</text:p>
          </table:table-cell>
          <table:table-cell office:value-type="float" office:value="32405" calcext:value-type="float">
            <text:p>32405</text:p>
          </table:table-cell>
          <table:table-cell table:number-columns-repeated="2"/>
        </table:table-row>
        <table:table-row table:style-name="ro1">
          <table:table-cell office:value-type="float" office:value="15152670201363" calcext:value-type="float">
            <text:p>15152670201363</text:p>
          </table:table-cell>
          <table:table-cell office:value-type="float" office:value="171" calcext:value-type="float">
            <text:p>171</text:p>
          </table:table-cell>
          <table:table-cell office:value-type="float" office:value="32296" calcext:value-type="float">
            <text:p>32296</text:p>
          </table:table-cell>
          <table:table-cell table:number-columns-repeated="2"/>
        </table:table-row>
        <table:table-row table:style-name="ro1">
          <table:table-cell office:value-type="float" office:value="15152670225183" calcext:value-type="float">
            <text:p>15152670225183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54649167149" calcext:value-type="float">
            <text:p>15154649167149</text:p>
          </table:table-cell>
          <table:table-cell office:value-type="float" office:value="111" calcext:value-type="float">
            <text:p>111</text:p>
          </table:table-cell>
          <table:table-cell office:value-type="float" office:value="1563283" calcext:value-type="float">
            <text:p>1563283</text:p>
          </table:table-cell>
          <table:table-cell table:number-columns-repeated="2"/>
        </table:table-row>
        <table:table-row table:style-name="ro1">
          <table:table-cell office:value-type="float" office:value="15154649609192" calcext:value-type="float">
            <text:p>15154649609192</text:p>
          </table:table-cell>
          <table:table-cell office:value-type="float" office:value="106" calcext:value-type="float">
            <text:p>106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15154649937441" calcext:value-type="float">
            <text:p>15154649937441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5155028495222" calcext:value-type="float">
            <text:p>15155028495222</text:p>
          </table:table-cell>
          <table:table-cell office:value-type="float" office:value="111" calcext:value-type="float">
            <text:p>111</text:p>
          </table:table-cell>
          <table:table-cell office:value-type="float" office:value="298738" calcext:value-type="float">
            <text:p>298738</text:p>
          </table:table-cell>
          <table:table-cell table:number-columns-repeated="2"/>
        </table:table-row>
        <table:table-row table:style-name="ro1">
          <table:table-cell office:value-type="float" office:value="15155028725583" calcext:value-type="float">
            <text:p>15155028725583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155028750072" calcext:value-type="float">
            <text:p>15155028750072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55062842633" calcext:value-type="float">
            <text:p>15155062842633</text:p>
          </table:table-cell>
          <table:table-cell office:value-type="float" office:value="111" calcext:value-type="float">
            <text:p>111</text:p>
          </table:table-cell>
          <table:table-cell office:value-type="float" office:value="26784" calcext:value-type="float">
            <text:p>26784</text:p>
          </table:table-cell>
          <table:table-cell table:number-columns-repeated="2"/>
        </table:table-row>
        <table:table-row table:style-name="ro1">
          <table:table-cell office:value-type="float" office:value="15155103759321" calcext:value-type="float">
            <text:p>15155103759321</text:p>
          </table:table-cell>
          <table:table-cell office:value-type="float" office:value="114" calcext:value-type="float">
            <text:p>114</text:p>
          </table:table-cell>
          <table:table-cell office:value-type="float" office:value="31501" calcext:value-type="float">
            <text:p>31501</text:p>
          </table:table-cell>
          <table:table-cell table:number-columns-repeated="2"/>
        </table:table-row>
        <table:table-row table:style-name="ro1">
          <table:table-cell office:value-type="float" office:value="15155103780204" calcext:value-type="float">
            <text:p>15155103780204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55144668230" calcext:value-type="float">
            <text:p>15155144668230</text:p>
          </table:table-cell>
          <table:table-cell office:value-type="float" office:value="132" calcext:value-type="float">
            <text:p>132</text:p>
          </table:table-cell>
          <table:table-cell office:value-type="float" office:value="32495" calcext:value-type="float">
            <text:p>32495</text:p>
          </table:table-cell>
          <table:table-cell table:number-columns-repeated="2"/>
        </table:table-row>
        <table:table-row table:style-name="ro1">
          <table:table-cell office:value-type="float" office:value="15155144686086" calcext:value-type="float">
            <text:p>151551446860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5183179743" calcext:value-type="float">
            <text:p>15155183179743</text:p>
          </table:table-cell>
          <table:table-cell office:value-type="float" office:value="114" calcext:value-type="float">
            <text:p>114</text:p>
          </table:table-cell>
          <table:table-cell office:value-type="float" office:value="30580" calcext:value-type="float">
            <text:p>30580</text:p>
          </table:table-cell>
          <table:table-cell table:number-columns-repeated="2"/>
        </table:table-row>
        <table:table-row table:style-name="ro1">
          <table:table-cell office:value-type="float" office:value="15155183197656" calcext:value-type="float">
            <text:p>1515518319765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5224105383" calcext:value-type="float">
            <text:p>15155224105383</text:p>
          </table:table-cell>
          <table:table-cell office:value-type="float" office:value="114" calcext:value-type="float">
            <text:p>114</text:p>
          </table:table-cell>
          <table:table-cell office:value-type="float" office:value="32552" calcext:value-type="float">
            <text:p>32552</text:p>
          </table:table-cell>
          <table:table-cell table:number-columns-repeated="2"/>
        </table:table-row>
        <table:table-row table:style-name="ro1">
          <table:table-cell office:value-type="float" office:value="15155262599091" calcext:value-type="float">
            <text:p>15155262599091</text:p>
          </table:table-cell>
          <table:table-cell office:value-type="float" office:value="111" calcext:value-type="float">
            <text:p>111</text:p>
          </table:table-cell>
          <table:table-cell office:value-type="float" office:value="30643" calcext:value-type="float">
            <text:p>30643</text:p>
          </table:table-cell>
          <table:table-cell table:number-columns-repeated="2"/>
        </table:table-row>
        <table:table-row table:style-name="ro1">
          <table:table-cell office:value-type="float" office:value="15155262617175" calcext:value-type="float">
            <text:p>15155262617175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5303503992" calcext:value-type="float">
            <text:p>15155303503992</text:p>
          </table:table-cell>
          <table:table-cell office:value-type="float" office:value="114" calcext:value-type="float">
            <text:p>114</text:p>
          </table:table-cell>
          <table:table-cell office:value-type="float" office:value="31695" calcext:value-type="float">
            <text:p>31695</text:p>
          </table:table-cell>
          <table:table-cell table:number-columns-repeated="2"/>
        </table:table-row>
        <table:table-row table:style-name="ro1">
          <table:table-cell office:value-type="float" office:value="15155342029488" calcext:value-type="float">
            <text:p>15155342029488</text:p>
          </table:table-cell>
          <table:table-cell office:value-type="float" office:value="114" calcext:value-type="float">
            <text:p>114</text:p>
          </table:table-cell>
          <table:table-cell office:value-type="float" office:value="30295" calcext:value-type="float">
            <text:p>30295</text:p>
          </table:table-cell>
          <table:table-cell table:number-columns-repeated="2"/>
        </table:table-row>
        <table:table-row table:style-name="ro1">
          <table:table-cell office:value-type="float" office:value="15155382933885" calcext:value-type="float">
            <text:p>15155382933885</text:p>
          </table:table-cell>
          <table:table-cell office:value-type="float" office:value="114" calcext:value-type="float">
            <text:p>114</text:p>
          </table:table-cell>
          <table:table-cell office:value-type="float" office:value="31767" calcext:value-type="float">
            <text:p>31767</text:p>
          </table:table-cell>
          <table:table-cell table:number-columns-repeated="2"/>
        </table:table-row>
        <table:table-row table:style-name="ro1">
          <table:table-cell office:value-type="float" office:value="15155423820177" calcext:value-type="float">
            <text:p>15155423820177</text:p>
          </table:table-cell>
          <table:table-cell office:value-type="float" office:value="114" calcext:value-type="float">
            <text:p>114</text:p>
          </table:table-cell>
          <table:table-cell office:value-type="float" office:value="32393" calcext:value-type="float">
            <text:p>32393</text:p>
          </table:table-cell>
          <table:table-cell table:number-columns-repeated="2"/>
        </table:table-row>
        <table:table-row table:style-name="ro1">
          <table:table-cell office:value-type="float" office:value="15155423835420" calcext:value-type="float">
            <text:p>15155423835420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55462348004" calcext:value-type="float">
            <text:p>15155462348004</text:p>
          </table:table-cell>
          <table:table-cell office:value-type="float" office:value="111" calcext:value-type="float">
            <text:p>111</text:p>
          </table:table-cell>
          <table:table-cell office:value-type="float" office:value="30358" calcext:value-type="float">
            <text:p>30358</text:p>
          </table:table-cell>
          <table:table-cell table:number-columns-repeated="2"/>
        </table:table-row>
        <table:table-row table:style-name="ro1">
          <table:table-cell office:value-type="float" office:value="15155503235109" calcext:value-type="float">
            <text:p>15155503235109</text:p>
          </table:table-cell>
          <table:table-cell office:value-type="float" office:value="111" calcext:value-type="float">
            <text:p>111</text:p>
          </table:table-cell>
          <table:table-cell office:value-type="float" office:value="32411" calcext:value-type="float">
            <text:p>32411</text:p>
          </table:table-cell>
          <table:table-cell table:number-columns-repeated="2"/>
        </table:table-row>
        <table:table-row table:style-name="ro1">
          <table:table-cell office:value-type="float" office:value="15155541738171" calcext:value-type="float">
            <text:p>15155541738171</text:p>
          </table:table-cell>
          <table:table-cell office:value-type="float" office:value="135" calcext:value-type="float">
            <text:p>135</text:p>
          </table:table-cell>
          <table:table-cell office:value-type="float" office:value="30352" calcext:value-type="float">
            <text:p>30352</text:p>
          </table:table-cell>
          <table:table-cell table:number-columns-repeated="2"/>
        </table:table-row>
        <table:table-row table:style-name="ro1">
          <table:table-cell office:value-type="float" office:value="15155541760317" calcext:value-type="float">
            <text:p>15155541760317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55746895088" calcext:value-type="float">
            <text:p>15155746895088</text:p>
          </table:table-cell>
          <table:table-cell office:value-type="float" office:value="114" calcext:value-type="float">
            <text:p>114</text:p>
          </table:table-cell>
          <table:table-cell office:value-type="float" office:value="161953" calcext:value-type="float">
            <text:p>161953</text:p>
          </table:table-cell>
          <table:table-cell table:number-columns-repeated="2"/>
        </table:table-row>
        <table:table-row table:style-name="ro1">
          <table:table-cell office:value-type="float" office:value="15155748387675" calcext:value-type="float">
            <text:p>15155748387675</text:p>
          </table:table-cell>
          <table:table-cell office:value-type="float" office:value="114" calcext:value-type="float">
            <text:p>114</text:p>
          </table:table-cell>
          <table:table-cell office:value-type="float" office:value="1117" calcext:value-type="float">
            <text:p>1117</text:p>
          </table:table-cell>
          <table:table-cell table:number-columns-repeated="2"/>
        </table:table-row>
        <table:table-row table:style-name="ro1">
          <table:table-cell office:value-type="float" office:value="15155748408630" calcext:value-type="float">
            <text:p>15155748408630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55748434478" calcext:value-type="float">
            <text:p>1515574843447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55748437841" calcext:value-type="float">
            <text:p>1515574843784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55748460851" calcext:value-type="float">
            <text:p>15155748460851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55748484380" calcext:value-type="float">
            <text:p>15155748484380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55748522105" calcext:value-type="float">
            <text:p>15155748522105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5155748759258" calcext:value-type="float">
            <text:p>15155748759258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155748820137" calcext:value-type="float">
            <text:p>15155748820137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155748830088" calcext:value-type="float">
            <text:p>15155748830088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5748901056" calcext:value-type="float">
            <text:p>1515574890105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5155748912075" calcext:value-type="float">
            <text:p>15155748912075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55748969816" calcext:value-type="float">
            <text:p>15155748969816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5155748989160" calcext:value-type="float">
            <text:p>15155748989160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55749017249" calcext:value-type="float">
            <text:p>15155749017249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55749025601" calcext:value-type="float">
            <text:p>15155749025601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5749028613" calcext:value-type="float">
            <text:p>1515574902861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55749034565" calcext:value-type="float">
            <text:p>15155749034565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55749101789" calcext:value-type="float">
            <text:p>15155749101789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155749111443" calcext:value-type="float">
            <text:p>15155749111443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5749121025" calcext:value-type="float">
            <text:p>15155749121025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5749129287" calcext:value-type="float">
            <text:p>15155749129287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5749184073" calcext:value-type="float">
            <text:p>15155749184073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5155749841632" calcext:value-type="float">
            <text:p>15155749841632</text:p>
          </table:table-cell>
          <table:table-cell office:value-type="float" office:value="106" calcext:value-type="float">
            <text:p>106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15155824353585" calcext:value-type="float">
            <text:p>15155824353585</text:p>
          </table:table-cell>
          <table:table-cell office:value-type="float" office:value="111" calcext:value-type="float">
            <text:p>111</text:p>
          </table:table-cell>
          <table:table-cell office:value-type="float" office:value="58453" calcext:value-type="float">
            <text:p>58453</text:p>
          </table:table-cell>
          <table:table-cell table:number-columns-repeated="2"/>
        </table:table-row>
        <table:table-row table:style-name="ro1">
          <table:table-cell office:value-type="float" office:value="15155825751531" calcext:value-type="float">
            <text:p>15155825751531</text:p>
          </table:table-cell>
          <table:table-cell office:value-type="float" office:value="114" calcext:value-type="float">
            <text:p>114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15155825756586" calcext:value-type="float">
            <text:p>1515582575658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55825765373" calcext:value-type="float">
            <text:p>1515582576537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5825781534" calcext:value-type="float">
            <text:p>15155825781534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55825787162" calcext:value-type="float">
            <text:p>1515582578716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55825799447" calcext:value-type="float">
            <text:p>15155825799447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55825816046" calcext:value-type="float">
            <text:p>15155825816046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55826148998" calcext:value-type="float">
            <text:p>15155826148998</text:p>
          </table:table-cell>
          <table:table-cell office:value-type="float" office:value="114" calcext:value-type="float">
            <text:p>114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5155826200979" calcext:value-type="float">
            <text:p>15155826200979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155826210582" calcext:value-type="float">
            <text:p>15155826210582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5826267990" calcext:value-type="float">
            <text:p>15155826267990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5155826410853" calcext:value-type="float">
            <text:p>15155826410853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5155826431223" calcext:value-type="float">
            <text:p>15155826431223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55826442821" calcext:value-type="float">
            <text:p>15155826442821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55826445848" calcext:value-type="float">
            <text:p>1515582644584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55826456732" calcext:value-type="float">
            <text:p>15155826456732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55826461073" calcext:value-type="float">
            <text:p>1515582646107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55826486786" calcext:value-type="float">
            <text:p>15155826486786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5155826495219" calcext:value-type="float">
            <text:p>1515582649521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55826499629" calcext:value-type="float">
            <text:p>1515582649962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55826507879" calcext:value-type="float">
            <text:p>15155826507879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5827260384" calcext:value-type="float">
            <text:p>15155827260384</text:p>
          </table:table-cell>
          <table:table-cell office:value-type="float" office:value="147" calcext:value-type="float">
            <text:p>147</text:p>
          </table:table-cell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15156090966828" calcext:value-type="float">
            <text:p>15156090966828</text:p>
          </table:table-cell>
          <table:table-cell office:value-type="float" office:value="114" calcext:value-type="float">
            <text:p>114</text:p>
          </table:table-cell>
          <table:table-cell office:value-type="float" office:value="202238" calcext:value-type="float">
            <text:p>202238</text:p>
          </table:table-cell>
          <table:table-cell table:number-columns-repeated="2"/>
        </table:table-row>
        <table:table-row table:style-name="ro1">
          <table:table-cell office:value-type="float" office:value="15156092205081" calcext:value-type="float">
            <text:p>15156092205081</text:p>
          </table:table-cell>
          <table:table-cell office:value-type="float" office:value="114" calcext:value-type="float">
            <text:p>114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float" office:value="15156092266797" calcext:value-type="float">
            <text:p>15156092266797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156092290866" calcext:value-type="float">
            <text:p>15156092290866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56092310162" calcext:value-type="float">
            <text:p>15156092310162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56092371953" calcext:value-type="float">
            <text:p>15156092371953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5156092635185" calcext:value-type="float">
            <text:p>15156092635185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156092668590" calcext:value-type="float">
            <text:p>15156092668590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156092713371" calcext:value-type="float">
            <text:p>15156092713371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56092722923" calcext:value-type="float">
            <text:p>15156092722923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6092794482" calcext:value-type="float">
            <text:p>15156092794482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5156092804058" calcext:value-type="float">
            <text:p>15156092804058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6092952837" calcext:value-type="float">
            <text:p>15156092952837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5156092962647" calcext:value-type="float">
            <text:p>15156092962647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56093029580" calcext:value-type="float">
            <text:p>15156093029580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156093038286" calcext:value-type="float">
            <text:p>15156093038286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56093101103" calcext:value-type="float">
            <text:p>15156093101103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156093119064" calcext:value-type="float">
            <text:p>15156093119064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57902008973" calcext:value-type="float">
            <text:p>15157902008973</text:p>
          </table:table-cell>
          <table:table-cell office:value-type="float" office:value="162" calcext:value-type="float">
            <text:p>162</text:p>
          </table:table-cell>
          <table:table-cell office:value-type="float" office:value="1425263" calcext:value-type="float">
            <text:p>1425263</text:p>
          </table:table-cell>
          <table:table-cell table:number-columns-repeated="2"/>
        </table:table-row>
        <table:table-row table:style-name="ro1">
          <table:table-cell office:value-type="float" office:value="15157903095135" calcext:value-type="float">
            <text:p>15157903095135</text:p>
          </table:table-cell>
          <table:table-cell office:value-type="float" office:value="111" calcext:value-type="float">
            <text:p>111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 office:value-type="float" office:value="15157903292010" calcext:value-type="float">
            <text:p>15157903292010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157936807407" calcext:value-type="float">
            <text:p>15157936807407</text:p>
          </table:table-cell>
          <table:table-cell office:value-type="float" office:value="111" calcext:value-type="float">
            <text:p>111</text:p>
          </table:table-cell>
          <table:table-cell office:value-type="float" office:value="25164" calcext:value-type="float">
            <text:p>25164</text:p>
          </table:table-cell>
          <table:table-cell table:number-columns-repeated="2"/>
        </table:table-row>
        <table:table-row table:style-name="ro1">
          <table:table-cell office:value-type="float" office:value="15157977764112" calcext:value-type="float">
            <text:p>15157977764112</text:p>
          </table:table-cell>
          <table:table-cell office:value-type="float" office:value="114" calcext:value-type="float">
            <text:p>114</text:p>
          </table:table-cell>
          <table:table-cell office:value-type="float" office:value="31561" calcext:value-type="float">
            <text:p>31561</text:p>
          </table:table-cell>
          <table:table-cell table:number-columns-repeated="2"/>
        </table:table-row>
        <table:table-row table:style-name="ro1">
          <table:table-cell office:value-type="float" office:value="15157977784839" calcext:value-type="float">
            <text:p>15157977784839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8016298995" calcext:value-type="float">
            <text:p>15158016298995</text:p>
          </table:table-cell>
          <table:table-cell office:value-type="float" office:value="114" calcext:value-type="float">
            <text:p>114</text:p>
          </table:table-cell>
          <table:table-cell office:value-type="float" office:value="30609" calcext:value-type="float">
            <text:p>30609</text:p>
          </table:table-cell>
          <table:table-cell table:number-columns-repeated="2"/>
        </table:table-row>
        <table:table-row table:style-name="ro1">
          <table:table-cell office:value-type="float" office:value="15158057182659" calcext:value-type="float">
            <text:p>15158057182659</text:p>
          </table:table-cell>
          <table:table-cell office:value-type="float" office:value="114" calcext:value-type="float">
            <text:p>114</text:p>
          </table:table-cell>
          <table:table-cell office:value-type="float" office:value="32560" calcext:value-type="float">
            <text:p>32560</text:p>
          </table:table-cell>
          <table:table-cell table:number-columns-repeated="2"/>
        </table:table-row>
        <table:table-row table:style-name="ro1">
          <table:table-cell office:value-type="float" office:value="15158057201409" calcext:value-type="float">
            <text:p>15158057201409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58095713000" calcext:value-type="float">
            <text:p>15158095713000</text:p>
          </table:table-cell>
          <table:table-cell office:value-type="float" office:value="114" calcext:value-type="float">
            <text:p>114</text:p>
          </table:table-cell>
          <table:table-cell office:value-type="float" office:value="30401" calcext:value-type="float">
            <text:p>30401</text:p>
          </table:table-cell>
          <table:table-cell table:number-columns-repeated="2"/>
        </table:table-row>
        <table:table-row table:style-name="ro1">
          <table:table-cell office:value-type="float" office:value="15158136596658" calcext:value-type="float">
            <text:p>15158136596658</text:p>
          </table:table-cell>
          <table:table-cell office:value-type="float" office:value="114" calcext:value-type="float">
            <text:p>114</text:p>
          </table:table-cell>
          <table:table-cell office:value-type="float" office:value="32037" calcext:value-type="float">
            <text:p>32037</text:p>
          </table:table-cell>
          <table:table-cell table:number-columns-repeated="2"/>
        </table:table-row>
        <table:table-row table:style-name="ro1">
          <table:table-cell office:value-type="float" office:value="15158136615876" calcext:value-type="float">
            <text:p>15158136615876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58177500857" calcext:value-type="float">
            <text:p>15158177500857</text:p>
          </table:table-cell>
          <table:table-cell office:value-type="float" office:value="114" calcext:value-type="float">
            <text:p>114</text:p>
          </table:table-cell>
          <table:table-cell office:value-type="float" office:value="32480" calcext:value-type="float">
            <text:p>32480</text:p>
          </table:table-cell>
          <table:table-cell table:number-columns-repeated="2"/>
        </table:table-row>
        <table:table-row table:style-name="ro1">
          <table:table-cell office:value-type="float" office:value="15158177521353" calcext:value-type="float">
            <text:p>15158177521353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58216011002" calcext:value-type="float">
            <text:p>15158216011002</text:p>
          </table:table-cell>
          <table:table-cell office:value-type="float" office:value="111" calcext:value-type="float">
            <text:p>111</text:p>
          </table:table-cell>
          <table:table-cell office:value-type="float" office:value="30583" calcext:value-type="float">
            <text:p>30583</text:p>
          </table:table-cell>
          <table:table-cell table:number-columns-repeated="2"/>
        </table:table-row>
        <table:table-row table:style-name="ro1">
          <table:table-cell office:value-type="float" office:value="15158216030196" calcext:value-type="float">
            <text:p>15158216030196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58256912942" calcext:value-type="float">
            <text:p>15158256912942</text:p>
          </table:table-cell>
          <table:table-cell office:value-type="float" office:value="114" calcext:value-type="float">
            <text:p>114</text:p>
          </table:table-cell>
          <table:table-cell office:value-type="float" office:value="32072" calcext:value-type="float">
            <text:p>32072</text:p>
          </table:table-cell>
          <table:table-cell table:number-columns-repeated="2"/>
        </table:table-row>
        <table:table-row table:style-name="ro1">
          <table:table-cell office:value-type="float" office:value="15158295420912" calcext:value-type="float">
            <text:p>15158295420912</text:p>
          </table:table-cell>
          <table:table-cell office:value-type="float" office:value="168" calcext:value-type="float">
            <text:p>168</text:p>
          </table:table-cell>
          <table:table-cell office:value-type="float" office:value="30580" calcext:value-type="float">
            <text:p>30580</text:p>
          </table:table-cell>
          <table:table-cell table:number-columns-repeated="2"/>
        </table:table-row>
        <table:table-row table:style-name="ro1">
          <table:table-cell office:value-type="float" office:value="15158295441468" calcext:value-type="float">
            <text:p>15158295441468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58336329152" calcext:value-type="float">
            <text:p>15158336329152</text:p>
          </table:table-cell>
          <table:table-cell office:value-type="float" office:value="114" calcext:value-type="float">
            <text:p>114</text:p>
          </table:table-cell>
          <table:table-cell office:value-type="float" office:value="32356" calcext:value-type="float">
            <text:p>32356</text:p>
          </table:table-cell>
          <table:table-cell table:number-columns-repeated="2"/>
        </table:table-row>
        <table:table-row table:style-name="ro1">
          <table:table-cell office:value-type="float" office:value="15158336348367" calcext:value-type="float">
            <text:p>15158336348367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58377232631" calcext:value-type="float">
            <text:p>15158377232631</text:p>
          </table:table-cell>
          <table:table-cell office:value-type="float" office:value="111" calcext:value-type="float">
            <text:p>111</text:p>
          </table:table-cell>
          <table:table-cell office:value-type="float" office:value="32374" calcext:value-type="float">
            <text:p>32374</text:p>
          </table:table-cell>
          <table:table-cell table:number-columns-repeated="2"/>
        </table:table-row>
        <table:table-row table:style-name="ro1">
          <table:table-cell office:value-type="float" office:value="15158415742926" calcext:value-type="float">
            <text:p>15158415742926</text:p>
          </table:table-cell>
          <table:table-cell office:value-type="float" office:value="114" calcext:value-type="float">
            <text:p>114</text:p>
          </table:table-cell>
          <table:table-cell office:value-type="float" office:value="30548" calcext:value-type="float">
            <text:p>30548</text:p>
          </table:table-cell>
          <table:table-cell table:number-columns-repeated="2"/>
        </table:table-row>
        <table:table-row table:style-name="ro1">
          <table:table-cell office:value-type="float" office:value="15158415768906" calcext:value-type="float">
            <text:p>15158415768906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5160056945444" calcext:value-type="float">
            <text:p>15160056945444</text:p>
          </table:table-cell>
          <table:table-cell office:value-type="float" office:value="111" calcext:value-type="float">
            <text:p>111</text:p>
          </table:table-cell>
          <table:table-cell office:value-type="float" office:value="1297202" calcext:value-type="float">
            <text:p>1297202</text:p>
          </table:table-cell>
          <table:table-cell table:number-columns-repeated="2"/>
        </table:table-row>
        <table:table-row table:style-name="ro1">
          <table:table-cell office:value-type="float" office:value="15160056967284" calcext:value-type="float">
            <text:p>15160056967284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0056975936" calcext:value-type="float">
            <text:p>1516005697593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60057047399" calcext:value-type="float">
            <text:p>15160057047399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5160057128075" calcext:value-type="float">
            <text:p>15160057128075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15160057206711" calcext:value-type="float">
            <text:p>15160057206711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5160057332876" calcext:value-type="float">
            <text:p>15160057332876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5160057526334" calcext:value-type="float">
            <text:p>15160057526334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160815028796" calcext:value-type="float">
            <text:p>15160815028796</text:p>
          </table:table-cell>
          <table:table-cell office:value-type="float" office:value="106" calcext:value-type="float">
            <text:p>106</text:p>
          </table:table-cell>
          <table:table-cell office:value-type="float" office:value="599208" calcext:value-type="float">
            <text:p>599208</text:p>
          </table:table-cell>
          <table:table-cell table:number-columns-repeated="2"/>
        </table:table-row>
        <table:table-row table:style-name="ro1">
          <table:table-cell office:value-type="float" office:value="15160815202672" calcext:value-type="float">
            <text:p>15160815202672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160851666567" calcext:value-type="float">
            <text:p>15160851666567</text:p>
          </table:table-cell>
          <table:table-cell office:value-type="float" office:value="114" calcext:value-type="float">
            <text:p>114</text:p>
          </table:table-cell>
          <table:table-cell office:value-type="float" office:value="28973" calcext:value-type="float">
            <text:p>28973</text:p>
          </table:table-cell>
          <table:table-cell table:number-columns-repeated="2"/>
        </table:table-row>
        <table:table-row table:style-name="ro1">
          <table:table-cell office:value-type="float" office:value="15160852049512" calcext:value-type="float">
            <text:p>15160852049512</text:p>
          </table:table-cell>
          <table:table-cell office:value-type="float" office:value="110" calcext:value-type="float">
            <text:p>110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5160855218880" calcext:value-type="float">
            <text:p>15160855218880</text:p>
          </table:table-cell>
          <table:table-cell office:value-type="float" office:value="106" calcext:value-type="float">
            <text:p>106</text:p>
          </table:table-cell>
          <table:table-cell office:value-type="float" office:value="2321" calcext:value-type="float">
            <text:p>2321</text:p>
          </table:table-cell>
          <table:table-cell table:number-columns-repeated="2"/>
        </table:table-row>
        <table:table-row table:style-name="ro1">
          <table:table-cell office:value-type="float" office:value="15160890195588" calcext:value-type="float">
            <text:p>15160890195588</text:p>
          </table:table-cell>
          <table:table-cell office:value-type="float" office:value="114" calcext:value-type="float">
            <text:p>114</text:p>
          </table:table-cell>
          <table:table-cell office:value-type="float" office:value="27071" calcext:value-type="float">
            <text:p>27071</text:p>
          </table:table-cell>
          <table:table-cell table:number-columns-repeated="2"/>
        </table:table-row>
        <table:table-row table:style-name="ro1">
          <table:table-cell office:value-type="float" office:value="15160931113884" calcext:value-type="float">
            <text:p>15160931113884</text:p>
          </table:table-cell>
          <table:table-cell office:value-type="float" office:value="114" calcext:value-type="float">
            <text:p>114</text:p>
          </table:table-cell>
          <table:table-cell office:value-type="float" office:value="32551" calcext:value-type="float">
            <text:p>32551</text:p>
          </table:table-cell>
          <table:table-cell table:number-columns-repeated="2"/>
        </table:table-row>
        <table:table-row table:style-name="ro1">
          <table:table-cell office:value-type="float" office:value="15160931132904" calcext:value-type="float">
            <text:p>15160931132904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60969623807" calcext:value-type="float">
            <text:p>15160969623807</text:p>
          </table:table-cell>
          <table:table-cell office:value-type="float" office:value="114" calcext:value-type="float">
            <text:p>114</text:p>
          </table:table-cell>
          <table:table-cell office:value-type="float" office:value="30655" calcext:value-type="float">
            <text:p>30655</text:p>
          </table:table-cell>
          <table:table-cell table:number-columns-repeated="2"/>
        </table:table-row>
        <table:table-row table:style-name="ro1">
          <table:table-cell office:value-type="float" office:value="15160969642932" calcext:value-type="float">
            <text:p>15160969642932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1010527325" calcext:value-type="float">
            <text:p>15161010527325</text:p>
          </table:table-cell>
          <table:table-cell office:value-type="float" office:value="114" calcext:value-type="float">
            <text:p>114</text:p>
          </table:table-cell>
          <table:table-cell office:value-type="float" office:value="32261" calcext:value-type="float">
            <text:p>32261</text:p>
          </table:table-cell>
          <table:table-cell table:number-columns-repeated="2"/>
        </table:table-row>
        <table:table-row table:style-name="ro1">
          <table:table-cell office:value-type="float" office:value="15161049040683" calcext:value-type="float">
            <text:p>15161049040683</text:p>
          </table:table-cell>
          <table:table-cell office:value-type="float" office:value="111" calcext:value-type="float">
            <text:p>111</text:p>
          </table:table-cell>
          <table:table-cell office:value-type="float" office:value="30211" calcext:value-type="float">
            <text:p>30211</text:p>
          </table:table-cell>
          <table:table-cell table:number-columns-repeated="2"/>
        </table:table-row>
        <table:table-row table:style-name="ro1">
          <table:table-cell office:value-type="float" office:value="15161049060108" calcext:value-type="float">
            <text:p>15161049060108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1089942698" calcext:value-type="float">
            <text:p>15161089942698</text:p>
          </table:table-cell>
          <table:table-cell office:value-type="float" office:value="114" calcext:value-type="float">
            <text:p>114</text:p>
          </table:table-cell>
          <table:table-cell office:value-type="float" office:value="32212" calcext:value-type="float">
            <text:p>32212</text:p>
          </table:table-cell>
          <table:table-cell table:number-columns-repeated="2"/>
        </table:table-row>
        <table:table-row table:style-name="ro1">
          <table:table-cell office:value-type="float" office:value="15161089961871" calcext:value-type="float">
            <text:p>15161089961871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1130846387" calcext:value-type="float">
            <text:p>15161130846387</text:p>
          </table:table-cell>
          <table:table-cell office:value-type="float" office:value="114" calcext:value-type="float">
            <text:p>114</text:p>
          </table:table-cell>
          <table:table-cell office:value-type="float" office:value="31952" calcext:value-type="float">
            <text:p>31952</text:p>
          </table:table-cell>
          <table:table-cell table:number-columns-repeated="2"/>
        </table:table-row>
        <table:table-row table:style-name="ro1">
          <table:table-cell office:value-type="float" office:value="15161210264019" calcext:value-type="float">
            <text:p>15161210264019</text:p>
          </table:table-cell>
          <table:table-cell office:value-type="float" office:value="111" calcext:value-type="float">
            <text:p>111</text:p>
          </table:table-cell>
          <table:table-cell office:value-type="float" office:value="62942" calcext:value-type="float">
            <text:p>62942</text:p>
          </table:table-cell>
          <table:table-cell table:number-columns-repeated="2"/>
        </table:table-row>
        <table:table-row table:style-name="ro1">
          <table:table-cell office:value-type="float" office:value="15161248774173" calcext:value-type="float">
            <text:p>15161248774173</text:p>
          </table:table-cell>
          <table:table-cell office:value-type="float" office:value="114" calcext:value-type="float">
            <text:p>114</text:p>
          </table:table-cell>
          <table:table-cell office:value-type="float" office:value="30369" calcext:value-type="float">
            <text:p>30369</text:p>
          </table:table-cell>
          <table:table-cell table:number-columns-repeated="2"/>
        </table:table-row>
        <table:table-row table:style-name="ro1">
          <table:table-cell office:value-type="float" office:value="15161248793883" calcext:value-type="float">
            <text:p>1516124879388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1289678087" calcext:value-type="float">
            <text:p>15161289678087</text:p>
          </table:table-cell>
          <table:table-cell office:value-type="float" office:value="132" calcext:value-type="float">
            <text:p>132</text:p>
          </table:table-cell>
          <table:table-cell office:value-type="float" office:value="32166" calcext:value-type="float">
            <text:p>32166</text:p>
          </table:table-cell>
          <table:table-cell table:number-columns-repeated="2"/>
        </table:table-row>
        <table:table-row table:style-name="ro1">
          <table:table-cell office:value-type="float" office:value="15161330584116" calcext:value-type="float">
            <text:p>15161330584116</text:p>
          </table:table-cell>
          <table:table-cell office:value-type="float" office:value="114" calcext:value-type="float">
            <text:p>114</text:p>
          </table:table-cell>
          <table:table-cell office:value-type="float" office:value="31929" calcext:value-type="float">
            <text:p>31929</text:p>
          </table:table-cell>
          <table:table-cell table:number-columns-repeated="2"/>
        </table:table-row>
        <table:table-row table:style-name="ro1">
          <table:table-cell office:value-type="float" office:value="15161330610300" calcext:value-type="float">
            <text:p>15161330610300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5161980535655" calcext:value-type="float">
            <text:p>15161980535655</text:p>
          </table:table-cell>
          <table:table-cell office:value-type="float" office:value="114" calcext:value-type="float">
            <text:p>114</text:p>
          </table:table-cell>
          <table:table-cell office:value-type="float" office:value="512631" calcext:value-type="float">
            <text:p>512631</text:p>
          </table:table-cell>
          <table:table-cell table:number-columns-repeated="2"/>
        </table:table-row>
        <table:table-row table:style-name="ro1">
          <table:table-cell office:value-type="float" office:value="15161981288304" calcext:value-type="float">
            <text:p>15161981288304</text:p>
          </table:table-cell>
          <table:table-cell office:value-type="float" office:value="114" calcext:value-type="float">
            <text:p>114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float" office:value="15161981365026" calcext:value-type="float">
            <text:p>15161981365026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5161982675972" calcext:value-type="float">
            <text:p>15161982675972</text:p>
          </table:table-cell>
          <table:table-cell office:value-type="float" office:value="114" calcext:value-type="float">
            <text:p>114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15161982991080" calcext:value-type="float">
            <text:p>15161982991080</text:p>
          </table:table-cell>
          <table:table-cell office:value-type="float" office:value="111" calcext:value-type="float">
            <text:p>111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5161983037610" calcext:value-type="float">
            <text:p>15161983037610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161992465554" calcext:value-type="float">
            <text:p>15161992465554</text:p>
          </table:table-cell>
          <table:table-cell office:value-type="float" office:value="111" calcext:value-type="float">
            <text:p>111</text:p>
          </table:table-cell>
          <table:table-cell office:value-type="float" office:value="7067" calcext:value-type="float">
            <text:p>7067</text:p>
          </table:table-cell>
          <table:table-cell table:number-columns-repeated="2"/>
        </table:table-row>
        <table:table-row table:style-name="ro1">
          <table:table-cell office:value-type="float" office:value="15162002864772" calcext:value-type="float">
            <text:p>15162002864772</text:p>
          </table:table-cell>
          <table:table-cell office:value-type="float" office:value="104" calcext:value-type="float">
            <text:p>104</text:p>
          </table:table-cell>
          <table:table-cell office:value-type="float" office:value="7875" calcext:value-type="float">
            <text:p>7875</text:p>
          </table:table-cell>
          <table:table-cell table:number-columns-repeated="2"/>
        </table:table-row>
        <table:table-row table:style-name="ro1">
          <table:table-cell office:value-type="float" office:value="15162002955834" calcext:value-type="float">
            <text:p>15162002955834</text:p>
          </table:table-cell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162014680371" calcext:value-type="float">
            <text:p>15162014680371</text:p>
          </table:table-cell>
          <table:table-cell office:value-type="float" office:value="114" calcext:value-type="float">
            <text:p>114</text:p>
          </table:table-cell>
          <table:table-cell office:value-type="float" office:value="8797" calcext:value-type="float">
            <text:p>8797</text:p>
          </table:table-cell>
          <table:table-cell table:number-columns-repeated="2"/>
        </table:table-row>
        <table:table-row table:style-name="ro1">
          <table:table-cell office:value-type="float" office:value="15162015794955" calcext:value-type="float">
            <text:p>15162015794955</text:p>
          </table:table-cell>
          <table:table-cell office:value-type="float" office:value="111" calcext:value-type="float">
            <text:p>111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15162016937856" calcext:value-type="float">
            <text:p>15162016937856</text:p>
          </table:table-cell>
          <table:table-cell office:value-type="float" office:value="114" calcext:value-type="float">
            <text:p>114</text:p>
          </table:table-cell>
          <table:table-cell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 office:value-type="float" office:value="15162017664039" calcext:value-type="float">
            <text:p>15162017664039</text:p>
          </table:table-cell>
          <table:table-cell office:value-type="float" office:value="111" calcext:value-type="float">
            <text:p>111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15162018086274" calcext:value-type="float">
            <text:p>15162018086274</text:p>
          </table:table-cell>
          <table:table-cell office:value-type="float" office:value="111" calcext:value-type="float">
            <text:p>111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15162018640764" calcext:value-type="float">
            <text:p>15162018640764</text:p>
          </table:table-cell>
          <table:table-cell office:value-type="float" office:value="114" calcext:value-type="float">
            <text:p>114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15162034378596" calcext:value-type="float">
            <text:p>15162034378596</text:p>
          </table:table-cell>
          <table:table-cell office:value-type="float" office:value="104" calcext:value-type="float">
            <text:p>104</text:p>
          </table:table-cell>
          <table:table-cell office:value-type="float" office:value="11876" calcext:value-type="float">
            <text:p>11876</text:p>
          </table:table-cell>
          <table:table-cell table:number-columns-repeated="2"/>
        </table:table-row>
        <table:table-row table:style-name="ro1">
          <table:table-cell office:value-type="float" office:value="15162034501536" calcext:value-type="float">
            <text:p>15162034501536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5162034571565" calcext:value-type="float">
            <text:p>15162034571565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5162034581270" calcext:value-type="float">
            <text:p>1516203458127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62035117862" calcext:value-type="float">
            <text:p>15162035117862</text:p>
          </table:table-cell>
          <table:table-cell office:value-type="float" office:value="111" calcext:value-type="float">
            <text:p>111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15162035174082" calcext:value-type="float">
            <text:p>15162035174082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162036577053" calcext:value-type="float">
            <text:p>15162036577053</text:p>
          </table:table-cell>
          <table:table-cell office:value-type="float" office:value="111" calcext:value-type="float">
            <text:p>111</text:p>
          </table:table-cell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office:value-type="float" office:value="15162036752598" calcext:value-type="float">
            <text:p>15162036752598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5162047207076" calcext:value-type="float">
            <text:p>15162047207076</text:p>
          </table:table-cell>
          <table:table-cell office:value-type="float" office:value="114" calcext:value-type="float">
            <text:p>114</text:p>
          </table:table-cell>
          <table:table-cell office:value-type="float" office:value="7989" calcext:value-type="float">
            <text:p>7989</text:p>
          </table:table-cell>
          <table:table-cell table:number-columns-repeated="2"/>
        </table:table-row>
        <table:table-row table:style-name="ro1">
          <table:table-cell office:value-type="float" office:value="15162049590920" calcext:value-type="float">
            <text:p>15162049590920</text:p>
          </table:table-cell>
          <table:table-cell office:value-type="float" office:value="106" calcext:value-type="float">
            <text:p>106</text:p>
          </table:table-cell>
          <table:table-cell office:value-type="float" office:value="1781" calcext:value-type="float">
            <text:p>1781</text:p>
          </table:table-cell>
          <table:table-cell table:number-columns-repeated="2"/>
        </table:table-row>
        <table:table-row table:style-name="ro1">
          <table:table-cell office:value-type="float" office:value="15162050024350" calcext:value-type="float">
            <text:p>15162050024350</text:p>
          </table:table-cell>
          <table:table-cell office:value-type="float" office:value="104" calcext:value-type="float">
            <text:p>104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15162052638198" calcext:value-type="float">
            <text:p>15162052638198</text:p>
          </table:table-cell>
          <table:table-cell office:value-type="float" office:value="111" calcext:value-type="float">
            <text:p>111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62054191664" calcext:value-type="float">
            <text:p>15162054191664</text:p>
          </table:table-cell>
          <table:table-cell office:value-type="float" office:value="186" calcext:value-type="float">
            <text:p>186</text:p>
          </table:table-cell>
          <table:table-cell office:value-type="float" office:value="1009" calcext:value-type="float">
            <text:p>1009</text:p>
          </table:table-cell>
          <table:table-cell table:number-columns-repeated="2"/>
        </table:table-row>
        <table:table-row table:style-name="ro1">
          <table:table-cell office:value-type="float" office:value="15162062542608" calcext:value-type="float">
            <text:p>15162062542608</text:p>
          </table:table-cell>
          <table:table-cell office:value-type="float" office:value="114" calcext:value-type="float">
            <text:p>114</text:p>
          </table:table-cell>
          <table:table-cell office:value-type="float" office:value="6196" calcext:value-type="float">
            <text:p>6196</text:p>
          </table:table-cell>
          <table:table-cell table:number-columns-repeated="2"/>
        </table:table-row>
        <table:table-row table:style-name="ro1">
          <table:table-cell office:value-type="float" office:value="15162072044604" calcext:value-type="float">
            <text:p>15162072044604</text:p>
          </table:table-cell>
          <table:table-cell office:value-type="float" office:value="114" calcext:value-type="float">
            <text:p>114</text:p>
          </table:table-cell>
          <table:table-cell office:value-type="float" office:value="7224" calcext:value-type="float">
            <text:p>7224</text:p>
          </table:table-cell>
          <table:table-cell table:number-columns-repeated="2"/>
        </table:table-row>
        <table:table-row table:style-name="ro1">
          <table:table-cell office:value-type="float" office:value="15162072715506" calcext:value-type="float">
            <text:p>15162072715506</text:p>
          </table:table-cell>
          <table:table-cell office:value-type="float" office:value="114" calcext:value-type="float">
            <text:p>114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15162081064509" calcext:value-type="float">
            <text:p>15162081064509</text:p>
          </table:table-cell>
          <table:table-cell office:value-type="float" office:value="114" calcext:value-type="float">
            <text:p>114</text:p>
          </table:table-cell>
          <table:table-cell office:value-type="float" office:value="6262" calcext:value-type="float">
            <text:p>6262</text:p>
          </table:table-cell>
          <table:table-cell table:number-columns-repeated="2"/>
        </table:table-row>
        <table:table-row table:style-name="ro1">
          <table:table-cell office:value-type="float" office:value="15162081689352" calcext:value-type="float">
            <text:p>15162081689352</text:p>
          </table:table-cell>
          <table:table-cell office:value-type="float" office:value="114" calcext:value-type="float">
            <text:p>11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15162088095384" calcext:value-type="float">
            <text:p>15162088095384</text:p>
          </table:table-cell>
          <table:table-cell office:value-type="float" office:value="111" calcext:value-type="float">
            <text:p>111</text:p>
          </table:table-cell>
          <table:table-cell office:value-type="float" office:value="4775" calcext:value-type="float">
            <text:p>4775</text:p>
          </table:table-cell>
          <table:table-cell table:number-columns-repeated="2"/>
        </table:table-row>
        <table:table-row table:style-name="ro1">
          <table:table-cell office:value-type="float" office:value="15162088117626" calcext:value-type="float">
            <text:p>15162088117626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62099658306" calcext:value-type="float">
            <text:p>15162099658306</text:p>
          </table:table-cell>
          <table:table-cell office:value-type="float" office:value="106" calcext:value-type="float">
            <text:p>106</text:p>
          </table:table-cell>
          <table:table-cell office:value-type="float" office:value="8513" calcext:value-type="float">
            <text:p>8513</text:p>
          </table:table-cell>
          <table:table-cell table:number-columns-repeated="2"/>
        </table:table-row>
        <table:table-row table:style-name="ro1">
          <table:table-cell office:value-type="float" office:value="15162099968456" calcext:value-type="float">
            <text:p>15162099968456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5162100110618" calcext:value-type="float">
            <text:p>15162100110618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5162100242832" calcext:value-type="float">
            <text:p>15162100242832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5162103666965" calcext:value-type="float">
            <text:p>15162103666965</text:p>
          </table:table-cell>
          <table:table-cell office:value-type="float" office:value="114" calcext:value-type="float">
            <text:p>114</text:p>
          </table:table-cell>
          <table:table-cell office:value-type="float" office:value="2541" calcext:value-type="float">
            <text:p>2541</text:p>
          </table:table-cell>
          <table:table-cell table:number-columns-repeated="2"/>
        </table:table-row>
        <table:table-row table:style-name="ro1">
          <table:table-cell office:value-type="float" office:value="15162105630600" calcext:value-type="float">
            <text:p>15162105630600</text:p>
          </table:table-cell>
          <table:table-cell office:value-type="float" office:value="162" calcext:value-type="float">
            <text:p>162</text:p>
          </table:table-cell>
          <table:table-cell office:value-type="float" office:value="1478" calcext:value-type="float">
            <text:p>1478</text:p>
          </table:table-cell>
          <table:table-cell table:number-columns-repeated="2"/>
        </table:table-row>
        <table:table-row table:style-name="ro1">
          <table:table-cell office:value-type="float" office:value="15162106187163" calcext:value-type="float">
            <text:p>15162106187163</text:p>
          </table:table-cell>
          <table:table-cell office:value-type="float" office:value="111" calcext:value-type="float">
            <text:p>111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15162127381941" calcext:value-type="float">
            <text:p>15162127381941</text:p>
          </table:table-cell>
          <table:table-cell office:value-type="float" office:value="111" calcext:value-type="float">
            <text:p>111</text:p>
          </table:table-cell>
          <table:table-cell office:value-type="float" office:value="15955" calcext:value-type="float">
            <text:p>15955</text:p>
          </table:table-cell>
          <table:table-cell table:number-columns-repeated="2"/>
        </table:table-row>
        <table:table-row table:style-name="ro1">
          <table:table-cell office:value-type="float" office:value="15162167611785" calcext:value-type="float">
            <text:p>15162167611785</text:p>
          </table:table-cell>
          <table:table-cell office:value-type="float" office:value="114" calcext:value-type="float">
            <text:p>114</text:p>
          </table:table-cell>
          <table:table-cell office:value-type="float" office:value="30789" calcext:value-type="float">
            <text:p>30789</text:p>
          </table:table-cell>
          <table:table-cell table:number-columns-repeated="2"/>
        </table:table-row>
        <table:table-row table:style-name="ro1">
          <table:table-cell office:value-type="float" office:value="15162172200582" calcext:value-type="float">
            <text:p>15162172200582</text:p>
          </table:table-cell>
          <table:table-cell office:value-type="float" office:value="114" calcext:value-type="float">
            <text:p>114</text:p>
          </table:table-cell>
          <table:table-cell office:value-type="float" office:value="3418" calcext:value-type="float">
            <text:p>3418</text:p>
          </table:table-cell>
          <table:table-cell table:number-columns-repeated="2"/>
        </table:table-row>
        <table:table-row table:style-name="ro1">
          <table:table-cell office:value-type="float" office:value="15162172408814" calcext:value-type="float">
            <text:p>15162172408814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162172446546" calcext:value-type="float">
            <text:p>15162172446546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62191742114" calcext:value-type="float">
            <text:p>15162191742114</text:p>
          </table:table-cell>
          <table:table-cell office:value-type="float" office:value="132" calcext:value-type="float">
            <text:p>132</text:p>
          </table:table-cell>
          <table:table-cell office:value-type="float" office:value="14580" calcext:value-type="float">
            <text:p>14580</text:p>
          </table:table-cell>
          <table:table-cell table:number-columns-repeated="2"/>
        </table:table-row>
        <table:table-row table:style-name="ro1">
          <table:table-cell office:value-type="float" office:value="15162208468797" calcext:value-type="float">
            <text:p>15162208468797</text:p>
          </table:table-cell>
          <table:table-cell office:value-type="float" office:value="114" calcext:value-type="float">
            <text:p>114</text:p>
          </table:table-cell>
          <table:table-cell office:value-type="float" office:value="12325" calcext:value-type="float">
            <text:p>12325</text:p>
          </table:table-cell>
          <table:table-cell table:number-columns-repeated="2"/>
        </table:table-row>
        <table:table-row table:style-name="ro1">
          <table:table-cell office:value-type="float" office:value="15162208491360" calcext:value-type="float">
            <text:p>15162208491360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62208798257" calcext:value-type="float">
            <text:p>15162208798257</text:p>
          </table:table-cell>
          <table:table-cell office:value-type="float" office:value="114" calcext:value-type="float">
            <text:p>114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5162229005681" calcext:value-type="float">
            <text:p>15162229005681</text:p>
          </table:table-cell>
          <table:table-cell office:value-type="float" office:value="114" calcext:value-type="float">
            <text:p>114</text:p>
          </table:table-cell>
          <table:table-cell office:value-type="float" office:value="15135" calcext:value-type="float">
            <text:p>15135</text:p>
          </table:table-cell>
          <table:table-cell table:number-columns-repeated="2"/>
        </table:table-row>
        <table:table-row table:style-name="ro1">
          <table:table-cell office:value-type="float" office:value="15162229601772" calcext:value-type="float">
            <text:p>15162229601772</text:p>
          </table:table-cell>
          <table:table-cell office:value-type="float" office:value="114" calcext:value-type="float">
            <text:p>114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15162246985494" calcext:value-type="float">
            <text:p>15162246985494</text:p>
          </table:table-cell>
          <table:table-cell office:value-type="float" office:value="111" calcext:value-type="float">
            <text:p>111</text:p>
          </table:table-cell>
          <table:table-cell office:value-type="float" office:value="12942" calcext:value-type="float">
            <text:p>12942</text:p>
          </table:table-cell>
          <table:table-cell table:number-columns-repeated="2"/>
        </table:table-row>
        <table:table-row table:style-name="ro1">
          <table:table-cell office:value-type="float" office:value="15162252666746" calcext:value-type="float">
            <text:p>15162252666746</text:p>
          </table:table-cell>
          <table:table-cell office:value-type="float" office:value="106" calcext:value-type="float">
            <text:p>106</text:p>
          </table:table-cell>
          <table:table-cell office:value-type="float" office:value="4369" calcext:value-type="float">
            <text:p>4369</text:p>
          </table:table-cell>
          <table:table-cell table:number-columns-repeated="2"/>
        </table:table-row>
        <table:table-row table:style-name="ro1">
          <table:table-cell office:value-type="float" office:value="15162253576527" calcext:value-type="float">
            <text:p>15162253576527</text:p>
          </table:table-cell>
          <table:table-cell office:value-type="float" office:value="114" calcext:value-type="float">
            <text:p>114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15162253759986" calcext:value-type="float">
            <text:p>15162253759986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5162254726166" calcext:value-type="float">
            <text:p>15162254726166</text:p>
          </table:table-cell>
          <table:table-cell office:value-type="float" office:value="114" calcext:value-type="float">
            <text:p>114</text:p>
          </table:table-cell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15162254765175" calcext:value-type="float">
            <text:p>15162254765175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5162257388537" calcext:value-type="float">
            <text:p>15162257388537</text:p>
          </table:table-cell>
          <table:table-cell office:value-type="float" office:value="111" calcext:value-type="float">
            <text:p>111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5162261873309" calcext:value-type="float">
            <text:p>15162261873309</text:p>
          </table:table-cell>
          <table:table-cell office:value-type="float" office:value="111" calcext:value-type="float">
            <text:p>111</text:p>
          </table:table-cell>
          <table:table-cell office:value-type="float" office:value="3359" calcext:value-type="float">
            <text:p>3359</text:p>
          </table:table-cell>
          <table:table-cell table:number-columns-repeated="2"/>
        </table:table-row>
        <table:table-row table:style-name="ro1">
          <table:table-cell office:value-type="float" office:value="15162262089864" calcext:value-type="float">
            <text:p>15162262089864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162263430231" calcext:value-type="float">
            <text:p>15162263430231</text:p>
          </table:table-cell>
          <table:table-cell office:value-type="float" office:value="171" calcext:value-type="float">
            <text:p>171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float" office:value="15162265992765" calcext:value-type="float">
            <text:p>15162265992765</text:p>
          </table:table-cell>
          <table:table-cell office:value-type="float" office:value="114" calcext:value-type="float">
            <text:p>114</text:p>
          </table:table-cell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float" office:value="15162269194530" calcext:value-type="float">
            <text:p>15162269194530</text:p>
          </table:table-cell>
          <table:table-cell office:value-type="float" office:value="114" calcext:value-type="float">
            <text:p>114</text:p>
          </table:table-cell>
          <table:table-cell office:value-type="float" office:value="2397" calcext:value-type="float">
            <text:p>2397</text:p>
          </table:table-cell>
          <table:table-cell table:number-columns-repeated="2"/>
        </table:table-row>
        <table:table-row table:style-name="ro1">
          <table:table-cell office:value-type="float" office:value="15162269230905" calcext:value-type="float">
            <text:p>15162269230905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162269701035" calcext:value-type="float">
            <text:p>15162269701035</text:p>
          </table:table-cell>
          <table:table-cell office:value-type="float" office:value="114" calcext:value-type="float">
            <text:p>114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15162274141989" calcext:value-type="float">
            <text:p>15162274141989</text:p>
          </table:table-cell>
          <table:table-cell office:value-type="float" office:value="114" calcext:value-type="float">
            <text:p>114</text:p>
          </table:table-cell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office:value-type="float" office:value="15162277625625" calcext:value-type="float">
            <text:p>15162277625625</text:p>
          </table:table-cell>
          <table:table-cell office:value-type="float" office:value="126" calcext:value-type="float">
            <text:p>126</text:p>
          </table:table-cell>
          <table:table-cell office:value-type="float" office:value="2557" calcext:value-type="float">
            <text:p>2557</text:p>
          </table:table-cell>
          <table:table-cell table:number-columns-repeated="2"/>
        </table:table-row>
        <table:table-row table:style-name="ro1">
          <table:table-cell office:value-type="float" office:value="15162279286680" calcext:value-type="float">
            <text:p>15162279286680</text:p>
          </table:table-cell>
          <table:table-cell office:value-type="float" office:value="111" calcext:value-type="float">
            <text:p>111</text:p>
          </table:table-cell>
          <table:table-cell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 office:value-type="float" office:value="15162279657387" calcext:value-type="float">
            <text:p>15162279657387</text:p>
          </table:table-cell>
          <table:table-cell office:value-type="float" office:value="114" calcext:value-type="float">
            <text:p>114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15162281160504" calcext:value-type="float">
            <text:p>15162281160504</text:p>
          </table:table-cell>
          <table:table-cell office:value-type="float" office:value="114" calcext:value-type="float">
            <text:p>114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1">
          <table:table-cell office:value-type="float" office:value="15162287923875" calcext:value-type="float">
            <text:p>15162287923875</text:p>
          </table:table-cell>
          <table:table-cell office:value-type="float" office:value="114" calcext:value-type="float">
            <text:p>114</text:p>
          </table:table-cell>
          <table:table-cell office:value-type="float" office:value="5040" calcext:value-type="float">
            <text:p>5040</text:p>
          </table:table-cell>
          <table:table-cell table:number-columns-repeated="2"/>
        </table:table-row>
        <table:table-row table:style-name="ro1">
          <table:table-cell office:value-type="float" office:value="15162288002679" calcext:value-type="float">
            <text:p>15162288002679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5162288300165" calcext:value-type="float">
            <text:p>15162288300165</text:p>
          </table:table-cell>
          <table:table-cell office:value-type="float" office:value="123" calcext:value-type="float">
            <text:p>123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5162317147700" calcext:value-type="float">
            <text:p>15162317147700</text:p>
          </table:table-cell>
          <table:table-cell office:value-type="float" office:value="114" calcext:value-type="float">
            <text:p>114</text:p>
          </table:table-cell>
          <table:table-cell office:value-type="float" office:value="21707" calcext:value-type="float">
            <text:p>21707</text:p>
          </table:table-cell>
          <table:table-cell table:number-columns-repeated="2"/>
        </table:table-row>
        <table:table-row table:style-name="ro1">
          <table:table-cell office:value-type="float" office:value="15162326426331" calcext:value-type="float">
            <text:p>15162326426331</text:p>
          </table:table-cell>
          <table:table-cell office:value-type="float" office:value="111" calcext:value-type="float">
            <text:p>111</text:p>
          </table:table-cell>
          <table:table-cell office:value-type="float" office:value="7029" calcext:value-type="float">
            <text:p>7029</text:p>
          </table:table-cell>
          <table:table-cell table:number-columns-repeated="2"/>
        </table:table-row>
        <table:table-row table:style-name="ro1">
          <table:table-cell office:value-type="float" office:value="15162327982686" calcext:value-type="float">
            <text:p>15162327982686</text:p>
          </table:table-cell>
          <table:table-cell office:value-type="float" office:value="104" calcext:value-type="float">
            <text:p>104</text:p>
          </table:table-cell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15162367017393" calcext:value-type="float">
            <text:p>15162367017393</text:p>
          </table:table-cell>
          <table:table-cell office:value-type="float" office:value="114" calcext:value-type="float">
            <text:p>114</text:p>
          </table:table-cell>
          <table:table-cell office:value-type="float" office:value="29841" calcext:value-type="float">
            <text:p>29841</text:p>
          </table:table-cell>
          <table:table-cell table:number-columns-repeated="2"/>
        </table:table-row>
        <table:table-row table:style-name="ro1">
          <table:table-cell office:value-type="float" office:value="15162367245399" calcext:value-type="float">
            <text:p>15162367245399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162384223548" calcext:value-type="float">
            <text:p>15162384223548</text:p>
          </table:table-cell>
          <table:table-cell office:value-type="float" office:value="190" calcext:value-type="float">
            <text:p>190</text:p>
          </table:table-cell>
          <table:table-cell office:value-type="float" office:value="13049" calcext:value-type="float">
            <text:p>13049</text:p>
          </table:table-cell>
          <table:table-cell table:number-columns-repeated="2"/>
        </table:table-row>
        <table:table-row table:style-name="ro1">
          <table:table-cell office:value-type="float" office:value="15162408161892" calcext:value-type="float">
            <text:p>15162408161892</text:p>
          </table:table-cell>
          <table:table-cell office:value-type="float" office:value="111" calcext:value-type="float">
            <text:p>111</text:p>
          </table:table-cell>
          <table:table-cell office:value-type="float" office:value="18405" calcext:value-type="float">
            <text:p>18405</text:p>
          </table:table-cell>
          <table:table-cell table:number-columns-repeated="2"/>
        </table:table-row>
        <table:table-row table:style-name="ro1">
          <table:table-cell office:value-type="float" office:value="15162433670946" calcext:value-type="float">
            <text:p>15162433670946</text:p>
          </table:table-cell>
          <table:table-cell office:value-type="float" office:value="114" calcext:value-type="float">
            <text:p>114</text:p>
          </table:table-cell>
          <table:table-cell office:value-type="float" office:value="19267" calcext:value-type="float">
            <text:p>19267</text:p>
          </table:table-cell>
          <table:table-cell table:number-columns-repeated="2"/>
        </table:table-row>
        <table:table-row table:style-name="ro1">
          <table:table-cell office:value-type="float" office:value="15162440710635" calcext:value-type="float">
            <text:p>15162440710635</text:p>
          </table:table-cell>
          <table:table-cell office:value-type="float" office:value="129" calcext:value-type="float">
            <text:p>129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1">
          <table:table-cell office:value-type="float" office:value="15162440745861" calcext:value-type="float">
            <text:p>15162440745861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162442367280" calcext:value-type="float">
            <text:p>15162442367280</text:p>
          </table:table-cell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2"/>
        </table:table-row>
        <table:table-row table:style-name="ro1">
          <table:table-cell office:value-type="float" office:value="15162446713176" calcext:value-type="float">
            <text:p>15162446713176</text:p>
          </table:table-cell>
          <table:table-cell office:value-type="float" office:value="114" calcext:value-type="float">
            <text:p>114</text:p>
          </table:table-cell>
          <table:table-cell office:value-type="float" office:value="3165" calcext:value-type="float">
            <text:p>3165</text:p>
          </table:table-cell>
          <table:table-cell table:number-columns-repeated="2"/>
        </table:table-row>
        <table:table-row table:style-name="ro1">
          <table:table-cell office:value-type="float" office:value="15162446766249" calcext:value-type="float">
            <text:p>15162446766249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5162447952758" calcext:value-type="float">
            <text:p>15162447952758</text:p>
          </table:table-cell>
          <table:table-cell office:value-type="float" office:value="114" calcext:value-type="float">
            <text:p>114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float" office:value="15162448173804" calcext:value-type="float">
            <text:p>15162448173804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162456316557" calcext:value-type="float">
            <text:p>15162456316557</text:p>
          </table:table-cell>
          <table:table-cell office:value-type="float" office:value="114" calcext:value-type="float">
            <text:p>114</text:p>
          </table:table-cell>
          <table:table-cell office:value-type="float" office:value="5995" calcext:value-type="float">
            <text:p>5995</text:p>
          </table:table-cell>
          <table:table-cell table:number-columns-repeated="2"/>
        </table:table-row>
        <table:table-row table:style-name="ro1">
          <table:table-cell office:value-type="float" office:value="15162459873384" calcext:value-type="float">
            <text:p>15162459873384</text:p>
          </table:table-cell>
          <table:table-cell office:value-type="float" office:value="153" calcext:value-type="float">
            <text:p>153</text:p>
          </table:table-cell>
          <table:table-cell office:value-type="float" office:value="2674" calcext:value-type="float">
            <text:p>2674</text:p>
          </table:table-cell>
          <table:table-cell table:number-columns-repeated="2"/>
        </table:table-row>
        <table:table-row table:style-name="ro1">
          <table:table-cell office:value-type="float" office:value="15162461869887" calcext:value-type="float">
            <text:p>15162461869887</text:p>
          </table:table-cell>
          <table:table-cell office:value-type="float" office:value="114" calcext:value-type="float">
            <text:p>114</text:p>
          </table:table-cell>
          <table:table-cell office:value-type="float" office:value="1499" calcext:value-type="float">
            <text:p>1499</text:p>
          </table:table-cell>
          <table:table-cell table:number-columns-repeated="2"/>
        </table:table-row>
        <table:table-row table:style-name="ro1">
          <table:table-cell office:value-type="float" office:value="15162461896407" calcext:value-type="float">
            <text:p>15162461896407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62465177327" calcext:value-type="float">
            <text:p>15162465177327</text:p>
          </table:table-cell>
          <table:table-cell office:value-type="float" office:value="114" calcext:value-type="float">
            <text:p>114</text:p>
          </table:table-cell>
          <table:table-cell office:value-type="float" office:value="2466" calcext:value-type="float">
            <text:p>2466</text:p>
          </table:table-cell>
          <table:table-cell table:number-columns-repeated="2"/>
        </table:table-row>
        <table:table-row table:style-name="ro1">
          <table:table-cell office:value-type="float" office:value="15162465224046" calcext:value-type="float">
            <text:p>15162465224046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162465861192" calcext:value-type="float">
            <text:p>15162465861192</text:p>
          </table:table-cell>
          <table:table-cell office:value-type="float" office:value="114" calcext:value-type="float">
            <text:p>114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15162466019052" calcext:value-type="float">
            <text:p>15162466019052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5162466243599" calcext:value-type="float">
            <text:p>15162466243599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162487195386" calcext:value-type="float">
            <text:p>15162487195386</text:p>
          </table:table-cell>
          <table:table-cell office:value-type="float" office:value="114" calcext:value-type="float">
            <text:p>114</text:p>
          </table:table-cell>
          <table:table-cell office:value-type="float" office:value="15482" calcext:value-type="float">
            <text:p>15482</text:p>
          </table:table-cell>
          <table:table-cell table:number-columns-repeated="2"/>
        </table:table-row>
        <table:table-row table:style-name="ro1">
          <table:table-cell office:value-type="float" office:value="15162488038107" calcext:value-type="float">
            <text:p>15162488038107</text:p>
          </table:table-cell>
          <table:table-cell office:value-type="float" office:value="168" calcext:value-type="float">
            <text:p>168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15162501012312" calcext:value-type="float">
            <text:p>15162501012312</text:p>
          </table:table-cell>
          <table:table-cell office:value-type="float" office:value="111" calcext:value-type="float">
            <text:p>111</text:p>
          </table:table-cell>
          <table:table-cell office:value-type="float" office:value="9719" calcext:value-type="float">
            <text:p>9719</text:p>
          </table:table-cell>
          <table:table-cell table:number-columns-repeated="2"/>
        </table:table-row>
        <table:table-row table:style-name="ro1">
          <table:table-cell office:value-type="float" office:value="15162506345631" calcext:value-type="float">
            <text:p>15162506345631</text:p>
          </table:table-cell>
          <table:table-cell office:value-type="float" office:value="114" calcext:value-type="float">
            <text:p>114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15162506533854" calcext:value-type="float">
            <text:p>15162506533854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162506538321" calcext:value-type="float">
            <text:p>1516250653832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62510474888" calcext:value-type="float">
            <text:p>15162510474888</text:p>
          </table:table-cell>
          <table:table-cell office:value-type="float" office:value="111" calcext:value-type="float">
            <text:p>111</text:p>
          </table:table-cell>
          <table:table-cell office:value-type="float" office:value="2978" calcext:value-type="float">
            <text:p>2978</text:p>
          </table:table-cell>
          <table:table-cell table:number-columns-repeated="2"/>
        </table:table-row>
        <table:table-row table:style-name="ro1">
          <table:table-cell office:value-type="float" office:value="15162526888281" calcext:value-type="float">
            <text:p>15162526888281</text:p>
          </table:table-cell>
          <table:table-cell office:value-type="float" office:value="114" calcext:value-type="float">
            <text:p>114</text:p>
          </table:table-cell>
          <table:table-cell office:value-type="float" office:value="12156" calcext:value-type="float">
            <text:p>12156</text:p>
          </table:table-cell>
          <table:table-cell table:number-columns-repeated="2"/>
        </table:table-row>
        <table:table-row table:style-name="ro1">
          <table:table-cell office:value-type="float" office:value="15162533956599" calcext:value-type="float">
            <text:p>15162533956599</text:p>
          </table:table-cell>
          <table:table-cell office:value-type="float" office:value="114" calcext:value-type="float">
            <text:p>114</text:p>
          </table:table-cell>
          <table:table-cell office:value-type="float" office:value="5165" calcext:value-type="float">
            <text:p>5165</text:p>
          </table:table-cell>
          <table:table-cell table:number-columns-repeated="2"/>
        </table:table-row>
        <table:table-row table:style-name="ro1">
          <table:table-cell office:value-type="float" office:value="15162534274233" calcext:value-type="float">
            <text:p>15162534274233</text:p>
          </table:table-cell>
          <table:table-cell office:value-type="float" office:value="111" calcext:value-type="float">
            <text:p>111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5162541537326" calcext:value-type="float">
            <text:p>15162541537326</text:p>
          </table:table-cell>
          <table:table-cell office:value-type="float" office:value="114" calcext:value-type="float">
            <text:p>1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</table:table-row>
        <table:table-row table:style-name="ro1">
          <table:table-cell office:value-type="float" office:value="15162544823610" calcext:value-type="float">
            <text:p>15162544823610</text:p>
          </table:table-cell>
          <table:table-cell office:value-type="float" office:value="114" calcext:value-type="float">
            <text:p>114</text:p>
          </table:table-cell>
          <table:table-cell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15162544931805" calcext:value-type="float">
            <text:p>15162544931805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5162545266044" calcext:value-type="float">
            <text:p>15162545266044</text:p>
          </table:table-cell>
          <table:table-cell office:value-type="float" office:value="114" calcext:value-type="float">
            <text:p>114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15162545354619" calcext:value-type="float">
            <text:p>15162545354619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5162545409099" calcext:value-type="float">
            <text:p>15162545409099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5162567039486" calcext:value-type="float">
            <text:p>15162567039486</text:p>
          </table:table-cell>
          <table:table-cell office:value-type="float" office:value="114" calcext:value-type="float">
            <text:p>114</text:p>
          </table:table-cell>
          <table:table-cell office:value-type="float" office:value="16315" calcext:value-type="float">
            <text:p>16315</text:p>
          </table:table-cell>
          <table:table-cell table:number-columns-repeated="2"/>
        </table:table-row>
        <table:table-row table:style-name="ro1">
          <table:table-cell office:value-type="float" office:value="15162570980919" calcext:value-type="float">
            <text:p>15162570980919</text:p>
          </table:table-cell>
          <table:table-cell office:value-type="float" office:value="114" calcext:value-type="float">
            <text:p>114</text:p>
          </table:table-cell>
          <table:table-cell office:value-type="float" office:value="2843" calcext:value-type="float">
            <text:p>2843</text:p>
          </table:table-cell>
          <table:table-cell table:number-columns-repeated="2"/>
        </table:table-row>
        <table:table-row table:style-name="ro1">
          <table:table-cell office:value-type="float" office:value="15162571115256" calcext:value-type="float">
            <text:p>15162571115256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5162571119912" calcext:value-type="float">
            <text:p>1516257111991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62575458584" calcext:value-type="float">
            <text:p>15162575458584</text:p>
          </table:table-cell>
          <table:table-cell office:value-type="float" office:value="114" calcext:value-type="float">
            <text:p>114</text:p>
          </table:table-cell>
          <table:table-cell office:value-type="float" office:value="3048" calcext:value-type="float">
            <text:p>3048</text:p>
          </table:table-cell>
          <table:table-cell table:number-columns-repeated="2"/>
        </table:table-row>
        <table:table-row table:style-name="ro1">
          <table:table-cell office:value-type="float" office:value="15162646448154" calcext:value-type="float">
            <text:p>15162646448154</text:p>
          </table:table-cell>
          <table:table-cell office:value-type="float" office:value="114" calcext:value-type="float">
            <text:p>114</text:p>
          </table:table-cell>
          <table:table-cell office:value-type="float" office:value="53608" calcext:value-type="float">
            <text:p>53608</text:p>
          </table:table-cell>
          <table:table-cell table:number-columns-repeated="2"/>
        </table:table-row>
        <table:table-row table:style-name="ro1">
          <table:table-cell office:value-type="float" office:value="15162655179525" calcext:value-type="float">
            <text:p>15162655179525</text:p>
          </table:table-cell>
          <table:table-cell office:value-type="float" office:value="111" calcext:value-type="float">
            <text:p>111</text:p>
          </table:table-cell>
          <table:table-cell office:value-type="float" office:value="6677" calcext:value-type="float">
            <text:p>6677</text:p>
          </table:table-cell>
          <table:table-cell table:number-columns-repeated="2"/>
        </table:table-row>
        <table:table-row table:style-name="ro1">
          <table:table-cell office:value-type="float" office:value="15162659699940" calcext:value-type="float">
            <text:p>15162659699940</text:p>
          </table:table-cell>
          <table:table-cell office:value-type="float" office:value="111" calcext:value-type="float">
            <text:p>111</text:p>
          </table:table-cell>
          <table:table-cell office:value-type="float" office:value="3361" calcext:value-type="float">
            <text:p>3361</text:p>
          </table:table-cell>
          <table:table-cell table:number-columns-repeated="2"/>
        </table:table-row>
        <table:table-row table:style-name="ro1">
          <table:table-cell office:value-type="float" office:value="15162659980626" calcext:value-type="float">
            <text:p>15162659980626</text:p>
          </table:table-cell>
          <table:table-cell office:value-type="float" office:value="111" calcext:value-type="float">
            <text:p>111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5162660332406" calcext:value-type="float">
            <text:p>15162660332406</text:p>
          </table:table-cell>
          <table:table-cell office:value-type="float" office:value="114" calcext:value-type="float">
            <text:p>11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5162673136004" calcext:value-type="float">
            <text:p>15162673136004</text:p>
          </table:table-cell>
          <table:table-cell office:value-type="float" office:value="194" calcext:value-type="float">
            <text:p>194</text:p>
          </table:table-cell>
          <table:table-cell office:value-type="float" office:value="9689" calcext:value-type="float">
            <text:p>9689</text:p>
          </table:table-cell>
          <table:table-cell table:number-columns-repeated="2"/>
        </table:table-row>
        <table:table-row table:style-name="ro1">
          <table:table-cell office:value-type="float" office:value="15162673252702" calcext:value-type="float">
            <text:p>15162673252702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5162687394989" calcext:value-type="float">
            <text:p>15162687394989</text:p>
          </table:table-cell>
          <table:table-cell office:value-type="float" office:value="114" calcext:value-type="float">
            <text:p>114</text:p>
          </table:table-cell>
          <table:table-cell office:value-type="float" office:value="10390" calcext:value-type="float">
            <text:p>10390</text:p>
          </table:table-cell>
          <table:table-cell table:number-columns-repeated="2"/>
        </table:table-row>
        <table:table-row table:style-name="ro1">
          <table:table-cell office:value-type="float" office:value="15162687414189" calcext:value-type="float">
            <text:p>15162687414189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62702596853" calcext:value-type="float">
            <text:p>15162702596853</text:p>
          </table:table-cell>
          <table:table-cell office:value-type="float" office:value="111" calcext:value-type="float">
            <text:p>111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</table:table-row>
        <table:table-row table:style-name="ro1">
          <table:table-cell office:value-type="float" office:value="15162702927978" calcext:value-type="float">
            <text:p>15162702927978</text:p>
          </table:table-cell>
          <table:table-cell office:value-type="float" office:value="114" calcext:value-type="float">
            <text:p>114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15162707723802" calcext:value-type="float">
            <text:p>15162707723802</text:p>
          </table:table-cell>
          <table:table-cell office:value-type="float" office:value="114" calcext:value-type="float">
            <text:p>114</text:p>
          </table:table-cell>
          <table:table-cell office:value-type="float" office:value="3393" calcext:value-type="float">
            <text:p>3393</text:p>
          </table:table-cell>
          <table:table-cell table:number-columns-repeated="2"/>
        </table:table-row>
        <table:table-row table:style-name="ro1">
          <table:table-cell office:value-type="float" office:value="15162715513224" calcext:value-type="float">
            <text:p>15162715513224</text:p>
          </table:table-cell>
          <table:table-cell office:value-type="float" office:value="106" calcext:value-type="float">
            <text:p>106</text:p>
          </table:table-cell>
          <table:table-cell office:value-type="float" office:value="5761" calcext:value-type="float">
            <text:p>5761</text:p>
          </table:table-cell>
          <table:table-cell table:number-columns-repeated="2"/>
        </table:table-row>
        <table:table-row table:style-name="ro1">
          <table:table-cell office:value-type="float" office:value="15162715566369" calcext:value-type="float">
            <text:p>15162715566369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62715758489" calcext:value-type="float">
            <text:p>15162715758489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162719131767" calcext:value-type="float">
            <text:p>15162719131767</text:p>
          </table:table-cell>
          <table:table-cell office:value-type="float" office:value="114" calcext:value-type="float">
            <text:p>114</text:p>
          </table:table-cell>
          <table:table-cell office:value-type="float" office:value="2508" calcext:value-type="float">
            <text:p>2508</text:p>
          </table:table-cell>
          <table:table-cell table:number-columns-repeated="2"/>
        </table:table-row>
        <table:table-row table:style-name="ro1">
          <table:table-cell office:value-type="float" office:value="15162719435664" calcext:value-type="float">
            <text:p>15162719435664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162721068516" calcext:value-type="float">
            <text:p>15162721068516</text:p>
          </table:table-cell>
          <table:table-cell office:value-type="float" office:value="114" calcext:value-type="float">
            <text:p>114</text:p>
          </table:table-cell>
          <table:table-cell office:value-type="float" office:value="1173" calcext:value-type="float">
            <text:p>1173</text:p>
          </table:table-cell>
          <table:table-cell table:number-columns-repeated="2"/>
        </table:table-row>
        <table:table-row table:style-name="ro1">
          <table:table-cell office:value-type="float" office:value="15162721478691" calcext:value-type="float">
            <text:p>15162721478691</text:p>
          </table:table-cell>
          <table:table-cell office:value-type="float" office:value="114" calcext:value-type="float">
            <text:p>114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15162725829486" calcext:value-type="float">
            <text:p>15162725829486</text:p>
          </table:table-cell>
          <table:table-cell office:value-type="float" office:value="111" calcext:value-type="float">
            <text:p>111</text:p>
          </table:table-cell>
          <table:table-cell office:value-type="float" office:value="3256" calcext:value-type="float">
            <text:p>3256</text:p>
          </table:table-cell>
          <table:table-cell table:number-columns-repeated="2"/>
        </table:table-row>
        <table:table-row table:style-name="ro1">
          <table:table-cell office:value-type="float" office:value="15162726465549" calcext:value-type="float">
            <text:p>15162726465549</text:p>
          </table:table-cell>
          <table:table-cell office:value-type="float" office:value="114" calcext:value-type="float">
            <text:p>114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15162729908799" calcext:value-type="float">
            <text:p>15162729908799</text:p>
          </table:table-cell>
          <table:table-cell office:value-type="float" office:value="111" calcext:value-type="float">
            <text:p>111</text:p>
          </table:table-cell>
          <table:table-cell office:value-type="float" office:value="2431" calcext:value-type="float">
            <text:p>2431</text:p>
          </table:table-cell>
          <table:table-cell table:number-columns-repeated="2"/>
        </table:table-row>
        <table:table-row table:style-name="ro1">
          <table:table-cell office:value-type="float" office:value="15162730063986" calcext:value-type="float">
            <text:p>1516273006398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5162730068609" calcext:value-type="float">
            <text:p>1516273006860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62734593092" calcext:value-type="float">
            <text:p>15162734593092</text:p>
          </table:table-cell>
          <table:table-cell office:value-type="float" office:value="111" calcext:value-type="float">
            <text:p>111</text:p>
          </table:table-cell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15162734727297" calcext:value-type="float">
            <text:p>15162734727297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5162746218858" calcext:value-type="float">
            <text:p>15162746218858</text:p>
          </table:table-cell>
          <table:table-cell office:value-type="float" office:value="104" calcext:value-type="float">
            <text:p>104</text:p>
          </table:table-cell>
          <table:table-cell office:value-type="float" office:value="8203" calcext:value-type="float">
            <text:p>8203</text:p>
          </table:table-cell>
          <table:table-cell table:number-columns-repeated="2"/>
        </table:table-row>
        <table:table-row table:style-name="ro1">
          <table:table-cell office:value-type="float" office:value="15162746701690" calcext:value-type="float">
            <text:p>15162746701690</text:p>
          </table:table-cell>
          <table:table-cell office:value-type="float" office:value="104" calcext:value-type="float">
            <text:p>10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15162748052930" calcext:value-type="float">
            <text:p>15162748052930</text:p>
          </table:table-cell>
          <table:table-cell office:value-type="float" office:value="118" calcext:value-type="float">
            <text:p>118</text:p>
          </table:table-cell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15162759599460" calcext:value-type="float">
            <text:p>15162759599460</text:p>
          </table:table-cell>
          <table:table-cell office:value-type="float" office:value="114" calcext:value-type="float">
            <text:p>114</text:p>
          </table:table-cell>
          <table:table-cell office:value-type="float" office:value="8385" calcext:value-type="float">
            <text:p>8385</text:p>
          </table:table-cell>
          <table:table-cell table:number-columns-repeated="2"/>
        </table:table-row>
        <table:table-row table:style-name="ro1">
          <table:table-cell office:value-type="float" office:value="15162759867846" calcext:value-type="float">
            <text:p>15162759867846</text:p>
          </table:table-cell>
          <table:table-cell office:value-type="float" office:value="111" calcext:value-type="float">
            <text:p>111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5162766796226" calcext:value-type="float">
            <text:p>15162766796226</text:p>
          </table:table-cell>
          <table:table-cell office:value-type="float" office:value="114" calcext:value-type="float">
            <text:p>114</text:p>
          </table:table-cell>
          <table:table-cell office:value-type="float" office:value="5256" calcext:value-type="float">
            <text:p>5256</text:p>
          </table:table-cell>
          <table:table-cell table:number-columns-repeated="2"/>
        </table:table-row>
        <table:table-row table:style-name="ro1">
          <table:table-cell office:value-type="float" office:value="15162767218071" calcext:value-type="float">
            <text:p>15162767218071</text:p>
          </table:table-cell>
          <table:table-cell office:value-type="float" office:value="141" calcext:value-type="float">
            <text:p>141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15162805294857" calcext:value-type="float">
            <text:p>15162805294857</text:p>
          </table:table-cell>
          <table:table-cell office:value-type="float" office:value="111" calcext:value-type="float">
            <text:p>111</text:p>
          </table:table-cell>
          <table:table-cell office:value-type="float" office:value="27972" calcext:value-type="float">
            <text:p>27972</text:p>
          </table:table-cell>
          <table:table-cell table:number-columns-repeated="2"/>
        </table:table-row>
        <table:table-row table:style-name="ro1">
          <table:table-cell office:value-type="float" office:value="15162805318155" calcext:value-type="float">
            <text:p>15162805318155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2812603796" calcext:value-type="float">
            <text:p>15162812603796</text:p>
          </table:table-cell>
          <table:table-cell office:value-type="float" office:value="106" calcext:value-type="float">
            <text:p>106</text:p>
          </table:table-cell>
          <table:table-cell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float" office:value="15162812755272" calcext:value-type="float">
            <text:p>15162812755272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5162815965947" calcext:value-type="float">
            <text:p>15162815965947</text:p>
          </table:table-cell>
          <table:table-cell office:value-type="float" office:value="114" calcext:value-type="float">
            <text:p>114</text:p>
          </table:table-cell>
          <table:table-cell office:value-type="float" office:value="2297" calcext:value-type="float">
            <text:p>2297</text:p>
          </table:table-cell>
          <table:table-cell table:number-columns-repeated="2"/>
        </table:table-row>
        <table:table-row table:style-name="ro1">
          <table:table-cell office:value-type="float" office:value="15162816449181" calcext:value-type="float">
            <text:p>15162816449181</text:p>
          </table:table-cell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15162846179439" calcext:value-type="float">
            <text:p>15162846179439</text:p>
          </table:table-cell>
          <table:table-cell office:value-type="float" office:value="159" calcext:value-type="float">
            <text:p>159</text:p>
          </table:table-cell>
          <table:table-cell office:value-type="float" office:value="22084" calcext:value-type="float">
            <text:p>22084</text:p>
          </table:table-cell>
          <table:table-cell table:number-columns-repeated="2"/>
        </table:table-row>
        <table:table-row table:style-name="ro1">
          <table:table-cell office:value-type="float" office:value="15162846202455" calcext:value-type="float">
            <text:p>15162846202455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62848074503" calcext:value-type="float">
            <text:p>15162848074503</text:p>
          </table:table-cell>
          <table:table-cell office:value-type="float" office:value="114" calcext:value-type="float">
            <text:p>114</text:p>
          </table:table-cell>
          <table:table-cell office:value-type="float" office:value="1371" calcext:value-type="float">
            <text:p>1371</text:p>
          </table:table-cell>
          <table:table-cell table:number-columns-repeated="2"/>
        </table:table-row>
        <table:table-row table:style-name="ro1">
          <table:table-cell office:value-type="float" office:value="15162852301212" calcext:value-type="float">
            <text:p>15162852301212</text:p>
          </table:table-cell>
          <table:table-cell office:value-type="float" office:value="114" calcext:value-type="float">
            <text:p>114</text:p>
          </table:table-cell>
          <table:table-cell office:value-type="float" office:value="3129" calcext:value-type="float">
            <text:p>3129</text:p>
          </table:table-cell>
          <table:table-cell table:number-columns-repeated="2"/>
        </table:table-row>
        <table:table-row table:style-name="ro1">
          <table:table-cell office:value-type="float" office:value="15162852539235" calcext:value-type="float">
            <text:p>15162852539235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162887087220" calcext:value-type="float">
            <text:p>15162887087220</text:p>
          </table:table-cell>
          <table:table-cell office:value-type="float" office:value="114" calcext:value-type="float">
            <text:p>114</text:p>
          </table:table-cell>
          <table:table-cell office:value-type="float" office:value="26206" calcext:value-type="float">
            <text:p>26206</text:p>
          </table:table-cell>
          <table:table-cell table:number-columns-repeated="2"/>
        </table:table-row>
        <table:table-row table:style-name="ro1">
          <table:table-cell office:value-type="float" office:value="15162887766381" calcext:value-type="float">
            <text:p>15162887766381</text:p>
          </table:table-cell>
          <table:table-cell office:value-type="float" office:value="111" calcext:value-type="float">
            <text:p>111</text:p>
          </table:table-cell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15162891870051" calcext:value-type="float">
            <text:p>15162891870051</text:p>
          </table:table-cell>
          <table:table-cell office:value-type="float" office:value="111" calcext:value-type="float">
            <text:p>111</text:p>
          </table:table-cell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float" office:value="15162895530075" calcext:value-type="float">
            <text:p>15162895530075</text:p>
          </table:table-cell>
          <table:table-cell office:value-type="float" office:value="186" calcext:value-type="float">
            <text:p>186</text:p>
          </table:table-cell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office:value-type="float" office:value="15162895658565" calcext:value-type="float">
            <text:p>15162895658565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5162925618332" calcext:value-type="float">
            <text:p>15162925618332</text:p>
          </table:table-cell>
          <table:table-cell office:value-type="float" office:value="114" calcext:value-type="float">
            <text:p>114</text:p>
          </table:table-cell>
          <table:table-cell office:value-type="float" office:value="22641" calcext:value-type="float">
            <text:p>22641</text:p>
          </table:table-cell>
          <table:table-cell table:number-columns-repeated="2"/>
        </table:table-row>
        <table:table-row table:style-name="ro1">
          <table:table-cell office:value-type="float" office:value="15162926020210" calcext:value-type="float">
            <text:p>15162926020210</text:p>
          </table:table-cell>
          <table:table-cell office:value-type="float" office:value="108" calcext:value-type="float">
            <text:p>108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15162956616543" calcext:value-type="float">
            <text:p>15162956616543</text:p>
          </table:table-cell>
          <table:table-cell office:value-type="float" office:value="114" calcext:value-type="float">
            <text:p>114</text:p>
          </table:table-cell>
          <table:table-cell office:value-type="float" office:value="22839" calcext:value-type="float">
            <text:p>22839</text:p>
          </table:table-cell>
          <table:table-cell table:number-columns-repeated="2"/>
        </table:table-row>
        <table:table-row table:style-name="ro1">
          <table:table-cell office:value-type="float" office:value="15162957970335" calcext:value-type="float">
            <text:p>15162957970335</text:p>
          </table:table-cell>
          <table:table-cell office:value-type="float" office:value="114" calcext:value-type="float">
            <text:p>114</text:p>
          </table:table-cell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float" office:value="15162958680477" calcext:value-type="float">
            <text:p>15162958680477</text:p>
          </table:table-cell>
          <table:table-cell office:value-type="float" office:value="114" calcext:value-type="float">
            <text:p>114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5162958766721" calcext:value-type="float">
            <text:p>15162958766721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5162959514273" calcext:value-type="float">
            <text:p>15162959514273</text:p>
          </table:table-cell>
          <table:table-cell office:value-type="float" office:value="114" calcext:value-type="float">
            <text:p>114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15162959520135" calcext:value-type="float">
            <text:p>15162959520135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62960395583" calcext:value-type="float">
            <text:p>15162960395583</text:p>
          </table:table-cell>
          <table:table-cell office:value-type="float" office:value="111" calcext:value-type="float">
            <text:p>111</text:p>
          </table:table-cell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15162966562098" calcext:value-type="float">
            <text:p>15162966562098</text:p>
          </table:table-cell>
          <table:table-cell office:value-type="float" office:value="114" calcext:value-type="float">
            <text:p>114</text:p>
          </table:table-cell>
          <table:table-cell office:value-type="float" office:value="4615" calcext:value-type="float">
            <text:p>4615</text:p>
          </table:table-cell>
          <table:table-cell table:number-columns-repeated="2"/>
        </table:table-row>
        <table:table-row table:style-name="ro1">
          <table:table-cell office:value-type="float" office:value="15162979568025" calcext:value-type="float">
            <text:p>15162979568025</text:p>
          </table:table-cell>
          <table:table-cell office:value-type="float" office:value="114" calcext:value-type="float">
            <text:p>114</text:p>
          </table:table-cell>
          <table:table-cell office:value-type="float" office:value="9843" calcext:value-type="float">
            <text:p>9843</text:p>
          </table:table-cell>
          <table:table-cell table:number-columns-repeated="2"/>
        </table:table-row>
        <table:table-row table:style-name="ro1">
          <table:table-cell office:value-type="float" office:value="15162979754874" calcext:value-type="float">
            <text:p>15162979754874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162979757985" calcext:value-type="float">
            <text:p>1516297975798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62983655465" calcext:value-type="float">
            <text:p>15162983655465</text:p>
          </table:table-cell>
          <table:table-cell office:value-type="float" office:value="114" calcext:value-type="float">
            <text:p>114</text:p>
          </table:table-cell>
          <table:table-cell office:value-type="float" office:value="2850" calcext:value-type="float">
            <text:p>2850</text:p>
          </table:table-cell>
          <table:table-cell table:number-columns-repeated="2"/>
        </table:table-row>
        <table:table-row table:style-name="ro1">
          <table:table-cell office:value-type="float" office:value="15162983830563" calcext:value-type="float">
            <text:p>1516298383056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5162983834871" calcext:value-type="float">
            <text:p>15162983834871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63005058632" calcext:value-type="float">
            <text:p>15163005058632</text:p>
          </table:table-cell>
          <table:table-cell office:value-type="float" office:value="114" calcext:value-type="float">
            <text:p>114</text:p>
          </table:table-cell>
          <table:table-cell office:value-type="float" office:value="16118" calcext:value-type="float">
            <text:p>16118</text:p>
          </table:table-cell>
          <table:table-cell table:number-columns-repeated="2"/>
        </table:table-row>
        <table:table-row table:style-name="ro1">
          <table:table-cell office:value-type="float" office:value="15163005599475" calcext:value-type="float">
            <text:p>15163005599475</text:p>
          </table:table-cell>
          <table:table-cell office:value-type="float" office:value="114" calcext:value-type="float">
            <text:p>114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15163045998489" calcext:value-type="float">
            <text:p>15163045998489</text:p>
          </table:table-cell>
          <table:table-cell office:value-type="float" office:value="111" calcext:value-type="float">
            <text:p>111</text:p>
          </table:table-cell>
          <table:table-cell office:value-type="float" office:value="31037" calcext:value-type="float">
            <text:p>31037</text:p>
          </table:table-cell>
          <table:table-cell table:number-columns-repeated="2"/>
        </table:table-row>
        <table:table-row table:style-name="ro1">
          <table:table-cell office:value-type="float" office:value="15163084504992" calcext:value-type="float">
            <text:p>15163084504992</text:p>
          </table:table-cell>
          <table:table-cell office:value-type="float" office:value="114" calcext:value-type="float">
            <text:p>114</text:p>
          </table:table-cell>
          <table:table-cell office:value-type="float" office:value="29838" calcext:value-type="float">
            <text:p>29838</text:p>
          </table:table-cell>
          <table:table-cell table:number-columns-repeated="2"/>
        </table:table-row>
        <table:table-row table:style-name="ro1">
          <table:table-cell office:value-type="float" office:value="15163099538124" calcext:value-type="float">
            <text:p>15163099538124</text:p>
          </table:table-cell>
          <table:table-cell office:value-type="float" office:value="180" calcext:value-type="float">
            <text:p>180</text:p>
          </table:table-cell>
          <table:table-cell office:value-type="float" office:value="11530" calcext:value-type="float">
            <text:p>11530</text:p>
          </table:table-cell>
          <table:table-cell table:number-columns-repeated="2"/>
        </table:table-row>
        <table:table-row table:style-name="ro1">
          <table:table-cell office:value-type="float" office:value="15163099757790" calcext:value-type="float">
            <text:p>15163099757790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163101001341" calcext:value-type="float">
            <text:p>15163101001341</text:p>
          </table:table-cell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float" office:value="15163101809025" calcext:value-type="float">
            <text:p>15163101809025</text:p>
          </table:table-cell>
          <table:table-cell office:value-type="float" office:value="114" calcext:value-type="float">
            <text:p>114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15163114012149" calcext:value-type="float">
            <text:p>15163114012149</text:p>
          </table:table-cell>
          <table:table-cell office:value-type="float" office:value="111" calcext:value-type="float">
            <text:p>111</text:p>
          </table:table-cell>
          <table:table-cell office:value-type="float" office:value="9244" calcext:value-type="float">
            <text:p>9244</text:p>
          </table:table-cell>
          <table:table-cell table:number-columns-repeated="2"/>
        </table:table-row>
        <table:table-row table:style-name="ro1">
          <table:table-cell office:value-type="float" office:value="15163115027991" calcext:value-type="float">
            <text:p>15163115027991</text:p>
          </table:table-cell>
          <table:table-cell office:value-type="float" office:value="114" calcext:value-type="float">
            <text:p>114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15163115736453" calcext:value-type="float">
            <text:p>15163115736453</text:p>
          </table:table-cell>
          <table:table-cell office:value-type="float" office:value="114" calcext:value-type="float">
            <text:p>114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float" office:value="15163125439260" calcext:value-type="float">
            <text:p>15163125439260</text:p>
          </table:table-cell>
          <table:table-cell office:value-type="float" office:value="114" calcext:value-type="float">
            <text:p>114</text:p>
          </table:table-cell>
          <table:table-cell office:value-type="float" office:value="7106" calcext:value-type="float">
            <text:p>7106</text:p>
          </table:table-cell>
          <table:table-cell table:number-columns-repeated="2"/>
        </table:table-row>
        <table:table-row table:style-name="ro1">
          <table:table-cell office:value-type="float" office:value="15163166308752" calcext:value-type="float">
            <text:p>15163166308752</text:p>
          </table:table-cell>
          <table:table-cell office:value-type="float" office:value="114" calcext:value-type="float">
            <text:p>114</text:p>
          </table:table-cell>
          <table:table-cell office:value-type="float" office:value="31096" calcext:value-type="float">
            <text:p>31096</text:p>
          </table:table-cell>
          <table:table-cell table:number-columns-repeated="2"/>
        </table:table-row>
        <table:table-row table:style-name="ro1">
          <table:table-cell office:value-type="float" office:value="15163166328801" calcext:value-type="float">
            <text:p>15163166328801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3204747461" calcext:value-type="float">
            <text:p>15163204747461</text:p>
          </table:table-cell>
          <table:table-cell office:value-type="float" office:value="111" calcext:value-type="float">
            <text:p>111</text:p>
          </table:table-cell>
          <table:table-cell office:value-type="float" office:value="29537" calcext:value-type="float">
            <text:p>29537</text:p>
          </table:table-cell>
          <table:table-cell table:number-columns-repeated="2"/>
        </table:table-row>
        <table:table-row table:style-name="ro1">
          <table:table-cell office:value-type="float" office:value="15163245627123" calcext:value-type="float">
            <text:p>15163245627123</text:p>
          </table:table-cell>
          <table:table-cell office:value-type="float" office:value="114" calcext:value-type="float">
            <text:p>114</text:p>
          </table:table-cell>
          <table:table-cell office:value-type="float" office:value="31825" calcext:value-type="float">
            <text:p>31825</text:p>
          </table:table-cell>
          <table:table-cell table:number-columns-repeated="2"/>
        </table:table-row>
        <table:table-row table:style-name="ro1">
          <table:table-cell office:value-type="float" office:value="15163285721694" calcext:value-type="float">
            <text:p>15163285721694</text:p>
          </table:table-cell>
          <table:table-cell office:value-type="float" office:value="129" calcext:value-type="float">
            <text:p>129</text:p>
          </table:table-cell>
          <table:table-cell office:value-type="float" office:value="31602" calcext:value-type="float">
            <text:p>31602</text:p>
          </table:table-cell>
          <table:table-cell table:number-columns-repeated="2"/>
        </table:table-row>
        <table:table-row table:style-name="ro1">
          <table:table-cell office:value-type="float" office:value="15163291491351" calcext:value-type="float">
            <text:p>15163291491351</text:p>
          </table:table-cell>
          <table:table-cell office:value-type="float" office:value="111" calcext:value-type="float">
            <text:p>111</text:p>
          </table:table-cell>
          <table:table-cell office:value-type="float" office:value="4088" calcext:value-type="float">
            <text:p>4088</text:p>
          </table:table-cell>
          <table:table-cell table:number-columns-repeated="2"/>
        </table:table-row>
        <table:table-row table:style-name="ro1">
          <table:table-cell office:value-type="float" office:value="15163293077640" calcext:value-type="float">
            <text:p>15163293077640</text:p>
          </table:table-cell>
          <table:table-cell office:value-type="float" office:value="114" calcext:value-type="float">
            <text:p>114</text:p>
          </table:table-cell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15163325077470" calcext:value-type="float">
            <text:p>15163325077470</text:p>
          </table:table-cell>
          <table:table-cell office:value-type="float" office:value="114" calcext:value-type="float">
            <text:p>114</text:p>
          </table:table-cell>
          <table:table-cell office:value-type="float" office:value="24745" calcext:value-type="float">
            <text:p>24745</text:p>
          </table:table-cell>
          <table:table-cell table:number-columns-repeated="2"/>
        </table:table-row>
        <table:table-row table:style-name="ro1">
          <table:table-cell office:value-type="float" office:value="15163325105889" calcext:value-type="float">
            <text:p>15163325105889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63366044456" calcext:value-type="float">
            <text:p>15163366044456</text:p>
          </table:table-cell>
          <table:table-cell office:value-type="float" office:value="114" calcext:value-type="float">
            <text:p>114</text:p>
          </table:table-cell>
          <table:table-cell office:value-type="float" office:value="32567" calcext:value-type="float">
            <text:p>32567</text:p>
          </table:table-cell>
          <table:table-cell table:number-columns-repeated="2"/>
        </table:table-row>
        <table:table-row table:style-name="ro1">
          <table:table-cell office:value-type="float" office:value="15163404542346" calcext:value-type="float">
            <text:p>15163404542346</text:p>
          </table:table-cell>
          <table:table-cell office:value-type="float" office:value="114" calcext:value-type="float">
            <text:p>114</text:p>
          </table:table-cell>
          <table:table-cell office:value-type="float" office:value="30316" calcext:value-type="float">
            <text:p>30316</text:p>
          </table:table-cell>
          <table:table-cell table:number-columns-repeated="2"/>
        </table:table-row>
        <table:table-row table:style-name="ro1">
          <table:table-cell office:value-type="float" office:value="15163404564459" calcext:value-type="float">
            <text:p>15163404564459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63445460702" calcext:value-type="float">
            <text:p>15163445460702</text:p>
          </table:table-cell>
          <table:table-cell office:value-type="float" office:value="111" calcext:value-type="float">
            <text:p>111</text:p>
          </table:table-cell>
          <table:table-cell office:value-type="float" office:value="32133" calcext:value-type="float">
            <text:p>32133</text:p>
          </table:table-cell>
          <table:table-cell table:number-columns-repeated="2"/>
        </table:table-row>
        <table:table-row table:style-name="ro1">
          <table:table-cell office:value-type="float" office:value="15163483981719" calcext:value-type="float">
            <text:p>15163483981719</text:p>
          </table:table-cell>
          <table:table-cell office:value-type="float" office:value="111" calcext:value-type="float">
            <text:p>111</text:p>
          </table:table-cell>
          <table:table-cell office:value-type="float" office:value="29939" calcext:value-type="float">
            <text:p>29939</text:p>
          </table:table-cell>
          <table:table-cell table:number-columns-repeated="2"/>
        </table:table-row>
        <table:table-row table:style-name="ro1">
          <table:table-cell office:value-type="float" office:value="15163501578585" calcext:value-type="float">
            <text:p>15163501578585</text:p>
          </table:table-cell>
          <table:table-cell office:value-type="float" office:value="114" calcext:value-type="float">
            <text:p>114</text:p>
          </table:table-cell>
          <table:table-cell office:value-type="float" office:value="13260" calcext:value-type="float">
            <text:p>13260</text:p>
          </table:table-cell>
          <table:table-cell table:number-columns-repeated="2"/>
        </table:table-row>
        <table:table-row table:style-name="ro1">
          <table:table-cell office:value-type="float" office:value="15163502068842" calcext:value-type="float">
            <text:p>15163502068842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15163504378848" calcext:value-type="float">
            <text:p>15163504378848</text:p>
          </table:table-cell>
          <table:table-cell office:value-type="float" office:value="114" calcext:value-type="float">
            <text:p>114</text:p>
          </table:table-cell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office:value-type="float" office:value="15163527611631" calcext:value-type="float">
            <text:p>15163527611631</text:p>
          </table:table-cell>
          <table:table-cell office:value-type="float" office:value="114" calcext:value-type="float">
            <text:p>114</text:p>
          </table:table-cell>
          <table:table-cell office:value-type="float" office:value="17536" calcext:value-type="float">
            <text:p>17536</text:p>
          </table:table-cell>
          <table:table-cell table:number-columns-repeated="2"/>
        </table:table-row>
        <table:table-row table:style-name="ro1">
          <table:table-cell office:value-type="float" office:value="15163527810048" calcext:value-type="float">
            <text:p>15163527810048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163527814359" calcext:value-type="float">
            <text:p>1516352781435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63531563000" calcext:value-type="float">
            <text:p>15163531563000</text:p>
          </table:table-cell>
          <table:table-cell office:value-type="float" office:value="144" calcext:value-type="float">
            <text:p>144</text:p>
          </table:table-cell>
          <table:table-cell office:value-type="float" office:value="2851" calcext:value-type="float">
            <text:p>2851</text:p>
          </table:table-cell>
          <table:table-cell table:number-columns-repeated="2"/>
        </table:table-row>
        <table:table-row table:style-name="ro1">
          <table:table-cell office:value-type="float" office:value="15163567571946" calcext:value-type="float">
            <text:p>15163567571946</text:p>
          </table:table-cell>
          <table:table-cell office:value-type="float" office:value="111" calcext:value-type="float">
            <text:p>111</text:p>
          </table:table-cell>
          <table:table-cell office:value-type="float" office:value="27407" calcext:value-type="float">
            <text:p>27407</text:p>
          </table:table-cell>
          <table:table-cell table:number-columns-repeated="2"/>
        </table:table-row>
        <table:table-row table:style-name="ro1">
          <table:table-cell office:value-type="float" office:value="15163604347641" calcext:value-type="float">
            <text:p>15163604347641</text:p>
          </table:table-cell>
          <table:table-cell office:value-type="float" office:value="114" calcext:value-type="float">
            <text:p>114</text:p>
          </table:table-cell>
          <table:table-cell office:value-type="float" office:value="28114" calcext:value-type="float">
            <text:p>28114</text:p>
          </table:table-cell>
          <table:table-cell table:number-columns-repeated="2"/>
        </table:table-row>
        <table:table-row table:style-name="ro1">
          <table:table-cell office:value-type="float" office:value="15163642566723" calcext:value-type="float">
            <text:p>15163642566723</text:p>
          </table:table-cell>
          <table:table-cell office:value-type="float" office:value="114" calcext:value-type="float">
            <text:p>114</text:p>
          </table:table-cell>
          <table:table-cell office:value-type="float" office:value="30101" calcext:value-type="float">
            <text:p>30101</text:p>
          </table:table-cell>
          <table:table-cell table:number-columns-repeated="2"/>
        </table:table-row>
        <table:table-row table:style-name="ro1">
          <table:table-cell office:value-type="float" office:value="15163643510046" calcext:value-type="float">
            <text:p>15163643510046</text:p>
          </table:table-cell>
          <table:table-cell office:value-type="float" office:value="114" calcext:value-type="float">
            <text:p>114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15163644305289" calcext:value-type="float">
            <text:p>15163644305289</text:p>
          </table:table-cell>
          <table:table-cell office:value-type="float" office:value="111" calcext:value-type="float">
            <text:p>111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15163645324026" calcext:value-type="float">
            <text:p>15163645324026</text:p>
          </table:table-cell>
          <table:table-cell office:value-type="float" office:value="114" calcext:value-type="float">
            <text:p>114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float" office:value="15163645342977" calcext:value-type="float">
            <text:p>15163645342977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3659085335" calcext:value-type="float">
            <text:p>15163659085335</text:p>
          </table:table-cell>
          <table:table-cell office:value-type="float" office:value="111" calcext:value-type="float">
            <text:p>111</text:p>
          </table:table-cell>
          <table:table-cell office:value-type="float" office:value="10188" calcext:value-type="float">
            <text:p>10188</text:p>
          </table:table-cell>
          <table:table-cell table:number-columns-repeated="2"/>
        </table:table-row>
        <table:table-row table:style-name="ro1">
          <table:table-cell office:value-type="float" office:value="15163683828360" calcext:value-type="float">
            <text:p>15163683828360</text:p>
          </table:table-cell>
          <table:table-cell office:value-type="float" office:value="114" calcext:value-type="float">
            <text:p>114</text:p>
          </table:table-cell>
          <table:table-cell office:value-type="float" office:value="19157" calcext:value-type="float">
            <text:p>19157</text:p>
          </table:table-cell>
          <table:table-cell table:number-columns-repeated="2"/>
        </table:table-row>
        <table:table-row table:style-name="ro1">
          <table:table-cell office:value-type="float" office:value="15163695396165" calcext:value-type="float">
            <text:p>15163695396165</text:p>
          </table:table-cell>
          <table:table-cell office:value-type="float" office:value="114" calcext:value-type="float">
            <text:p>114</text:p>
          </table:table-cell>
          <table:table-cell office:value-type="float" office:value="8909" calcext:value-type="float">
            <text:p>8909</text:p>
          </table:table-cell>
          <table:table-cell table:number-columns-repeated="2"/>
        </table:table-row>
        <table:table-row table:style-name="ro1">
          <table:table-cell office:value-type="float" office:value="15163724746455" calcext:value-type="float">
            <text:p>15163724746455</text:p>
          </table:table-cell>
          <table:table-cell office:value-type="float" office:value="114" calcext:value-type="float">
            <text:p>114</text:p>
          </table:table-cell>
          <table:table-cell office:value-type="float" office:value="22562" calcext:value-type="float">
            <text:p>22562</text:p>
          </table:table-cell>
          <table:table-cell table:number-columns-repeated="2"/>
        </table:table-row>
        <table:table-row table:style-name="ro1">
          <table:table-cell office:value-type="float" office:value="15163724769480" calcext:value-type="float">
            <text:p>15163724769480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63763270832" calcext:value-type="float">
            <text:p>15163763270832</text:p>
          </table:table-cell>
          <table:table-cell office:value-type="float" office:value="114" calcext:value-type="float">
            <text:p>114</text:p>
          </table:table-cell>
          <table:table-cell office:value-type="float" office:value="29780" calcext:value-type="float">
            <text:p>29780</text:p>
          </table:table-cell>
          <table:table-cell table:number-columns-repeated="2"/>
        </table:table-row>
        <table:table-row table:style-name="ro1">
          <table:table-cell office:value-type="float" office:value="15163804185879" calcext:value-type="float">
            <text:p>15163804185879</text:p>
          </table:table-cell>
          <table:table-cell office:value-type="float" office:value="114" calcext:value-type="float">
            <text:p>114</text:p>
          </table:table-cell>
          <table:table-cell office:value-type="float" office:value="32081" calcext:value-type="float">
            <text:p>32081</text:p>
          </table:table-cell>
          <table:table-cell table:number-columns-repeated="2"/>
        </table:table-row>
        <table:table-row table:style-name="ro1">
          <table:table-cell office:value-type="float" office:value="15163842711600" calcext:value-type="float">
            <text:p>15163842711600</text:p>
          </table:table-cell>
          <table:table-cell office:value-type="float" office:value="114" calcext:value-type="float">
            <text:p>114</text:p>
          </table:table-cell>
          <table:table-cell office:value-type="float" office:value="30273" calcext:value-type="float">
            <text:p>30273</text:p>
          </table:table-cell>
          <table:table-cell table:number-columns-repeated="2"/>
        </table:table-row>
        <table:table-row table:style-name="ro1">
          <table:table-cell office:value-type="float" office:value="15163883627067" calcext:value-type="float">
            <text:p>15163883627067</text:p>
          </table:table-cell>
          <table:table-cell office:value-type="float" office:value="114" calcext:value-type="float">
            <text:p>114</text:p>
          </table:table-cell>
          <table:table-cell office:value-type="float" office:value="31993" calcext:value-type="float">
            <text:p>31993</text:p>
          </table:table-cell>
          <table:table-cell table:number-columns-repeated="2"/>
        </table:table-row>
        <table:table-row table:style-name="ro1">
          <table:table-cell office:value-type="float" office:value="15163924565184" calcext:value-type="float">
            <text:p>15163924565184</text:p>
          </table:table-cell>
          <table:table-cell office:value-type="float" office:value="114" calcext:value-type="float">
            <text:p>114</text:p>
          </table:table-cell>
          <table:table-cell office:value-type="float" office:value="32484" calcext:value-type="float">
            <text:p>32484</text:p>
          </table:table-cell>
          <table:table-cell table:number-columns-repeated="2"/>
        </table:table-row>
        <table:table-row table:style-name="ro1">
          <table:table-cell office:value-type="float" office:value="15163963068042" calcext:value-type="float">
            <text:p>15163963068042</text:p>
          </table:table-cell>
          <table:table-cell office:value-type="float" office:value="114" calcext:value-type="float">
            <text:p>114</text:p>
          </table:table-cell>
          <table:table-cell office:value-type="float" office:value="30425" calcext:value-type="float">
            <text:p>30425</text:p>
          </table:table-cell>
          <table:table-cell table:number-columns-repeated="2"/>
        </table:table-row>
        <table:table-row table:style-name="ro1">
          <table:table-cell office:value-type="float" office:value="15164003986374" calcext:value-type="float">
            <text:p>15164003986374</text:p>
          </table:table-cell>
          <table:table-cell office:value-type="float" office:value="114" calcext:value-type="float">
            <text:p>114</text:p>
          </table:table-cell>
          <table:table-cell office:value-type="float" office:value="32505" calcext:value-type="float">
            <text:p>32505</text:p>
          </table:table-cell>
          <table:table-cell table:number-columns-repeated="2"/>
        </table:table-row>
        <table:table-row table:style-name="ro1">
          <table:table-cell office:value-type="float" office:value="15164042507190" calcext:value-type="float">
            <text:p>15164042507190</text:p>
          </table:table-cell>
          <table:table-cell office:value-type="float" office:value="114" calcext:value-type="float">
            <text:p>114</text:p>
          </table:table-cell>
          <table:table-cell office:value-type="float" office:value="30270" calcext:value-type="float">
            <text:p>30270</text:p>
          </table:table-cell>
          <table:table-cell table:number-columns-repeated="2"/>
        </table:table-row>
        <table:table-row table:style-name="ro1">
          <table:table-cell office:value-type="float" office:value="15164227214367" calcext:value-type="float">
            <text:p>15164227214367</text:p>
          </table:table-cell>
          <table:table-cell office:value-type="float" office:value="114" calcext:value-type="float">
            <text:p>114</text:p>
          </table:table-cell>
          <table:table-cell office:value-type="float" office:value="145614" calcext:value-type="float">
            <text:p>145614</text:p>
          </table:table-cell>
          <table:table-cell table:number-columns-repeated="2"/>
        </table:table-row>
        <table:table-row table:style-name="ro1">
          <table:table-cell office:value-type="float" office:value="15164228036184" calcext:value-type="float">
            <text:p>15164228036184</text:p>
          </table:table-cell>
          <table:table-cell office:value-type="float" office:value="114" calcext:value-type="float">
            <text:p>11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5164305947519" calcext:value-type="float">
            <text:p>15164305947519</text:p>
          </table:table-cell>
          <table:table-cell office:value-type="float" office:value="114" calcext:value-type="float">
            <text:p>114</text:p>
          </table:table-cell>
          <table:table-cell office:value-type="float" office:value="60279" calcext:value-type="float">
            <text:p>60279</text:p>
          </table:table-cell>
          <table:table-cell table:number-columns-repeated="2"/>
        </table:table-row>
        <table:table-row table:style-name="ro1">
          <table:table-cell office:value-type="float" office:value="15164306118963" calcext:value-type="float">
            <text:p>15164306118963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164306124636" calcext:value-type="float">
            <text:p>15164306124636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64309259669" calcext:value-type="float">
            <text:p>15164309259669</text:p>
          </table:table-cell>
          <table:table-cell office:value-type="float" office:value="114" calcext:value-type="float">
            <text:p>114</text:p>
          </table:table-cell>
          <table:table-cell office:value-type="float" office:value="2358" calcext:value-type="float">
            <text:p>2358</text:p>
          </table:table-cell>
          <table:table-cell table:number-columns-repeated="2"/>
        </table:table-row>
        <table:table-row table:style-name="ro1">
          <table:table-cell office:value-type="float" office:value="15164309382816" calcext:value-type="float">
            <text:p>15164309382816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5164310839769" calcext:value-type="float">
            <text:p>15164310839769</text:p>
          </table:table-cell>
          <table:table-cell office:value-type="float" office:value="114" calcext:value-type="float">
            <text:p>114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15164311068198" calcext:value-type="float">
            <text:p>15164311068198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164311110315" calcext:value-type="float">
            <text:p>15164311110315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164311499724" calcext:value-type="float">
            <text:p>15164311499724</text:p>
          </table:table-cell>
          <table:table-cell office:value-type="float" office:value="180" calcext:value-type="float">
            <text:p>180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15164311730898" calcext:value-type="float">
            <text:p>15164311730898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164311788174" calcext:value-type="float">
            <text:p>15164311788174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5164324202348" calcext:value-type="float">
            <text:p>15164324202348</text:p>
          </table:table-cell>
          <table:table-cell office:value-type="float" office:value="114" calcext:value-type="float">
            <text:p>114</text:p>
          </table:table-cell>
          <table:table-cell office:value-type="float" office:value="9225" calcext:value-type="float">
            <text:p>9225</text:p>
          </table:table-cell>
          <table:table-cell table:number-columns-repeated="2"/>
        </table:table-row>
        <table:table-row table:style-name="ro1">
          <table:table-cell office:value-type="float" office:value="15164362469016" calcext:value-type="float">
            <text:p>15164362469016</text:p>
          </table:table-cell>
          <table:table-cell office:value-type="float" office:value="114" calcext:value-type="float">
            <text:p>114</text:p>
          </table:table-cell>
          <table:table-cell office:value-type="float" office:value="30028" calcext:value-type="float">
            <text:p>30028</text:p>
          </table:table-cell>
          <table:table-cell table:number-columns-repeated="2"/>
        </table:table-row>
        <table:table-row table:style-name="ro1">
          <table:table-cell office:value-type="float" office:value="15164441907033" calcext:value-type="float">
            <text:p>15164441907033</text:p>
          </table:table-cell>
          <table:table-cell office:value-type="float" office:value="114" calcext:value-type="float">
            <text:p>114</text:p>
          </table:table-cell>
          <table:table-cell office:value-type="float" office:value="62996" calcext:value-type="float">
            <text:p>62996</text:p>
          </table:table-cell>
          <table:table-cell table:number-columns-repeated="2"/>
        </table:table-row>
        <table:table-row table:style-name="ro1">
          <table:table-cell office:value-type="float" office:value="15164482834146" calcext:value-type="float">
            <text:p>15164482834146</text:p>
          </table:table-cell>
          <table:table-cell office:value-type="float" office:value="111" calcext:value-type="float">
            <text:p>111</text:p>
          </table:table-cell>
          <table:table-cell office:value-type="float" office:value="31730" calcext:value-type="float">
            <text:p>31730</text:p>
          </table:table-cell>
          <table:table-cell table:number-columns-repeated="2"/>
        </table:table-row>
        <table:table-row table:style-name="ro1">
          <table:table-cell office:value-type="float" office:value="15164521326045" calcext:value-type="float">
            <text:p>15164521326045</text:p>
          </table:table-cell>
          <table:table-cell office:value-type="float" office:value="114" calcext:value-type="float">
            <text:p>114</text:p>
          </table:table-cell>
          <table:table-cell office:value-type="float" office:value="30422" calcext:value-type="float">
            <text:p>30422</text:p>
          </table:table-cell>
          <table:table-cell table:number-columns-repeated="2"/>
        </table:table-row>
        <table:table-row table:style-name="ro1">
          <table:table-cell office:value-type="float" office:value="15164562233934" calcext:value-type="float">
            <text:p>15164562233934</text:p>
          </table:table-cell>
          <table:table-cell office:value-type="float" office:value="114" calcext:value-type="float">
            <text:p>114</text:p>
          </table:table-cell>
          <table:table-cell office:value-type="float" office:value="32245" calcext:value-type="float">
            <text:p>32245</text:p>
          </table:table-cell>
          <table:table-cell table:number-columns-repeated="2"/>
        </table:table-row>
        <table:table-row table:style-name="ro1">
          <table:table-cell office:value-type="float" office:value="15164603142660" calcext:value-type="float">
            <text:p>15164603142660</text:p>
          </table:table-cell>
          <table:table-cell office:value-type="float" office:value="114" calcext:value-type="float">
            <text:p>114</text:p>
          </table:table-cell>
          <table:table-cell office:value-type="float" office:value="32499" calcext:value-type="float">
            <text:p>32499</text:p>
          </table:table-cell>
          <table:table-cell table:number-columns-repeated="2"/>
        </table:table-row>
        <table:table-row table:style-name="ro1">
          <table:table-cell office:value-type="float" office:value="15164761987122" calcext:value-type="float">
            <text:p>15164761987122</text:p>
          </table:table-cell>
          <table:table-cell office:value-type="float" office:value="114" calcext:value-type="float">
            <text:p>114</text:p>
          </table:table-cell>
          <table:table-cell office:value-type="float" office:value="125595" calcext:value-type="float">
            <text:p>125595</text:p>
          </table:table-cell>
          <table:table-cell table:number-columns-repeated="2"/>
        </table:table-row>
        <table:table-row table:style-name="ro1">
          <table:table-cell office:value-type="float" office:value="15164762009022" calcext:value-type="float">
            <text:p>15164762009022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66401985824" calcext:value-type="float">
            <text:p>15166401985824</text:p>
          </table:table-cell>
          <table:table-cell office:value-type="float" office:value="104" calcext:value-type="float">
            <text:p>104</text:p>
          </table:table-cell>
          <table:table-cell office:value-type="float" office:value="1295008" calcext:value-type="float">
            <text:p>1295008</text:p>
          </table:table-cell>
          <table:table-cell table:number-columns-repeated="2"/>
        </table:table-row>
        <table:table-row table:style-name="ro1">
          <table:table-cell office:value-type="float" office:value="15166402042461" calcext:value-type="float">
            <text:p>15166402042461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66438195656" calcext:value-type="float">
            <text:p>15166438195656</text:p>
          </table:table-cell>
          <table:table-cell office:value-type="float" office:value="114" calcext:value-type="float">
            <text:p>114</text:p>
          </table:table-cell>
          <table:table-cell office:value-type="float" office:value="28120" calcext:value-type="float">
            <text:p>28120</text:p>
          </table:table-cell>
          <table:table-cell table:number-columns-repeated="2"/>
        </table:table-row>
        <table:table-row table:style-name="ro1">
          <table:table-cell office:value-type="float" office:value="15166438582278" calcext:value-type="float">
            <text:p>15166438582278</text:p>
          </table:table-cell>
          <table:table-cell office:value-type="float" office:value="117" calcext:value-type="float">
            <text:p>117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15166441622709" calcext:value-type="float">
            <text:p>15166441622709</text:p>
          </table:table-cell>
          <table:table-cell office:value-type="float" office:value="114" calcext:value-type="float">
            <text:p>114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float" office:value="15166442302302" calcext:value-type="float">
            <text:p>15166442302302</text:p>
          </table:table-cell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15166517658060" calcext:value-type="float">
            <text:p>15166517658060</text:p>
          </table:table-cell>
          <table:table-cell office:value-type="float" office:value="114" calcext:value-type="float">
            <text:p>114</text:p>
          </table:table-cell>
          <table:table-cell office:value-type="float" office:value="58181" calcext:value-type="float">
            <text:p>58181</text:p>
          </table:table-cell>
          <table:table-cell table:number-columns-repeated="2"/>
        </table:table-row>
        <table:table-row table:style-name="ro1">
          <table:table-cell office:value-type="float" office:value="15166558571334" calcext:value-type="float">
            <text:p>15166558571334</text:p>
          </table:table-cell>
          <table:table-cell office:value-type="float" office:value="114" calcext:value-type="float">
            <text:p>114</text:p>
          </table:table-cell>
          <table:table-cell office:value-type="float" office:value="32555" calcext:value-type="float">
            <text:p>32555</text:p>
          </table:table-cell>
          <table:table-cell table:number-columns-repeated="2"/>
        </table:table-row>
        <table:table-row table:style-name="ro1">
          <table:table-cell office:value-type="float" office:value="15166597088880" calcext:value-type="float">
            <text:p>15166597088880</text:p>
          </table:table-cell>
          <table:table-cell office:value-type="float" office:value="114" calcext:value-type="float">
            <text:p>114</text:p>
          </table:table-cell>
          <table:table-cell office:value-type="float" office:value="30637" calcext:value-type="float">
            <text:p>30637</text:p>
          </table:table-cell>
          <table:table-cell table:number-columns-repeated="2"/>
        </table:table-row>
        <table:table-row table:style-name="ro1">
          <table:table-cell office:value-type="float" office:value="15166638000828" calcext:value-type="float">
            <text:p>15166638000828</text:p>
          </table:table-cell>
          <table:table-cell office:value-type="float" office:value="114" calcext:value-type="float">
            <text:p>114</text:p>
          </table:table-cell>
          <table:table-cell office:value-type="float" office:value="31891" calcext:value-type="float">
            <text:p>31891</text:p>
          </table:table-cell>
          <table:table-cell table:number-columns-repeated="2"/>
        </table:table-row>
        <table:table-row table:style-name="ro1">
          <table:table-cell office:value-type="float" office:value="15166717431627" calcext:value-type="float">
            <text:p>15166717431627</text:p>
          </table:table-cell>
          <table:table-cell office:value-type="float" office:value="114" calcext:value-type="float">
            <text:p>114</text:p>
          </table:table-cell>
          <table:table-cell office:value-type="float" office:value="62640" calcext:value-type="float">
            <text:p>62640</text:p>
          </table:table-cell>
          <table:table-cell table:number-columns-repeated="2"/>
        </table:table-row>
        <table:table-row table:style-name="ro1">
          <table:table-cell office:value-type="float" office:value="15166758344211" calcext:value-type="float">
            <text:p>15166758344211</text:p>
          </table:table-cell>
          <table:table-cell office:value-type="float" office:value="114" calcext:value-type="float">
            <text:p>114</text:p>
          </table:table-cell>
          <table:table-cell office:value-type="float" office:value="32477" calcext:value-type="float">
            <text:p>32477</text:p>
          </table:table-cell>
          <table:table-cell table:number-columns-repeated="2"/>
        </table:table-row>
        <table:table-row table:style-name="ro1">
          <table:table-cell office:value-type="float" office:value="15166796881755" calcext:value-type="float">
            <text:p>15166796881755</text:p>
          </table:table-cell>
          <table:table-cell office:value-type="float" office:value="111" calcext:value-type="float">
            <text:p>111</text:p>
          </table:table-cell>
          <table:table-cell office:value-type="float" office:value="30258" calcext:value-type="float">
            <text:p>30258</text:p>
          </table:table-cell>
          <table:table-cell table:number-columns-repeated="2"/>
        </table:table-row>
        <table:table-row table:style-name="ro1">
          <table:table-cell office:value-type="float" office:value="15166837794078" calcext:value-type="float">
            <text:p>15166837794078</text:p>
          </table:table-cell>
          <table:table-cell office:value-type="float" office:value="168" calcext:value-type="float">
            <text:p>168</text:p>
          </table:table-cell>
          <table:table-cell office:value-type="float" office:value="32348" calcext:value-type="float">
            <text:p>32348</text:p>
          </table:table-cell>
          <table:table-cell table:number-columns-repeated="2"/>
        </table:table-row>
        <table:table-row table:style-name="ro1">
          <table:table-cell office:value-type="float" office:value="15167724434787" calcext:value-type="float">
            <text:p>15167724434787</text:p>
          </table:table-cell>
          <table:table-cell office:value-type="float" office:value="114" calcext:value-type="float">
            <text:p>114</text:p>
          </table:table-cell>
          <table:table-cell office:value-type="float" office:value="700959" calcext:value-type="float">
            <text:p>700959</text:p>
          </table:table-cell>
          <table:table-cell table:number-columns-repeated="2"/>
        </table:table-row>
        <table:table-row table:style-name="ro1">
          <table:table-cell office:value-type="float" office:value="15167724466203" calcext:value-type="float">
            <text:p>15167724466203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67724476895" calcext:value-type="float">
            <text:p>1516772447689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67724479952" calcext:value-type="float">
            <text:p>1516772447995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67724485811" calcext:value-type="float">
            <text:p>15167724485811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67724495285" calcext:value-type="float">
            <text:p>15167724495285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67724520734" calcext:value-type="float">
            <text:p>15167724520734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67724542283" calcext:value-type="float">
            <text:p>15167724542283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67724646942" calcext:value-type="float">
            <text:p>15167724646942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5167724959298" calcext:value-type="float">
            <text:p>15167724959298</text:p>
          </table:table-cell>
          <table:table-cell office:value-type="float" office:value="114" calcext:value-type="float">
            <text:p>114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5167725039272" calcext:value-type="float">
            <text:p>15167725039272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5167725102110" calcext:value-type="float">
            <text:p>15167725102110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5167725114488" calcext:value-type="float">
            <text:p>1516772511448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7725182705" calcext:value-type="float">
            <text:p>15167725182705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5167725227510" calcext:value-type="float">
            <text:p>15167725227510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67725255728" calcext:value-type="float">
            <text:p>15167725255728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67725270662" calcext:value-type="float">
            <text:p>15167725270662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67725309491" calcext:value-type="float">
            <text:p>15167725309491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5167800605126" calcext:value-type="float">
            <text:p>15167800605126</text:p>
          </table:table-cell>
          <table:table-cell office:value-type="float" office:value="114" calcext:value-type="float">
            <text:p>114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</table:table-row>
        <table:table-row table:style-name="ro1">
          <table:table-cell office:value-type="float" office:value="15167802015495" calcext:value-type="float">
            <text:p>15167802015495</text:p>
          </table:table-cell>
          <table:table-cell office:value-type="float" office:value="114" calcext:value-type="float">
            <text:p>114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float" office:value="15167802035391" calcext:value-type="float">
            <text:p>15167802035391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67802049485" calcext:value-type="float">
            <text:p>15167802049485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67802052503" calcext:value-type="float">
            <text:p>1516780205250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67802060768" calcext:value-type="float">
            <text:p>1516780206076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67802063885" calcext:value-type="float">
            <text:p>1516780206388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67802080370" calcext:value-type="float">
            <text:p>15167802080370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67802101049" calcext:value-type="float">
            <text:p>15167802101049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67802413745" calcext:value-type="float">
            <text:p>15167802413745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5167802439731" calcext:value-type="float">
            <text:p>15167802439731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5167802473466" calcext:value-type="float">
            <text:p>15167802473466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167802540078" calcext:value-type="float">
            <text:p>15167802540078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5167802551196" calcext:value-type="float">
            <text:p>1516780255119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7802597060" calcext:value-type="float">
            <text:p>15167802597060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167802647100" calcext:value-type="float">
            <text:p>15167802647100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5167802665997" calcext:value-type="float">
            <text:p>15167802665997</text:p>
          </table:table-cell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7802701283" calcext:value-type="float">
            <text:p>15167802701283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5167802714033" calcext:value-type="float">
            <text:p>15167802714033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7802723834" calcext:value-type="float">
            <text:p>1516780272383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67802727293" calcext:value-type="float">
            <text:p>15167802727293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67802751815" calcext:value-type="float">
            <text:p>15167802751815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67802774819" calcext:value-type="float">
            <text:p>1516780277481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167802786108" calcext:value-type="float">
            <text:p>1516780278610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7802829140" calcext:value-type="float">
            <text:p>15167802829140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167802834720" calcext:value-type="float">
            <text:p>1516780283472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67802845679" calcext:value-type="float">
            <text:p>15167802845679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8067275430" calcext:value-type="float">
            <text:p>15168067275430</text:p>
          </table:table-cell>
          <table:table-cell office:value-type="float" office:value="106" calcext:value-type="float">
            <text:p>106</text:p>
          </table:table-cell>
          <table:table-cell office:value-type="float" office:value="208349" calcext:value-type="float">
            <text:p>208349</text:p>
          </table:table-cell>
          <table:table-cell table:number-columns-repeated="2"/>
        </table:table-row>
        <table:table-row table:style-name="ro1">
          <table:table-cell office:value-type="float" office:value="15168068522925" calcext:value-type="float">
            <text:p>15168068522925</text:p>
          </table:table-cell>
          <table:table-cell office:value-type="float" office:value="114" calcext:value-type="float">
            <text:p>114</text:p>
          </table:table-cell>
          <table:table-cell office:value-type="float" office:value="947" calcext:value-type="float">
            <text:p>947</text:p>
          </table:table-cell>
          <table:table-cell table:number-columns-repeated="2"/>
        </table:table-row>
        <table:table-row table:style-name="ro1">
          <table:table-cell office:value-type="float" office:value="15168068560086" calcext:value-type="float">
            <text:p>15168068560086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5168068577597" calcext:value-type="float">
            <text:p>15168068577597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68068585805" calcext:value-type="float">
            <text:p>1516806858580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68068596929" calcext:value-type="float">
            <text:p>15168068596929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168068603967" calcext:value-type="float">
            <text:p>15168068603967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68068615064" calcext:value-type="float">
            <text:p>15168068615064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8068726916" calcext:value-type="float">
            <text:p>15168068726916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5168068934750" calcext:value-type="float">
            <text:p>15168068934750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168068995068" calcext:value-type="float">
            <text:p>15168068995068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5168069006123" calcext:value-type="float">
            <text:p>15168069006123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8069065142" calcext:value-type="float">
            <text:p>15168069065142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168069080097" calcext:value-type="float">
            <text:p>15168069080097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168069091011" calcext:value-type="float">
            <text:p>15168069091011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8069128598" calcext:value-type="float">
            <text:p>15168069128598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5168069139599" calcext:value-type="float">
            <text:p>15168069139599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68069153258" calcext:value-type="float">
            <text:p>15168069153258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68069172029" calcext:value-type="float">
            <text:p>15168069172029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69164899458" calcext:value-type="float">
            <text:p>15169164899458</text:p>
          </table:table-cell>
          <table:table-cell office:value-type="float" office:value="106" calcext:value-type="float">
            <text:p>106</text:p>
          </table:table-cell>
          <table:table-cell office:value-type="float" office:value="865937" calcext:value-type="float">
            <text:p>865937</text:p>
          </table:table-cell>
          <table:table-cell table:number-columns-repeated="2"/>
        </table:table-row>
        <table:table-row table:style-name="ro1">
          <table:table-cell office:value-type="float" office:value="15169276174482" calcext:value-type="float">
            <text:p>15169276174482</text:p>
          </table:table-cell>
          <table:table-cell office:value-type="float" office:value="111" calcext:value-type="float">
            <text:p>111</text:p>
          </table:table-cell>
          <table:table-cell office:value-type="float" office:value="87221" calcext:value-type="float">
            <text:p>87221</text:p>
          </table:table-cell>
          <table:table-cell table:number-columns-repeated="2"/>
        </table:table-row>
        <table:table-row table:style-name="ro1">
          <table:table-cell office:value-type="float" office:value="15169312375209" calcext:value-type="float">
            <text:p>15169312375209</text:p>
          </table:table-cell>
          <table:table-cell office:value-type="float" office:value="114" calcext:value-type="float">
            <text:p>114</text:p>
          </table:table-cell>
          <table:table-cell office:value-type="float" office:value="28498" calcext:value-type="float">
            <text:p>28498</text:p>
          </table:table-cell>
          <table:table-cell table:number-columns-repeated="2"/>
        </table:table-row>
        <table:table-row table:style-name="ro1">
          <table:table-cell office:value-type="float" office:value="15169312791744" calcext:value-type="float">
            <text:p>15169312791744</text:p>
          </table:table-cell>
          <table:table-cell office:value-type="float" office:value="117" calcext:value-type="float">
            <text:p>117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15169315937349" calcext:value-type="float">
            <text:p>15169315937349</text:p>
          </table:table-cell>
          <table:table-cell office:value-type="float" office:value="114" calcext:value-type="float">
            <text:p>114</text:p>
          </table:table-cell>
          <table:table-cell office:value-type="float" office:value="2318" calcext:value-type="float">
            <text:p>2318</text:p>
          </table:table-cell>
          <table:table-cell table:number-columns-repeated="2"/>
        </table:table-row>
        <table:table-row table:style-name="ro1">
          <table:table-cell office:value-type="float" office:value="15169318630347" calcext:value-type="float">
            <text:p>15169318630347</text:p>
          </table:table-cell>
          <table:table-cell office:value-type="float" office:value="114" calcext:value-type="float">
            <text:p>114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float" office:value="15169350902406" calcext:value-type="float">
            <text:p>15169350902406</text:p>
          </table:table-cell>
          <table:table-cell office:value-type="float" office:value="114" calcext:value-type="float">
            <text:p>114</text:p>
          </table:table-cell>
          <table:table-cell office:value-type="float" office:value="24741" calcext:value-type="float">
            <text:p>24741</text:p>
          </table:table-cell>
          <table:table-cell table:number-columns-repeated="2"/>
        </table:table-row>
        <table:table-row table:style-name="ro1">
          <table:table-cell office:value-type="float" office:value="15169391872533" calcext:value-type="float">
            <text:p>15169391872533</text:p>
          </table:table-cell>
          <table:table-cell office:value-type="float" office:value="111" calcext:value-type="float">
            <text:p>111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</table:table-row>
        <table:table-row table:style-name="ro1">
          <table:table-cell office:value-type="float" office:value="15169391893755" calcext:value-type="float">
            <text:p>15169391893755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69430388222" calcext:value-type="float">
            <text:p>15169430388222</text:p>
          </table:table-cell>
          <table:table-cell office:value-type="float" office:value="114" calcext:value-type="float">
            <text:p>114</text:p>
          </table:table-cell>
          <table:table-cell office:value-type="float" office:value="30603" calcext:value-type="float">
            <text:p>30603</text:p>
          </table:table-cell>
          <table:table-cell table:number-columns-repeated="2"/>
        </table:table-row>
        <table:table-row table:style-name="ro1">
          <table:table-cell office:value-type="float" office:value="15169430408802" calcext:value-type="float">
            <text:p>15169430408802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69471294986" calcext:value-type="float">
            <text:p>15169471294986</text:p>
          </table:table-cell>
          <table:table-cell office:value-type="float" office:value="114" calcext:value-type="float">
            <text:p>114</text:p>
          </table:table-cell>
          <table:table-cell office:value-type="float" office:value="32561" calcext:value-type="float">
            <text:p>32561</text:p>
          </table:table-cell>
          <table:table-cell table:number-columns-repeated="2"/>
        </table:table-row>
        <table:table-row table:style-name="ro1">
          <table:table-cell office:value-type="float" office:value="15169471315743" calcext:value-type="float">
            <text:p>15169471315743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69509808419" calcext:value-type="float">
            <text:p>15169509808419</text:p>
          </table:table-cell>
          <table:table-cell office:value-type="float" office:value="114" calcext:value-type="float">
            <text:p>114</text:p>
          </table:table-cell>
          <table:table-cell office:value-type="float" office:value="30651" calcext:value-type="float">
            <text:p>30651</text:p>
          </table:table-cell>
          <table:table-cell table:number-columns-repeated="2"/>
        </table:table-row>
        <table:table-row table:style-name="ro1">
          <table:table-cell office:value-type="float" office:value="15169550735178" calcext:value-type="float">
            <text:p>15169550735178</text:p>
          </table:table-cell>
          <table:table-cell office:value-type="float" office:value="174" calcext:value-type="float">
            <text:p>174</text:p>
          </table:table-cell>
          <table:table-cell office:value-type="float" office:value="32593" calcext:value-type="float">
            <text:p>32593</text:p>
          </table:table-cell>
          <table:table-cell table:number-columns-repeated="2"/>
        </table:table-row>
        <table:table-row table:style-name="ro1">
          <table:table-cell office:value-type="float" office:value="15169591624938" calcext:value-type="float">
            <text:p>15169591624938</text:p>
          </table:table-cell>
          <table:table-cell office:value-type="float" office:value="114" calcext:value-type="float">
            <text:p>114</text:p>
          </table:table-cell>
          <table:table-cell office:value-type="float" office:value="32077" calcext:value-type="float">
            <text:p>32077</text:p>
          </table:table-cell>
          <table:table-cell table:number-columns-repeated="2"/>
        </table:table-row>
        <table:table-row table:style-name="ro1">
          <table:table-cell office:value-type="float" office:value="15169591646304" calcext:value-type="float">
            <text:p>15169591646304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169630134981" calcext:value-type="float">
            <text:p>15169630134981</text:p>
          </table:table-cell>
          <table:table-cell office:value-type="float" office:value="111" calcext:value-type="float">
            <text:p>111</text:p>
          </table:table-cell>
          <table:table-cell office:value-type="float" office:value="30356" calcext:value-type="float">
            <text:p>30356</text:p>
          </table:table-cell>
          <table:table-cell table:number-columns-repeated="2"/>
        </table:table-row>
        <table:table-row table:style-name="ro1">
          <table:table-cell office:value-type="float" office:value="15169750457991" calcext:value-type="float">
            <text:p>15169750457991</text:p>
          </table:table-cell>
          <table:table-cell office:value-type="float" office:value="114" calcext:value-type="float">
            <text:p>114</text:p>
          </table:table-cell>
          <table:table-cell office:value-type="float" office:value="93800" calcext:value-type="float">
            <text:p>93800</text:p>
          </table:table-cell>
          <table:table-cell table:number-columns-repeated="2"/>
        </table:table-row>
        <table:table-row table:style-name="ro1">
          <table:table-cell office:value-type="float" office:value="15169791366855" calcext:value-type="float">
            <text:p>15169791366855</text:p>
          </table:table-cell>
          <table:table-cell office:value-type="float" office:value="114" calcext:value-type="float">
            <text:p>114</text:p>
          </table:table-cell>
          <table:table-cell office:value-type="float" office:value="32460" calcext:value-type="float">
            <text:p>32460</text:p>
          </table:table-cell>
          <table:table-cell table:number-columns-repeated="2"/>
        </table:table-row>
        <table:table-row table:style-name="ro1">
          <table:table-cell office:value-type="float" office:value="15169897767153" calcext:value-type="float">
            <text:p>15169897767153</text:p>
          </table:table-cell>
          <table:table-cell office:value-type="float" office:value="123" calcext:value-type="float">
            <text:p>123</text:p>
          </table:table-cell>
          <table:table-cell office:value-type="float" office:value="83507" calcext:value-type="float">
            <text:p>83507</text:p>
          </table:table-cell>
          <table:table-cell table:number-columns-repeated="2"/>
        </table:table-row>
        <table:table-row table:style-name="ro1">
          <table:table-cell office:value-type="float" office:value="15169900972911" calcext:value-type="float">
            <text:p>15169900972911</text:p>
          </table:table-cell>
          <table:table-cell office:value-type="float" office:value="114" calcext:value-type="float">
            <text:p>114</text:p>
          </table:table-cell>
          <table:table-cell office:value-type="float" office:value="2322" calcext:value-type="float">
            <text:p>2322</text:p>
          </table:table-cell>
          <table:table-cell table:number-columns-repeated="2"/>
        </table:table-row>
        <table:table-row table:style-name="ro1">
          <table:table-cell office:value-type="float" office:value="15169901563398" calcext:value-type="float">
            <text:p>15169901563398</text:p>
          </table:table-cell>
          <table:table-cell office:value-type="float" office:value="114" calcext:value-type="float">
            <text:p>114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15172150213446" calcext:value-type="float">
            <text:p>15172150213446</text:p>
          </table:table-cell>
          <table:table-cell office:value-type="float" office:value="114" calcext:value-type="float">
            <text:p>114</text:p>
          </table:table-cell>
          <table:table-cell office:value-type="float" office:value="1777044" calcext:value-type="float">
            <text:p>1777044</text:p>
          </table:table-cell>
          <table:table-cell table:number-columns-repeated="2"/>
        </table:table-row>
        <table:table-row table:style-name="ro1">
          <table:table-cell office:value-type="float" office:value="15172150469934" calcext:value-type="float">
            <text:p>15172150469934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172184175153" calcext:value-type="float">
            <text:p>15172184175153</text:p>
          </table:table-cell>
          <table:table-cell office:value-type="float" office:value="114" calcext:value-type="float">
            <text:p>114</text:p>
          </table:table-cell>
          <table:table-cell office:value-type="float" office:value="26416" calcext:value-type="float">
            <text:p>26416</text:p>
          </table:table-cell>
          <table:table-cell table:number-columns-repeated="2"/>
        </table:table-row>
        <table:table-row table:style-name="ro1">
          <table:table-cell office:value-type="float" office:value="15172184560899" calcext:value-type="float">
            <text:p>15172184560899</text:p>
          </table:table-cell>
          <table:table-cell office:value-type="float" office:value="126" calcext:value-type="float">
            <text:p>126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5172263606885" calcext:value-type="float">
            <text:p>15172263606885</text:p>
          </table:table-cell>
          <table:table-cell office:value-type="float" office:value="114" calcext:value-type="float">
            <text:p>114</text:p>
          </table:table-cell>
          <table:table-cell office:value-type="float" office:value="61549" calcext:value-type="float">
            <text:p>61549</text:p>
          </table:table-cell>
          <table:table-cell table:number-columns-repeated="2"/>
        </table:table-row>
        <table:table-row table:style-name="ro1">
          <table:table-cell office:value-type="float" office:value="15172304514186" calcext:value-type="float">
            <text:p>15172304514186</text:p>
          </table:table-cell>
          <table:table-cell office:value-type="float" office:value="168" calcext:value-type="float">
            <text:p>168</text:p>
          </table:table-cell>
          <table:table-cell office:value-type="float" office:value="32422" calcext:value-type="float">
            <text:p>32422</text:p>
          </table:table-cell>
          <table:table-cell table:number-columns-repeated="2"/>
        </table:table-row>
        <table:table-row table:style-name="ro1">
          <table:table-cell office:value-type="float" office:value="15172304533410" calcext:value-type="float">
            <text:p>15172304533410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72345422435" calcext:value-type="float">
            <text:p>15172345422435</text:p>
          </table:table-cell>
          <table:table-cell office:value-type="float" office:value="114" calcext:value-type="float">
            <text:p>114</text:p>
          </table:table-cell>
          <table:table-cell office:value-type="float" office:value="32435" calcext:value-type="float">
            <text:p>32435</text:p>
          </table:table-cell>
          <table:table-cell table:number-columns-repeated="2"/>
        </table:table-row>
        <table:table-row table:style-name="ro1">
          <table:table-cell office:value-type="float" office:value="15172383936258" calcext:value-type="float">
            <text:p>15172383936258</text:p>
          </table:table-cell>
          <table:table-cell office:value-type="float" office:value="114" calcext:value-type="float">
            <text:p>114</text:p>
          </table:table-cell>
          <table:table-cell office:value-type="float" office:value="30601" calcext:value-type="float">
            <text:p>30601</text:p>
          </table:table-cell>
          <table:table-cell table:number-columns-repeated="2"/>
        </table:table-row>
        <table:table-row table:style-name="ro1">
          <table:table-cell office:value-type="float" office:value="15172424842131" calcext:value-type="float">
            <text:p>15172424842131</text:p>
          </table:table-cell>
          <table:table-cell office:value-type="float" office:value="114" calcext:value-type="float">
            <text:p>114</text:p>
          </table:table-cell>
          <table:table-cell office:value-type="float" office:value="32222" calcext:value-type="float">
            <text:p>32222</text:p>
          </table:table-cell>
          <table:table-cell table:number-columns-repeated="2"/>
        </table:table-row>
        <table:table-row table:style-name="ro1">
          <table:table-cell office:value-type="float" office:value="15172463354697" calcext:value-type="float">
            <text:p>15172463354697</text:p>
          </table:table-cell>
          <table:table-cell office:value-type="float" office:value="114" calcext:value-type="float">
            <text:p>114</text:p>
          </table:table-cell>
          <table:table-cell office:value-type="float" office:value="30377" calcext:value-type="float">
            <text:p>30377</text:p>
          </table:table-cell>
          <table:table-cell table:number-columns-repeated="2"/>
        </table:table-row>
        <table:table-row table:style-name="ro1">
          <table:table-cell office:value-type="float" office:value="15172504259628" calcext:value-type="float">
            <text:p>15172504259628</text:p>
          </table:table-cell>
          <table:table-cell office:value-type="float" office:value="114" calcext:value-type="float">
            <text:p>114</text:p>
          </table:table-cell>
          <table:table-cell office:value-type="float" office:value="32570" calcext:value-type="float">
            <text:p>32570</text:p>
          </table:table-cell>
          <table:table-cell table:number-columns-repeated="2"/>
        </table:table-row>
        <table:table-row table:style-name="ro1">
          <table:table-cell office:value-type="float" office:value="15172545169323" calcext:value-type="float">
            <text:p>15172545169323</text:p>
          </table:table-cell>
          <table:table-cell office:value-type="float" office:value="114" calcext:value-type="float">
            <text:p>114</text:p>
          </table:table-cell>
          <table:table-cell office:value-type="float" office:value="32214" calcext:value-type="float">
            <text:p>32214</text:p>
          </table:table-cell>
          <table:table-cell table:number-columns-repeated="2"/>
        </table:table-row>
        <table:table-row table:style-name="ro1">
          <table:table-cell office:value-type="float" office:value="15172583679585" calcext:value-type="float">
            <text:p>15172583679585</text:p>
          </table:table-cell>
          <table:table-cell office:value-type="float" office:value="114" calcext:value-type="float">
            <text:p>114</text:p>
          </table:table-cell>
          <table:table-cell office:value-type="float" office:value="30151" calcext:value-type="float">
            <text:p>30151</text:p>
          </table:table-cell>
          <table:table-cell table:number-columns-repeated="2"/>
        </table:table-row>
        <table:table-row table:style-name="ro1">
          <table:table-cell office:value-type="float" office:value="15172663098687" calcext:value-type="float">
            <text:p>15172663098687</text:p>
          </table:table-cell>
          <table:table-cell office:value-type="float" office:value="114" calcext:value-type="float">
            <text:p>114</text:p>
          </table:table-cell>
          <table:table-cell office:value-type="float" office:value="62942" calcext:value-type="float">
            <text:p>62942</text:p>
          </table:table-cell>
          <table:table-cell table:number-columns-repeated="2"/>
        </table:table-row>
        <table:table-row table:style-name="ro1">
          <table:table-cell office:value-type="float" office:value="15173806208151" calcext:value-type="float">
            <text:p>15173806208151</text:p>
          </table:table-cell>
          <table:table-cell office:value-type="float" office:value="117" calcext:value-type="float">
            <text:p>117</text:p>
          </table:table-cell>
          <table:table-cell office:value-type="float" office:value="898338" calcext:value-type="float">
            <text:p>898338</text:p>
          </table:table-cell>
          <table:table-cell table:number-columns-repeated="2"/>
        </table:table-row>
        <table:table-row table:style-name="ro1">
          <table:table-cell office:value-type="float" office:value="15173869645416" calcext:value-type="float">
            <text:p>15173869645416</text:p>
          </table:table-cell>
          <table:table-cell office:value-type="float" office:value="114" calcext:value-type="float">
            <text:p>114</text:p>
          </table:table-cell>
          <table:table-cell office:value-type="float" office:value="47591" calcext:value-type="float">
            <text:p>47591</text:p>
          </table:table-cell>
          <table:table-cell table:number-columns-repeated="2"/>
        </table:table-row>
        <table:table-row table:style-name="ro1">
          <table:table-cell office:value-type="float" office:value="15173876985699" calcext:value-type="float">
            <text:p>15173876985699</text:p>
          </table:table-cell>
          <table:table-cell office:value-type="float" office:value="114" calcext:value-type="float">
            <text:p>114</text:p>
          </table:table-cell>
          <table:table-cell office:value-type="float" office:value="5651" calcext:value-type="float">
            <text:p>5651</text:p>
          </table:table-cell>
          <table:table-cell table:number-columns-repeated="2"/>
        </table:table-row>
        <table:table-row table:style-name="ro1">
          <table:table-cell office:value-type="float" office:value="15174936890988" calcext:value-type="float">
            <text:p>15174936890988</text:p>
          </table:table-cell>
          <table:table-cell office:value-type="float" office:value="114" calcext:value-type="float">
            <text:p>114</text:p>
          </table:table-cell>
          <table:table-cell office:value-type="float" office:value="829528" calcext:value-type="float">
            <text:p>829528</text:p>
          </table:table-cell>
          <table:table-cell table:number-columns-repeated="2"/>
        </table:table-row>
        <table:table-row table:style-name="ro1">
          <table:table-cell office:value-type="float" office:value="15174936941997" calcext:value-type="float">
            <text:p>15174936941997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175021675260" calcext:value-type="float">
            <text:p>15175021675260</text:p>
          </table:table-cell>
          <table:table-cell office:value-type="float" office:value="132" calcext:value-type="float">
            <text:p>132</text:p>
          </table:table-cell>
          <table:table-cell office:value-type="float" office:value="63902" calcext:value-type="float">
            <text:p>63902</text:p>
          </table:table-cell>
          <table:table-cell table:number-columns-repeated="2"/>
        </table:table-row>
        <table:table-row table:style-name="ro1">
          <table:table-cell office:value-type="float" office:value="15175021940052" calcext:value-type="float">
            <text:p>15175021940052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175058220786" calcext:value-type="float">
            <text:p>15175058220786</text:p>
          </table:table-cell>
          <table:table-cell office:value-type="float" office:value="114" calcext:value-type="float">
            <text:p>114</text:p>
          </table:table-cell>
          <table:table-cell office:value-type="float" office:value="27303" calcext:value-type="float">
            <text:p>27303</text:p>
          </table:table-cell>
          <table:table-cell table:number-columns-repeated="2"/>
        </table:table-row>
        <table:table-row table:style-name="ro1">
          <table:table-cell office:value-type="float" office:value="15175058621064" calcext:value-type="float">
            <text:p>15175058621064</text:p>
          </table:table-cell>
          <table:table-cell office:value-type="float" office:value="120" calcext:value-type="float">
            <text:p>120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5175099146702" calcext:value-type="float">
            <text:p>15175099146702</text:p>
          </table:table-cell>
          <table:table-cell office:value-type="float" office:value="114" calcext:value-type="float">
            <text:p>114</text:p>
          </table:table-cell>
          <table:table-cell office:value-type="float" office:value="30014" calcext:value-type="float">
            <text:p>30014</text:p>
          </table:table-cell>
          <table:table-cell table:number-columns-repeated="2"/>
        </table:table-row>
        <table:table-row table:style-name="ro1">
          <table:table-cell office:value-type="float" office:value="15175137628116" calcext:value-type="float">
            <text:p>15175137628116</text:p>
          </table:table-cell>
          <table:table-cell office:value-type="float" office:value="114" calcext:value-type="float">
            <text:p>114</text:p>
          </table:table-cell>
          <table:table-cell office:value-type="float" office:value="29130" calcext:value-type="float">
            <text:p>29130</text:p>
          </table:table-cell>
          <table:table-cell table:number-columns-repeated="2"/>
        </table:table-row>
        <table:table-row table:style-name="ro1">
          <table:table-cell office:value-type="float" office:value="15175137642489" calcext:value-type="float">
            <text:p>15175137642489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175178519586" calcext:value-type="float">
            <text:p>15175178519586</text:p>
          </table:table-cell>
          <table:table-cell office:value-type="float" office:value="114" calcext:value-type="float">
            <text:p>114</text:p>
          </table:table-cell>
          <table:table-cell office:value-type="float" office:value="31192" calcext:value-type="float">
            <text:p>31192</text:p>
          </table:table-cell>
          <table:table-cell table:number-columns-repeated="2"/>
        </table:table-row>
        <table:table-row table:style-name="ro1">
          <table:table-cell office:value-type="float" office:value="15175178532180" calcext:value-type="float">
            <text:p>1517517853218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75257911916" calcext:value-type="float">
            <text:p>15175257911916</text:p>
          </table:table-cell>
          <table:table-cell office:value-type="float" office:value="114" calcext:value-type="float">
            <text:p>114</text:p>
          </table:table-cell>
          <table:table-cell office:value-type="float" office:value="60081" calcext:value-type="float">
            <text:p>60081</text:p>
          </table:table-cell>
          <table:table-cell table:number-columns-repeated="2"/>
        </table:table-row>
        <table:table-row table:style-name="ro1">
          <table:table-cell office:value-type="float" office:value="15175378199055" calcext:value-type="float">
            <text:p>15175378199055</text:p>
          </table:table-cell>
          <table:table-cell office:value-type="float" office:value="114" calcext:value-type="float">
            <text:p>114</text:p>
          </table:table-cell>
          <table:table-cell office:value-type="float" office:value="90700" calcext:value-type="float">
            <text:p>90700</text:p>
          </table:table-cell>
          <table:table-cell table:number-columns-repeated="2"/>
        </table:table-row>
        <table:table-row table:style-name="ro1">
          <table:table-cell office:value-type="float" office:value="15175416664989" calcext:value-type="float">
            <text:p>15175416664989</text:p>
          </table:table-cell>
          <table:table-cell office:value-type="float" office:value="114" calcext:value-type="float">
            <text:p>114</text:p>
          </table:table-cell>
          <table:table-cell office:value-type="float" office:value="29099" calcext:value-type="float">
            <text:p>29099</text:p>
          </table:table-cell>
          <table:table-cell table:number-columns-repeated="2"/>
        </table:table-row>
        <table:table-row table:style-name="ro1">
          <table:table-cell office:value-type="float" office:value="15175457537754" calcext:value-type="float">
            <text:p>15175457537754</text:p>
          </table:table-cell>
          <table:table-cell office:value-type="float" office:value="114" calcext:value-type="float">
            <text:p>114</text:p>
          </table:table-cell>
          <table:table-cell office:value-type="float" office:value="30760" calcext:value-type="float">
            <text:p>30760</text:p>
          </table:table-cell>
          <table:table-cell table:number-columns-repeated="2"/>
        </table:table-row>
        <table:table-row table:style-name="ro1">
          <table:table-cell office:value-type="float" office:value="15175498412322" calcext:value-type="float">
            <text:p>15175498412322</text:p>
          </table:table-cell>
          <table:table-cell office:value-type="float" office:value="114" calcext:value-type="float">
            <text:p>114</text:p>
          </table:table-cell>
          <table:table-cell office:value-type="float" office:value="30973" calcext:value-type="float">
            <text:p>30973</text:p>
          </table:table-cell>
          <table:table-cell table:number-columns-repeated="2"/>
        </table:table-row>
        <table:table-row table:style-name="ro1">
          <table:table-cell office:value-type="float" office:value="15177100500345" calcext:value-type="float">
            <text:p>15177100500345</text:p>
          </table:table-cell>
          <table:table-cell office:value-type="float" office:value="114" calcext:value-type="float">
            <text:p>114</text:p>
          </table:table-cell>
          <table:table-cell office:value-type="float" office:value="1244902" calcext:value-type="float">
            <text:p>1244902</text:p>
          </table:table-cell>
          <table:table-cell table:number-columns-repeated="2"/>
        </table:table-row>
        <table:table-row table:style-name="ro1">
          <table:table-cell office:value-type="float" office:value="15177100607916" calcext:value-type="float">
            <text:p>15177100607916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5177100868370" calcext:value-type="float">
            <text:p>15177100868370</text:p>
          </table:table-cell>
          <table:table-cell office:value-type="float" office:value="114" calcext:value-type="float">
            <text:p>11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5177109139409" calcext:value-type="float">
            <text:p>15177109139409</text:p>
          </table:table-cell>
          <table:table-cell office:value-type="float" office:value="114" calcext:value-type="float">
            <text:p>114</text:p>
          </table:table-cell>
          <table:table-cell office:value-type="float" office:value="6222" calcext:value-type="float">
            <text:p>6222</text:p>
          </table:table-cell>
          <table:table-cell table:number-columns-repeated="2"/>
        </table:table-row>
        <table:table-row table:style-name="ro1">
          <table:table-cell office:value-type="float" office:value="15177114577911" calcext:value-type="float">
            <text:p>15177114577911</text:p>
          </table:table-cell>
          <table:table-cell office:value-type="float" office:value="114" calcext:value-type="float">
            <text:p>114</text:p>
          </table:table-cell>
          <table:table-cell office:value-type="float" office:value="3988" calcext:value-type="float">
            <text:p>3988</text:p>
          </table:table-cell>
          <table:table-cell table:number-columns-repeated="2"/>
        </table:table-row>
        <table:table-row table:style-name="ro1">
          <table:table-cell office:value-type="float" office:value="15177115043634" calcext:value-type="float">
            <text:p>15177115043634</text:p>
          </table:table-cell>
          <table:table-cell office:value-type="float" office:value="114" calcext:value-type="float">
            <text:p>114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15177139303155" calcext:value-type="float">
            <text:p>15177139303155</text:p>
          </table:table-cell>
          <table:table-cell office:value-type="float" office:value="114" calcext:value-type="float">
            <text:p>114</text:p>
          </table:table-cell>
          <table:table-cell office:value-type="float" office:value="18059" calcext:value-type="float">
            <text:p>18059</text:p>
          </table:table-cell>
          <table:table-cell table:number-columns-repeated="2"/>
        </table:table-row>
        <table:table-row table:style-name="ro1">
          <table:table-cell office:value-type="float" office:value="15177180255714" calcext:value-type="float">
            <text:p>15177180255714</text:p>
          </table:table-cell>
          <table:table-cell office:value-type="float" office:value="111" calcext:value-type="float">
            <text:p>111</text:p>
          </table:table-cell>
          <table:table-cell office:value-type="float" office:value="30655" calcext:value-type="float">
            <text:p>30655</text:p>
          </table:table-cell>
          <table:table-cell table:number-columns-repeated="2"/>
        </table:table-row>
        <table:table-row table:style-name="ro1">
          <table:table-cell office:value-type="float" office:value="15177218767575" calcext:value-type="float">
            <text:p>15177218767575</text:p>
          </table:table-cell>
          <table:table-cell office:value-type="float" office:value="114" calcext:value-type="float">
            <text:p>114</text:p>
          </table:table-cell>
          <table:table-cell office:value-type="float" office:value="29391" calcext:value-type="float">
            <text:p>29391</text:p>
          </table:table-cell>
          <table:table-cell table:number-columns-repeated="2"/>
        </table:table-row>
        <table:table-row table:style-name="ro1">
          <table:table-cell office:value-type="float" office:value="15177259645938" calcext:value-type="float">
            <text:p>15177259645938</text:p>
          </table:table-cell>
          <table:table-cell office:value-type="float" office:value="114" calcext:value-type="float">
            <text:p>114</text:p>
          </table:table-cell>
          <table:table-cell office:value-type="float" office:value="31760" calcext:value-type="float">
            <text:p>31760</text:p>
          </table:table-cell>
          <table:table-cell table:number-columns-repeated="2"/>
        </table:table-row>
        <table:table-row table:style-name="ro1">
          <table:table-cell office:value-type="float" office:value="15177259665282" calcext:value-type="float">
            <text:p>15177259665282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77279597508" calcext:value-type="float">
            <text:p>15177279597508</text:p>
          </table:table-cell>
          <table:table-cell office:value-type="float" office:value="104" calcext:value-type="float">
            <text:p>104</text:p>
          </table:table-cell>
          <table:table-cell office:value-type="float" office:value="15744" calcext:value-type="float">
            <text:p>15744</text:p>
          </table:table-cell>
          <table:table-cell table:number-columns-repeated="2"/>
        </table:table-row>
        <table:table-row table:style-name="ro1">
          <table:table-cell office:value-type="float" office:value="15177300529914" calcext:value-type="float">
            <text:p>15177300529914</text:p>
          </table:table-cell>
          <table:table-cell office:value-type="float" office:value="114" calcext:value-type="float">
            <text:p>114</text:p>
          </table:table-cell>
          <table:table-cell office:value-type="float" office:value="16030" calcext:value-type="float">
            <text:p>16030</text:p>
          </table:table-cell>
          <table:table-cell table:number-columns-repeated="2"/>
        </table:table-row>
        <table:table-row table:style-name="ro1">
          <table:table-cell office:value-type="float" office:value="15177319904978" calcext:value-type="float">
            <text:p>15177319904978</text:p>
          </table:table-cell>
          <table:table-cell office:value-type="float" office:value="106" calcext:value-type="float">
            <text:p>106</text:p>
          </table:table-cell>
          <table:table-cell office:value-type="float" office:value="15251" calcext:value-type="float">
            <text:p>15251</text:p>
          </table:table-cell>
          <table:table-cell table:number-columns-repeated="2"/>
        </table:table-row>
        <table:table-row table:style-name="ro1">
          <table:table-cell office:value-type="float" office:value="15177339010866" calcext:value-type="float">
            <text:p>15177339010866</text:p>
          </table:table-cell>
          <table:table-cell office:value-type="float" office:value="114" calcext:value-type="float">
            <text:p>114</text:p>
          </table:table-cell>
          <table:table-cell office:value-type="float" office:value="14985" calcext:value-type="float">
            <text:p>14985</text:p>
          </table:table-cell>
          <table:table-cell table:number-columns-repeated="2"/>
        </table:table-row>
        <table:table-row table:style-name="ro1">
          <table:table-cell office:value-type="float" office:value="15177379881495" calcext:value-type="float">
            <text:p>15177379881495</text:p>
          </table:table-cell>
          <table:table-cell office:value-type="float" office:value="114" calcext:value-type="float">
            <text:p>114</text:p>
          </table:table-cell>
          <table:table-cell office:value-type="float" office:value="32227" calcext:value-type="float">
            <text:p>32227</text:p>
          </table:table-cell>
          <table:table-cell table:number-columns-repeated="2"/>
        </table:table-row>
        <table:table-row table:style-name="ro1">
          <table:table-cell office:value-type="float" office:value="15177459209259" calcext:value-type="float">
            <text:p>15177459209259</text:p>
          </table:table-cell>
          <table:table-cell office:value-type="float" office:value="180" calcext:value-type="float">
            <text:p>180</text:p>
          </table:table-cell>
          <table:table-cell office:value-type="float" office:value="62734" calcext:value-type="float">
            <text:p>62734</text:p>
          </table:table-cell>
          <table:table-cell table:number-columns-repeated="2"/>
        </table:table-row>
        <table:table-row table:style-name="ro1">
          <table:table-cell office:value-type="float" office:value="15177459229116" calcext:value-type="float">
            <text:p>15177459229116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77497713875" calcext:value-type="float">
            <text:p>15177497713875</text:p>
          </table:table-cell>
          <table:table-cell office:value-type="float" office:value="111" calcext:value-type="float">
            <text:p>111</text:p>
          </table:table-cell>
          <table:table-cell office:value-type="float" office:value="30531" calcext:value-type="float">
            <text:p>30531</text:p>
          </table:table-cell>
          <table:table-cell table:number-columns-repeated="2"/>
        </table:table-row>
        <table:table-row table:style-name="ro1">
          <table:table-cell office:value-type="float" office:value="15177538583499" calcext:value-type="float">
            <text:p>15177538583499</text:p>
          </table:table-cell>
          <table:table-cell office:value-type="float" office:value="114" calcext:value-type="float">
            <text:p>114</text:p>
          </table:table-cell>
          <table:table-cell office:value-type="float" office:value="32459" calcext:value-type="float">
            <text:p>32459</text:p>
          </table:table-cell>
          <table:table-cell table:number-columns-repeated="2"/>
        </table:table-row>
        <table:table-row table:style-name="ro1">
          <table:table-cell office:value-type="float" office:value="15177579456291" calcext:value-type="float">
            <text:p>15177579456291</text:p>
          </table:table-cell>
          <table:table-cell office:value-type="float" office:value="129" calcext:value-type="float">
            <text:p>129</text:p>
          </table:table-cell>
          <table:table-cell office:value-type="float" office:value="32278" calcext:value-type="float">
            <text:p>32278</text:p>
          </table:table-cell>
          <table:table-cell table:number-columns-repeated="2"/>
        </table:table-row>
        <table:table-row table:style-name="ro1">
          <table:table-cell office:value-type="float" office:value="15177579474543" calcext:value-type="float">
            <text:p>15177579474543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77617887551" calcext:value-type="float">
            <text:p>15177617887551</text:p>
          </table:table-cell>
          <table:table-cell office:value-type="float" office:value="111" calcext:value-type="float">
            <text:p>111</text:p>
          </table:table-cell>
          <table:table-cell office:value-type="float" office:value="29705" calcext:value-type="float">
            <text:p>29705</text:p>
          </table:table-cell>
          <table:table-cell table:number-columns-repeated="2"/>
        </table:table-row>
        <table:table-row table:style-name="ro1">
          <table:table-cell office:value-type="float" office:value="15177617939370" calcext:value-type="float">
            <text:p>15177617939370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5177867511899" calcext:value-type="float">
            <text:p>15177867511899</text:p>
          </table:table-cell>
          <table:table-cell office:value-type="float" office:value="114" calcext:value-type="float">
            <text:p>114</text:p>
          </table:table-cell>
          <table:table-cell office:value-type="float" office:value="192518" calcext:value-type="float">
            <text:p>192518</text:p>
          </table:table-cell>
          <table:table-cell table:number-columns-repeated="2"/>
        </table:table-row>
        <table:table-row table:style-name="ro1">
          <table:table-cell office:value-type="float" office:value="15177872240154" calcext:value-type="float">
            <text:p>15177872240154</text:p>
          </table:table-cell>
          <table:table-cell office:value-type="float" office:value="184" calcext:value-type="float">
            <text:p>184</text:p>
          </table:table-cell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15177872558061" calcext:value-type="float">
            <text:p>15177872558061</text:p>
          </table:table-cell>
          <table:table-cell office:value-type="float" office:value="117" calcext:value-type="float">
            <text:p>117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5177906449442" calcext:value-type="float">
            <text:p>15177906449442</text:p>
          </table:table-cell>
          <table:table-cell office:value-type="float" office:value="117" calcext:value-type="float">
            <text:p>117</text:p>
          </table:table-cell>
          <table:table-cell office:value-type="float" office:value="26554" calcext:value-type="float">
            <text:p>26554</text:p>
          </table:table-cell>
          <table:table-cell table:number-columns-repeated="2"/>
        </table:table-row>
        <table:table-row table:style-name="ro1">
          <table:table-cell office:value-type="float" office:value="15177946989927" calcext:value-type="float">
            <text:p>15177946989927</text:p>
          </table:table-cell>
          <table:table-cell office:value-type="float" office:value="114" calcext:value-type="float">
            <text:p>114</text:p>
          </table:table-cell>
          <table:table-cell office:value-type="float" office:value="30748" calcext:value-type="float">
            <text:p>30748</text:p>
          </table:table-cell>
          <table:table-cell table:number-columns-repeated="2"/>
        </table:table-row>
        <table:table-row table:style-name="ro1">
          <table:table-cell office:value-type="float" office:value="15177985477347" calcext:value-type="float">
            <text:p>15177985477347</text:p>
          </table:table-cell>
          <table:table-cell office:value-type="float" office:value="114" calcext:value-type="float">
            <text:p>114</text:p>
          </table:table-cell>
          <table:table-cell office:value-type="float" office:value="30271" calcext:value-type="float">
            <text:p>30271</text:p>
          </table:table-cell>
          <table:table-cell table:number-columns-repeated="2"/>
        </table:table-row>
        <table:table-row table:style-name="ro1">
          <table:table-cell office:value-type="float" office:value="15178026330957" calcext:value-type="float">
            <text:p>15178026330957</text:p>
          </table:table-cell>
          <table:table-cell office:value-type="float" office:value="114" calcext:value-type="float">
            <text:p>114</text:p>
          </table:table-cell>
          <table:table-cell office:value-type="float" office:value="32399" calcext:value-type="float">
            <text:p>32399</text:p>
          </table:table-cell>
          <table:table-cell table:number-columns-repeated="2"/>
        </table:table-row>
        <table:table-row table:style-name="ro1">
          <table:table-cell office:value-type="float" office:value="15178105675083" calcext:value-type="float">
            <text:p>15178105675083</text:p>
          </table:table-cell>
          <table:table-cell office:value-type="float" office:value="114" calcext:value-type="float">
            <text:p>114</text:p>
          </table:table-cell>
          <table:table-cell office:value-type="float" office:value="62917" calcext:value-type="float">
            <text:p>62917</text:p>
          </table:table-cell>
          <table:table-cell table:number-columns-repeated="2"/>
        </table:table-row>
        <table:table-row table:style-name="ro1">
          <table:table-cell office:value-type="float" office:value="15178146559695" calcext:value-type="float">
            <text:p>15178146559695</text:p>
          </table:table-cell>
          <table:table-cell office:value-type="float" office:value="111" calcext:value-type="float">
            <text:p>111</text:p>
          </table:table-cell>
          <table:table-cell office:value-type="float" office:value="32256" calcext:value-type="float">
            <text:p>32256</text:p>
          </table:table-cell>
          <table:table-cell table:number-columns-repeated="2"/>
        </table:table-row>
        <table:table-row table:style-name="ro1">
          <table:table-cell office:value-type="float" office:value="15178185038316" calcext:value-type="float">
            <text:p>15178185038316</text:p>
          </table:table-cell>
          <table:table-cell office:value-type="float" office:value="114" calcext:value-type="float">
            <text:p>114</text:p>
          </table:table-cell>
          <table:table-cell office:value-type="float" office:value="30021" calcext:value-type="float">
            <text:p>30021</text:p>
          </table:table-cell>
          <table:table-cell table:number-columns-repeated="2"/>
        </table:table-row>
        <table:table-row table:style-name="ro1">
          <table:table-cell office:value-type="float" office:value="15178266782634" calcext:value-type="float">
            <text:p>15178266782634</text:p>
          </table:table-cell>
          <table:table-cell office:value-type="float" office:value="114" calcext:value-type="float">
            <text:p>114</text:p>
          </table:table-cell>
          <table:table-cell office:value-type="float" office:value="64852" calcext:value-type="float">
            <text:p>64852</text:p>
          </table:table-cell>
          <table:table-cell table:number-columns-repeated="2"/>
        </table:table-row>
        <table:table-row table:style-name="ro1">
          <table:table-cell office:value-type="float" office:value="15178305279609" calcext:value-type="float">
            <text:p>15178305279609</text:p>
          </table:table-cell>
          <table:table-cell office:value-type="float" office:value="114" calcext:value-type="float">
            <text:p>114</text:p>
          </table:table-cell>
          <table:table-cell office:value-type="float" office:value="30569" calcext:value-type="float">
            <text:p>30569</text:p>
          </table:table-cell>
          <table:table-cell table:number-columns-repeated="2"/>
        </table:table-row>
        <table:table-row table:style-name="ro1">
          <table:table-cell office:value-type="float" office:value="15179341614974" calcext:value-type="float">
            <text:p>15179341614974</text:p>
          </table:table-cell>
          <table:table-cell office:value-type="float" office:value="104" calcext:value-type="float">
            <text:p>104</text:p>
          </table:table-cell>
          <table:table-cell office:value-type="float" office:value="820847" calcext:value-type="float">
            <text:p>820847</text:p>
          </table:table-cell>
          <table:table-cell table:number-columns-repeated="2"/>
        </table:table-row>
        <table:table-row table:style-name="ro1">
          <table:table-cell office:value-type="float" office:value="15179399763237" calcext:value-type="float">
            <text:p>15179399763237</text:p>
          </table:table-cell>
          <table:table-cell office:value-type="float" office:value="114" calcext:value-type="float">
            <text:p>114</text:p>
          </table:table-cell>
          <table:table-cell office:value-type="float" office:value="43868" calcext:value-type="float">
            <text:p>43868</text:p>
          </table:table-cell>
          <table:table-cell table:number-columns-repeated="2"/>
        </table:table-row>
        <table:table-row table:style-name="ro1">
          <table:table-cell office:value-type="float" office:value="15179401175322" calcext:value-type="float">
            <text:p>15179401175322</text:p>
          </table:table-cell>
          <table:table-cell office:value-type="float" office:value="111" calcext:value-type="float">
            <text:p>111</text:p>
          </table:table-cell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1">
          <table:table-cell office:value-type="float" office:value="15179444803392" calcext:value-type="float">
            <text:p>15179444803392</text:p>
          </table:table-cell>
          <table:table-cell office:value-type="float" office:value="114" calcext:value-type="float">
            <text:p>114</text:p>
          </table:table-cell>
          <table:table-cell office:value-type="float" office:value="32331" calcext:value-type="float">
            <text:p>32331</text:p>
          </table:table-cell>
          <table:table-cell table:number-columns-repeated="2"/>
        </table:table-row>
        <table:table-row table:style-name="ro1">
          <table:table-cell office:value-type="float" office:value="15179446985307" calcext:value-type="float">
            <text:p>15179446985307</text:p>
          </table:table-cell>
          <table:table-cell office:value-type="float" office:value="114" calcext:value-type="float">
            <text:p>114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5179482789662" calcext:value-type="float">
            <text:p>15179482789662</text:p>
          </table:table-cell>
          <table:table-cell office:value-type="float" office:value="114" calcext:value-type="float">
            <text:p>114</text:p>
          </table:table-cell>
          <table:table-cell office:value-type="float" office:value="26629" calcext:value-type="float">
            <text:p>26629</text:p>
          </table:table-cell>
          <table:table-cell table:number-columns-repeated="2"/>
        </table:table-row>
        <table:table-row table:style-name="ro1">
          <table:table-cell office:value-type="float" office:value="15179563444887" calcext:value-type="float">
            <text:p>15179563444887</text:p>
          </table:table-cell>
          <table:table-cell office:value-type="float" office:value="117" calcext:value-type="float">
            <text:p>117</text:p>
          </table:table-cell>
          <table:table-cell office:value-type="float" office:value="60133" calcext:value-type="float">
            <text:p>60133</text:p>
          </table:table-cell>
          <table:table-cell table:number-columns-repeated="2"/>
        </table:table-row>
        <table:table-row table:style-name="ro1">
          <table:table-cell office:value-type="float" office:value="15179700606642" calcext:value-type="float">
            <text:p>15179700606642</text:p>
          </table:table-cell>
          <table:table-cell office:value-type="float" office:value="114" calcext:value-type="float">
            <text:p>114</text:p>
          </table:table-cell>
          <table:table-cell office:value-type="float" office:value="102771" calcext:value-type="float">
            <text:p>102771</text:p>
          </table:table-cell>
          <table:table-cell table:number-columns-repeated="2"/>
        </table:table-row>
        <table:table-row table:style-name="ro1">
          <table:table-cell office:value-type="float" office:value="15179702026575" calcext:value-type="float">
            <text:p>15179702026575</text:p>
          </table:table-cell>
          <table:table-cell office:value-type="float" office:value="114" calcext:value-type="float">
            <text:p>114</text:p>
          </table:table-cell>
          <table:table-cell office:value-type="float" office:value="1061" calcext:value-type="float">
            <text:p>1061</text:p>
          </table:table-cell>
          <table:table-cell table:number-columns-repeated="2"/>
        </table:table-row>
        <table:table-row table:style-name="ro1">
          <table:table-cell office:value-type="float" office:value="15179702044620" calcext:value-type="float">
            <text:p>1517970204462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79702067330" calcext:value-type="float">
            <text:p>1517970206733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79702091171" calcext:value-type="float">
            <text:p>1517970209117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179702096796" calcext:value-type="float">
            <text:p>15179702096796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79702113020" calcext:value-type="float">
            <text:p>15179702113020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79702118600" calcext:value-type="float">
            <text:p>1517970211860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79702125860" calcext:value-type="float">
            <text:p>15179702125860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179702412639" calcext:value-type="float">
            <text:p>15179702412639</text:p>
          </table:table-cell>
          <table:table-cell office:value-type="float" office:value="114" calcext:value-type="float">
            <text:p>114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5179702558112" calcext:value-type="float">
            <text:p>15179702558112</text:p>
          </table:table-cell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5179702568978" calcext:value-type="float">
            <text:p>1517970256897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79702653425" calcext:value-type="float">
            <text:p>15179702653425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5179702684790" calcext:value-type="float">
            <text:p>15179702684790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179703607626" calcext:value-type="float">
            <text:p>15179703607626</text:p>
          </table:table-cell>
          <table:table-cell office:value-type="float" office:value="114" calcext:value-type="float">
            <text:p>114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15180004908408" calcext:value-type="float">
            <text:p>15180004908408</text:p>
          </table:table-cell>
          <table:table-cell office:value-type="float" office:value="114" calcext:value-type="float">
            <text:p>114</text:p>
          </table:table-cell>
          <table:table-cell office:value-type="float" office:value="225683" calcext:value-type="float">
            <text:p>225683</text:p>
          </table:table-cell>
          <table:table-cell table:number-columns-repeated="2"/>
        </table:table-row>
        <table:table-row table:style-name="ro1">
          <table:table-cell office:value-type="float" office:value="15180043880703" calcext:value-type="float">
            <text:p>15180043880703</text:p>
          </table:table-cell>
          <table:table-cell office:value-type="float" office:value="111" calcext:value-type="float">
            <text:p>111</text:p>
          </table:table-cell>
          <table:table-cell office:value-type="float" office:value="29531" calcext:value-type="float">
            <text:p>29531</text:p>
          </table:table-cell>
          <table:table-cell table:number-columns-repeated="2"/>
        </table:table-row>
        <table:table-row table:style-name="ro1">
          <table:table-cell office:value-type="float" office:value="15180045215604" calcext:value-type="float">
            <text:p>15180045215604</text:p>
          </table:table-cell>
          <table:table-cell office:value-type="float" office:value="114" calcext:value-type="float">
            <text:p>114</text:p>
          </table:table-cell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office:value-type="float" office:value="15180045249777" calcext:value-type="float">
            <text:p>15180045249777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180045267198" calcext:value-type="float">
            <text:p>15180045267198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80045274335" calcext:value-type="float">
            <text:p>1518004527433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80045278595" calcext:value-type="float">
            <text:p>15180045278595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80045289635" calcext:value-type="float">
            <text:p>15180045289635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180045592629" calcext:value-type="float">
            <text:p>15180045592629</text:p>
          </table:table-cell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5180045662733" calcext:value-type="float">
            <text:p>15180045662733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5180045671241" calcext:value-type="float">
            <text:p>15180045671241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180045764607" calcext:value-type="float">
            <text:p>15180045764607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5180741486354" calcext:value-type="float">
            <text:p>15180741486354</text:p>
          </table:table-cell>
          <table:table-cell office:value-type="float" office:value="111" calcext:value-type="float">
            <text:p>111</text:p>
          </table:table-cell>
          <table:table-cell office:value-type="float" office:value="533177" calcext:value-type="float">
            <text:p>533177</text:p>
          </table:table-cell>
          <table:table-cell table:number-columns-repeated="2"/>
        </table:table-row>
        <table:table-row table:style-name="ro1">
          <table:table-cell office:value-type="float" office:value="15180745980754" calcext:value-type="float">
            <text:p>15180745980754</text:p>
          </table:table-cell>
          <table:table-cell office:value-type="float" office:value="106" calcext:value-type="float">
            <text:p>106</text:p>
          </table:table-cell>
          <table:table-cell office:value-type="float" office:value="3364" calcext:value-type="float">
            <text:p>3364</text:p>
          </table:table-cell>
          <table:table-cell table:number-columns-repeated="2"/>
        </table:table-row>
        <table:table-row table:style-name="ro1">
          <table:table-cell office:value-type="float" office:value="15180746171460" calcext:value-type="float">
            <text:p>15180746171460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180780062478" calcext:value-type="float">
            <text:p>15180780062478</text:p>
          </table:table-cell>
          <table:table-cell office:value-type="float" office:value="114" calcext:value-type="float">
            <text:p>114</text:p>
          </table:table-cell>
          <table:table-cell office:value-type="float" office:value="26475" calcext:value-type="float">
            <text:p>26475</text:p>
          </table:table-cell>
          <table:table-cell table:number-columns-repeated="2"/>
        </table:table-row>
        <table:table-row table:style-name="ro1">
          <table:table-cell office:value-type="float" office:value="15180783714225" calcext:value-type="float">
            <text:p>15180783714225</text:p>
          </table:table-cell>
          <table:table-cell office:value-type="float" office:value="114" calcext:value-type="float">
            <text:p>114</text:p>
          </table:table-cell>
          <table:table-cell office:value-type="float" office:value="2663" calcext:value-type="float">
            <text:p>2663</text:p>
          </table:table-cell>
          <table:table-cell table:number-columns-repeated="2"/>
        </table:table-row>
        <table:table-row table:style-name="ro1">
          <table:table-cell office:value-type="float" office:value="15180785700327" calcext:value-type="float">
            <text:p>15180785700327</text:p>
          </table:table-cell>
          <table:table-cell office:value-type="float" office:value="114" calcext:value-type="float">
            <text:p>114</text:p>
          </table:table-cell>
          <table:table-cell office:value-type="float" office:value="1260" calcext:value-type="float">
            <text:p>1260</text:p>
          </table:table-cell>
          <table:table-cell table:number-columns-repeated="2"/>
        </table:table-row>
        <table:table-row table:style-name="ro1">
          <table:table-cell office:value-type="float" office:value="15180859467693" calcext:value-type="float">
            <text:p>15180859467693</text:p>
          </table:table-cell>
          <table:table-cell office:value-type="float" office:value="114" calcext:value-type="float">
            <text:p>114</text:p>
          </table:table-cell>
          <table:table-cell office:value-type="float" office:value="57161" calcext:value-type="float">
            <text:p>57161</text:p>
          </table:table-cell>
          <table:table-cell table:number-columns-repeated="2"/>
        </table:table-row>
        <table:table-row table:style-name="ro1">
          <table:table-cell office:value-type="float" office:value="15181020577479" calcext:value-type="float">
            <text:p>15181020577479</text:p>
          </table:table-cell>
          <table:table-cell office:value-type="float" office:value="114" calcext:value-type="float">
            <text:p>114</text:p>
          </table:table-cell>
          <table:table-cell office:value-type="float" office:value="126951" calcext:value-type="float">
            <text:p>126951</text:p>
          </table:table-cell>
          <table:table-cell table:number-columns-repeated="2"/>
        </table:table-row>
        <table:table-row table:style-name="ro1">
          <table:table-cell office:value-type="float" office:value="15181059037368" calcext:value-type="float">
            <text:p>15181059037368</text:p>
          </table:table-cell>
          <table:table-cell office:value-type="float" office:value="111" calcext:value-type="float">
            <text:p>111</text:p>
          </table:table-cell>
          <table:table-cell office:value-type="float" office:value="30317" calcext:value-type="float">
            <text:p>30317</text:p>
          </table:table-cell>
          <table:table-cell table:number-columns-repeated="2"/>
        </table:table-row>
        <table:table-row table:style-name="ro1">
          <table:table-cell office:value-type="float" office:value="15181099909503" calcext:value-type="float">
            <text:p>15181099909503</text:p>
          </table:table-cell>
          <table:table-cell office:value-type="float" office:value="114" calcext:value-type="float">
            <text:p>114</text:p>
          </table:table-cell>
          <table:table-cell office:value-type="float" office:value="32432" calcext:value-type="float">
            <text:p>32432</text:p>
          </table:table-cell>
          <table:table-cell table:number-columns-repeated="2"/>
        </table:table-row>
        <table:table-row table:style-name="ro1">
          <table:table-cell office:value-type="float" office:value="15181140781962" calcext:value-type="float">
            <text:p>15181140781962</text:p>
          </table:table-cell>
          <table:table-cell office:value-type="float" office:value="114" calcext:value-type="float">
            <text:p>114</text:p>
          </table:table-cell>
          <table:table-cell office:value-type="float" office:value="32363" calcext:value-type="float">
            <text:p>32363</text:p>
          </table:table-cell>
          <table:table-cell table:number-columns-repeated="2"/>
        </table:table-row>
        <table:table-row table:style-name="ro1">
          <table:table-cell office:value-type="float" office:value="15181179260853" calcext:value-type="float">
            <text:p>15181179260853</text:p>
          </table:table-cell>
          <table:table-cell office:value-type="float" office:value="114" calcext:value-type="float">
            <text:p>114</text:p>
          </table:table-cell>
          <table:table-cell office:value-type="float" office:value="30429" calcext:value-type="float">
            <text:p>30429</text:p>
          </table:table-cell>
          <table:table-cell table:number-columns-repeated="2"/>
        </table:table-row>
        <table:table-row table:style-name="ro1">
          <table:table-cell office:value-type="float" office:value="15181220125872" calcext:value-type="float">
            <text:p>15181220125872</text:p>
          </table:table-cell>
          <table:table-cell office:value-type="float" office:value="114" calcext:value-type="float">
            <text:p>114</text:p>
          </table:table-cell>
          <table:table-cell office:value-type="float" office:value="31435" calcext:value-type="float">
            <text:p>31435</text:p>
          </table:table-cell>
          <table:table-cell table:number-columns-repeated="2"/>
        </table:table-row>
        <table:table-row table:style-name="ro1">
          <table:table-cell office:value-type="float" office:value="15181220144133" calcext:value-type="float">
            <text:p>15181220144133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81258602933" calcext:value-type="float">
            <text:p>15181258602933</text:p>
          </table:table-cell>
          <table:table-cell office:value-type="float" office:value="114" calcext:value-type="float">
            <text:p>114</text:p>
          </table:table-cell>
          <table:table-cell office:value-type="float" office:value="30352" calcext:value-type="float">
            <text:p>30352</text:p>
          </table:table-cell>
          <table:table-cell table:number-columns-repeated="2"/>
        </table:table-row>
        <table:table-row table:style-name="ro1">
          <table:table-cell office:value-type="float" office:value="15181299415068" calcext:value-type="float">
            <text:p>15181299415068</text:p>
          </table:table-cell>
          <table:table-cell office:value-type="float" office:value="164" calcext:value-type="float">
            <text:p>164</text:p>
          </table:table-cell>
          <table:table-cell office:value-type="float" office:value="32481" calcext:value-type="float">
            <text:p>32481</text:p>
          </table:table-cell>
          <table:table-cell table:number-columns-repeated="2"/>
        </table:table-row>
        <table:table-row table:style-name="ro1">
          <table:table-cell office:value-type="float" office:value="15182205368145" calcext:value-type="float">
            <text:p>15182205368145</text:p>
          </table:table-cell>
          <table:table-cell office:value-type="float" office:value="183" calcext:value-type="float">
            <text:p>183</text:p>
          </table:table-cell>
          <table:table-cell office:value-type="float" office:value="716006" calcext:value-type="float">
            <text:p>716006</text:p>
          </table:table-cell>
          <table:table-cell table:number-columns-repeated="2"/>
        </table:table-row>
        <table:table-row table:style-name="ro1">
          <table:table-cell office:value-type="float" office:value="15182205700032" calcext:value-type="float">
            <text:p>15182205700032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5182208299976" calcext:value-type="float">
            <text:p>15182208299976</text:p>
          </table:table-cell>
          <table:table-cell office:value-type="float" office:value="114" calcext:value-type="float">
            <text:p>114</text:p>
          </table:table-cell>
          <table:table-cell office:value-type="float" office:value="1816" calcext:value-type="float">
            <text:p>1816</text:p>
          </table:table-cell>
          <table:table-cell table:number-columns-repeated="2"/>
        </table:table-row>
        <table:table-row table:style-name="ro1">
          <table:table-cell office:value-type="float" office:value="15182208972201" calcext:value-type="float">
            <text:p>15182208972201</text:p>
          </table:table-cell>
          <table:table-cell office:value-type="float" office:value="114" calcext:value-type="float">
            <text:p>114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15182209552161" calcext:value-type="float">
            <text:p>15182209552161</text:p>
          </table:table-cell>
          <table:table-cell office:value-type="float" office:value="114" calcext:value-type="float">
            <text:p>114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15182211146925" calcext:value-type="float">
            <text:p>15182211146925</text:p>
          </table:table-cell>
          <table:table-cell office:value-type="float" office:value="114" calcext:value-type="float">
            <text:p>114</text:p>
          </table:table-cell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float" office:value="15182287714308" calcext:value-type="float">
            <text:p>15182287714308</text:p>
          </table:table-cell>
          <table:table-cell office:value-type="float" office:value="106" calcext:value-type="float">
            <text:p>106</text:p>
          </table:table-cell>
          <table:table-cell office:value-type="float" office:value="58295" calcext:value-type="float">
            <text:p>58295</text:p>
          </table:table-cell>
          <table:table-cell table:number-columns-repeated="2"/>
        </table:table-row>
        <table:table-row table:style-name="ro1">
          <table:table-cell office:value-type="float" office:value="15182292990142" calcext:value-type="float">
            <text:p>15182292990142</text:p>
          </table:table-cell>
          <table:table-cell office:value-type="float" office:value="134" calcext:value-type="float">
            <text:p>134</text:p>
          </table:table-cell>
          <table:table-cell office:value-type="float" office:value="3894" calcext:value-type="float">
            <text:p>3894</text:p>
          </table:table-cell>
          <table:table-cell table:number-columns-repeated="2"/>
        </table:table-row>
        <table:table-row table:style-name="ro1">
          <table:table-cell office:value-type="float" office:value="15182330356468" calcext:value-type="float">
            <text:p>15182330356468</text:p>
          </table:table-cell>
          <table:table-cell office:value-type="float" office:value="106" calcext:value-type="float">
            <text:p>106</text:p>
          </table:table-cell>
          <table:table-cell office:value-type="float" office:value="29231" calcext:value-type="float">
            <text:p>29231</text:p>
          </table:table-cell>
          <table:table-cell table:number-columns-repeated="2"/>
        </table:table-row>
        <table:table-row table:style-name="ro1">
          <table:table-cell office:value-type="float" office:value="15182332996348" calcext:value-type="float">
            <text:p>15182332996348</text:p>
          </table:table-cell>
          <table:table-cell office:value-type="float" office:value="124" calcext:value-type="float">
            <text:p>124</text:p>
          </table:table-cell>
          <table:table-cell office:value-type="float" office:value="1781" calcext:value-type="float">
            <text:p>1781</text:p>
          </table:table-cell>
          <table:table-cell table:number-columns-repeated="2"/>
        </table:table-row>
        <table:table-row table:style-name="ro1">
          <table:table-cell office:value-type="float" office:value="15182814058476" calcext:value-type="float">
            <text:p>15182814058476</text:p>
          </table:table-cell>
          <table:table-cell office:value-type="float" office:value="120" calcext:value-type="float">
            <text:p>120</text:p>
          </table:table-cell>
          <table:table-cell office:value-type="float" office:value="376861" calcext:value-type="float">
            <text:p>376861</text:p>
          </table:table-cell>
          <table:table-cell table:number-columns-repeated="2"/>
        </table:table-row>
        <table:table-row table:style-name="ro1">
          <table:table-cell office:value-type="float" office:value="15183383750442" calcext:value-type="float">
            <text:p>15183383750442</text:p>
          </table:table-cell>
          <table:table-cell office:value-type="float" office:value="117" calcext:value-type="float">
            <text:p>117</text:p>
          </table:table-cell>
          <table:table-cell office:value-type="float" office:value="448155" calcext:value-type="float">
            <text:p>448155</text:p>
          </table:table-cell>
          <table:table-cell table:number-columns-repeated="2"/>
        </table:table-row>
        <table:table-row table:style-name="ro1">
          <table:table-cell office:value-type="float" office:value="15183384453498" calcext:value-type="float">
            <text:p>15183384453498</text:p>
          </table:table-cell>
          <table:table-cell office:value-type="float" office:value="117" calcext:value-type="float">
            <text:p>117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15183620653182" calcext:value-type="float">
            <text:p>15183620653182</text:p>
          </table:table-cell>
          <table:table-cell office:value-type="float" office:value="117" calcext:value-type="float">
            <text:p>117</text:p>
          </table:table-cell>
          <table:table-cell office:value-type="float" office:value="186442" calcext:value-type="float">
            <text:p>186442</text:p>
          </table:table-cell>
          <table:table-cell table:number-columns-repeated="2"/>
        </table:table-row>
        <table:table-row table:style-name="ro1">
          <table:table-cell office:value-type="float" office:value="15183620711391" calcext:value-type="float">
            <text:p>1518362071139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5183620908122" calcext:value-type="float">
            <text:p>15183620908122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183620962101" calcext:value-type="float">
            <text:p>15183620962101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183655238661" calcext:value-type="float">
            <text:p>15183655238661</text:p>
          </table:table-cell>
          <table:table-cell office:value-type="float" office:value="117" calcext:value-type="float">
            <text:p>117</text:p>
          </table:table-cell>
          <table:table-cell office:value-type="float" office:value="26729" calcext:value-type="float">
            <text:p>26729</text:p>
          </table:table-cell>
          <table:table-cell table:number-columns-repeated="2"/>
        </table:table-row>
        <table:table-row table:style-name="ro1">
          <table:table-cell office:value-type="float" office:value="15183659038200" calcext:value-type="float">
            <text:p>15183659038200</text:p>
          </table:table-cell>
          <table:table-cell office:value-type="float" office:value="117" calcext:value-type="float">
            <text:p>117</text:p>
          </table:table-cell>
          <table:table-cell office:value-type="float" office:value="2798" calcext:value-type="float">
            <text:p>2798</text:p>
          </table:table-cell>
          <table:table-cell table:number-columns-repeated="2"/>
        </table:table-row>
        <table:table-row table:style-name="ro1">
          <table:table-cell office:value-type="float" office:value="15183695765655" calcext:value-type="float">
            <text:p>15183695765655</text:p>
          </table:table-cell>
          <table:table-cell office:value-type="float" office:value="114" calcext:value-type="float">
            <text:p>114</text:p>
          </table:table-cell>
          <table:table-cell office:value-type="float" office:value="28225" calcext:value-type="float">
            <text:p>28225</text:p>
          </table:table-cell>
          <table:table-cell table:number-columns-repeated="2"/>
        </table:table-row>
        <table:table-row table:style-name="ro1">
          <table:table-cell office:value-type="float" office:value="15183775156896" calcext:value-type="float">
            <text:p>15183775156896</text:p>
          </table:table-cell>
          <table:table-cell office:value-type="float" office:value="114" calcext:value-type="float">
            <text:p>114</text:p>
          </table:table-cell>
          <table:table-cell office:value-type="float" office:value="63040" calcext:value-type="float">
            <text:p>63040</text:p>
          </table:table-cell>
          <table:table-cell table:number-columns-repeated="2"/>
        </table:table-row>
        <table:table-row table:style-name="ro1">
          <table:table-cell office:value-type="float" office:value="15183816009048" calcext:value-type="float">
            <text:p>15183816009048</text:p>
          </table:table-cell>
          <table:table-cell office:value-type="float" office:value="132" calcext:value-type="float">
            <text:p>132</text:p>
          </table:table-cell>
          <table:table-cell office:value-type="float" office:value="32310" calcext:value-type="float">
            <text:p>32310</text:p>
          </table:table-cell>
          <table:table-cell table:number-columns-repeated="2"/>
        </table:table-row>
        <table:table-row table:style-name="ro1">
          <table:table-cell office:value-type="float" office:value="15183816029082" calcext:value-type="float">
            <text:p>15183816029082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183854486643" calcext:value-type="float">
            <text:p>15183854486643</text:p>
          </table:table-cell>
          <table:table-cell office:value-type="float" office:value="114" calcext:value-type="float">
            <text:p>114</text:p>
          </table:table-cell>
          <table:table-cell office:value-type="float" office:value="30251" calcext:value-type="float">
            <text:p>30251</text:p>
          </table:table-cell>
          <table:table-cell table:number-columns-repeated="2"/>
        </table:table-row>
        <table:table-row table:style-name="ro1">
          <table:table-cell office:value-type="float" office:value="15183854503914" calcext:value-type="float">
            <text:p>15183854503914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183933837264" calcext:value-type="float">
            <text:p>15183933837264</text:p>
          </table:table-cell>
          <table:table-cell office:value-type="float" office:value="114" calcext:value-type="float">
            <text:p>114</text:p>
          </table:table-cell>
          <table:table-cell office:value-type="float" office:value="63188" calcext:value-type="float">
            <text:p>63188</text:p>
          </table:table-cell>
          <table:table-cell table:number-columns-repeated="2"/>
        </table:table-row>
        <table:table-row table:style-name="ro1">
          <table:table-cell office:value-type="float" office:value="15184015603515" calcext:value-type="float">
            <text:p>15184015603515</text:p>
          </table:table-cell>
          <table:table-cell office:value-type="float" office:value="114" calcext:value-type="float">
            <text:p>114</text:p>
          </table:table-cell>
          <table:table-cell office:value-type="float" office:value="65071" calcext:value-type="float">
            <text:p>65071</text:p>
          </table:table-cell>
          <table:table-cell table:number-columns-repeated="2"/>
        </table:table-row>
        <table:table-row table:style-name="ro1">
          <table:table-cell office:value-type="float" office:value="15184054062171" calcext:value-type="float">
            <text:p>15184054062171</text:p>
          </table:table-cell>
          <table:table-cell office:value-type="float" office:value="114" calcext:value-type="float">
            <text:p>114</text:p>
          </table:table-cell>
          <table:table-cell office:value-type="float" office:value="30372" calcext:value-type="float">
            <text:p>30372</text:p>
          </table:table-cell>
          <table:table-cell table:number-columns-repeated="2"/>
        </table:table-row>
        <table:table-row table:style-name="ro1">
          <table:table-cell office:value-type="float" office:value="15184094928894" calcext:value-type="float">
            <text:p>15184094928894</text:p>
          </table:table-cell>
          <table:table-cell office:value-type="float" office:value="114" calcext:value-type="float">
            <text:p>114</text:p>
          </table:table-cell>
          <table:table-cell office:value-type="float" office:value="32217" calcext:value-type="float">
            <text:p>32217</text:p>
          </table:table-cell>
          <table:table-cell table:number-columns-repeated="2"/>
        </table:table-row>
        <table:table-row table:style-name="ro1">
          <table:table-cell office:value-type="float" office:value="15184094946939" calcext:value-type="float">
            <text:p>15184094946939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184174221792" calcext:value-type="float">
            <text:p>15184174221792</text:p>
          </table:table-cell>
          <table:table-cell office:value-type="float" office:value="136" calcext:value-type="float">
            <text:p>136</text:p>
          </table:table-cell>
          <table:table-cell office:value-type="float" office:value="62239" calcext:value-type="float">
            <text:p>62239</text:p>
          </table:table-cell>
          <table:table-cell table:number-columns-repeated="2"/>
        </table:table-row>
        <table:table-row table:style-name="ro1">
          <table:table-cell office:value-type="float" office:value="15184375609548" calcext:value-type="float">
            <text:p>15184375609548</text:p>
          </table:table-cell>
          <table:table-cell office:value-type="float" office:value="114" calcext:value-type="float">
            <text:p>114</text:p>
          </table:table-cell>
          <table:table-cell office:value-type="float" office:value="158719" calcext:value-type="float">
            <text:p>158719</text:p>
          </table:table-cell>
          <table:table-cell table:number-columns-repeated="2"/>
        </table:table-row>
        <table:table-row table:style-name="ro1">
          <table:table-cell office:value-type="float" office:value="15184375798122" calcext:value-type="float">
            <text:p>15184375798122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184376487297" calcext:value-type="float">
            <text:p>15184376487297</text:p>
          </table:table-cell>
          <table:table-cell office:value-type="float" office:value="117" calcext:value-type="float">
            <text:p>117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15184377738993" calcext:value-type="float">
            <text:p>15184377738993</text:p>
          </table:table-cell>
          <table:table-cell office:value-type="float" office:value="123" calcext:value-type="float">
            <text:p>123</text:p>
          </table:table-cell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float" office:value="15184381512348" calcext:value-type="float">
            <text:p>15184381512348</text:p>
          </table:table-cell>
          <table:table-cell office:value-type="float" office:value="138" calcext:value-type="float">
            <text:p>138</text:p>
          </table:table-cell>
          <table:table-cell office:value-type="float" office:value="2161" calcext:value-type="float">
            <text:p>2161</text:p>
          </table:table-cell>
          <table:table-cell table:number-columns-repeated="2"/>
        </table:table-row>
        <table:table-row table:style-name="ro1">
          <table:table-cell office:value-type="float" office:value="15184390758201" calcext:value-type="float">
            <text:p>15184390758201</text:p>
          </table:table-cell>
          <table:table-cell office:value-type="float" office:value="192" calcext:value-type="float">
            <text:p>192</text:p>
          </table:table-cell>
          <table:table-cell office:value-type="float" office:value="6404" calcext:value-type="float">
            <text:p>6404</text:p>
          </table:table-cell>
          <table:table-cell table:number-columns-repeated="2"/>
        </table:table-row>
        <table:table-row table:style-name="ro1">
          <table:table-cell office:value-type="float" office:value="15184390769916" calcext:value-type="float">
            <text:p>15184390769916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184393248840" calcext:value-type="float">
            <text:p>15184393248840</text:p>
          </table:table-cell>
          <table:table-cell office:value-type="float" office:value="114" calcext:value-type="float">
            <text:p>114</text:p>
          </table:table-cell>
          <table:table-cell office:value-type="float" office:value="1856" calcext:value-type="float">
            <text:p>1856</text:p>
          </table:table-cell>
          <table:table-cell table:number-columns-repeated="2"/>
        </table:table-row>
        <table:table-row table:style-name="ro1">
          <table:table-cell office:value-type="float" office:value="15184393261857" calcext:value-type="float">
            <text:p>15184393261857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184395226527" calcext:value-type="float">
            <text:p>15184395226527</text:p>
          </table:table-cell>
          <table:table-cell office:value-type="float" office:value="114" calcext:value-type="float">
            <text:p>114</text:p>
          </table:table-cell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float" office:value="15184395466698" calcext:value-type="float">
            <text:p>15184395466698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184397405613" calcext:value-type="float">
            <text:p>15184397405613</text:p>
          </table:table-cell>
          <table:table-cell office:value-type="float" office:value="114" calcext:value-type="float">
            <text:p>114</text:p>
          </table:table-cell>
          <table:table-cell office:value-type="float" office:value="1416" calcext:value-type="float">
            <text:p>1416</text:p>
          </table:table-cell>
          <table:table-cell table:number-columns-repeated="2"/>
        </table:table-row>
        <table:table-row table:style-name="ro1">
          <table:table-cell office:value-type="float" office:value="15184398786045" calcext:value-type="float">
            <text:p>15184398786045</text:p>
          </table:table-cell>
          <table:table-cell office:value-type="float" office:value="114" calcext:value-type="float">
            <text:p>114</text:p>
          </table:table-cell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office:value-type="float" office:value="15184399045455" calcext:value-type="float">
            <text:p>15184399045455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5184403113722" calcext:value-type="float">
            <text:p>15184403113722</text:p>
          </table:table-cell>
          <table:table-cell office:value-type="float" office:value="111" calcext:value-type="float">
            <text:p>111</text:p>
          </table:table-cell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office:value-type="float" office:value="15184404750813" calcext:value-type="float">
            <text:p>15184404750813</text:p>
          </table:table-cell>
          <table:table-cell office:value-type="float" office:value="114" calcext:value-type="float">
            <text:p>114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1">
          <table:table-cell office:value-type="float" office:value="15184413646911" calcext:value-type="float">
            <text:p>15184413646911</text:p>
          </table:table-cell>
          <table:table-cell office:value-type="float" office:value="114" calcext:value-type="float">
            <text:p>114</text:p>
          </table:table-cell>
          <table:table-cell office:value-type="float" office:value="6592" calcext:value-type="float">
            <text:p>6592</text:p>
          </table:table-cell>
          <table:table-cell table:number-columns-repeated="2"/>
        </table:table-row>
        <table:table-row table:style-name="ro1">
          <table:table-cell office:value-type="float" office:value="15184413869730" calcext:value-type="float">
            <text:p>15184413869730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184415473068" calcext:value-type="float">
            <text:p>15184415473068</text:p>
          </table:table-cell>
          <table:table-cell office:value-type="float" office:value="111" calcext:value-type="float">
            <text:p>111</text:p>
          </table:table-cell>
          <table:table-cell office:value-type="float" office:value="1131" calcext:value-type="float">
            <text:p>1131</text:p>
          </table:table-cell>
          <table:table-cell table:number-columns-repeated="2"/>
        </table:table-row>
        <table:table-row table:style-name="ro1">
          <table:table-cell office:value-type="float" office:value="15184415501748" calcext:value-type="float">
            <text:p>15184415501748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184415617689" calcext:value-type="float">
            <text:p>15184415617689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5184422181713" calcext:value-type="float">
            <text:p>15184422181713</text:p>
          </table:table-cell>
          <table:table-cell office:value-type="float" office:value="114" calcext:value-type="float">
            <text:p>114</text:p>
          </table:table-cell>
          <table:table-cell office:value-type="float" office:value="4881" calcext:value-type="float">
            <text:p>4881</text:p>
          </table:table-cell>
          <table:table-cell table:number-columns-repeated="2"/>
        </table:table-row>
        <table:table-row table:style-name="ro1">
          <table:table-cell office:value-type="float" office:value="15184424739447" calcext:value-type="float">
            <text:p>15184424739447</text:p>
          </table:table-cell>
          <table:table-cell office:value-type="float" office:value="114" calcext:value-type="float">
            <text:p>114</text:p>
          </table:table-cell>
          <table:table-cell office:value-type="float" office:value="1882" calcext:value-type="float">
            <text:p>1882</text:p>
          </table:table-cell>
          <table:table-cell table:number-columns-repeated="2"/>
        </table:table-row>
        <table:table-row table:style-name="ro1">
          <table:table-cell office:value-type="float" office:value="15184455981894" calcext:value-type="float">
            <text:p>15184455981894</text:p>
          </table:table-cell>
          <table:table-cell office:value-type="float" office:value="114" calcext:value-type="float">
            <text:p>114</text:p>
          </table:table-cell>
          <table:table-cell office:value-type="float" office:value="23211" calcext:value-type="float">
            <text:p>23211</text:p>
          </table:table-cell>
          <table:table-cell table:number-columns-repeated="2"/>
        </table:table-row>
        <table:table-row table:style-name="ro1">
          <table:table-cell office:value-type="float" office:value="15184456008648" calcext:value-type="float">
            <text:p>1518445600864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184456479639" calcext:value-type="float">
            <text:p>15184456479639</text:p>
          </table:table-cell>
          <table:table-cell office:value-type="float" office:value="117" calcext:value-type="float">
            <text:p>117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15184460958768" calcext:value-type="float">
            <text:p>15184460958768</text:p>
          </table:table-cell>
          <table:table-cell office:value-type="float" office:value="114" calcext:value-type="float">
            <text:p>114</text:p>
          </table:table-cell>
          <table:table-cell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office:value-type="float" office:value="15184494539712" calcext:value-type="float">
            <text:p>15184494539712</text:p>
          </table:table-cell>
          <table:table-cell office:value-type="float" office:value="117" calcext:value-type="float">
            <text:p>117</text:p>
          </table:table-cell>
          <table:table-cell office:value-type="float" office:value="25248" calcext:value-type="float">
            <text:p>25248</text:p>
          </table:table-cell>
          <table:table-cell table:number-columns-repeated="2"/>
        </table:table-row>
        <table:table-row table:style-name="ro1">
          <table:table-cell office:value-type="float" office:value="15184494963012" calcext:value-type="float">
            <text:p>15184494963012</text:p>
          </table:table-cell>
          <table:table-cell office:value-type="float" office:value="120" calcext:value-type="float">
            <text:p>12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15184498916742" calcext:value-type="float">
            <text:p>15184498916742</text:p>
          </table:table-cell>
          <table:table-cell office:value-type="float" office:value="114" calcext:value-type="float">
            <text:p>114</text:p>
          </table:table-cell>
          <table:table-cell office:value-type="float" office:value="2955" calcext:value-type="float">
            <text:p>2955</text:p>
          </table:table-cell>
          <table:table-cell table:number-columns-repeated="2"/>
        </table:table-row>
        <table:table-row table:style-name="ro1">
          <table:table-cell office:value-type="float" office:value="15184539677811" calcext:value-type="float">
            <text:p>15184539677811</text:p>
          </table:table-cell>
          <table:table-cell office:value-type="float" office:value="114" calcext:value-type="float">
            <text:p>114</text:p>
          </table:table-cell>
          <table:table-cell office:value-type="float" office:value="30480" calcext:value-type="float">
            <text:p>30480</text:p>
          </table:table-cell>
          <table:table-cell table:number-columns-repeated="2"/>
        </table:table-row>
        <table:table-row table:style-name="ro1">
          <table:table-cell office:value-type="float" office:value="15184539855678" calcext:value-type="float">
            <text:p>15184539855678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5184539901920" calcext:value-type="float">
            <text:p>15184539901920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2:00:56.510209588</dc:date>
    <meta:document-statistic meta:table-count="1" meta:cell-count="296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47cm" svg:height="13.362cm" xlink:href=".." xlink:type="simple" chart:class="chart:scatter" chart:style-name="ch1">
        <chart:legend chart:legend-position="end" svg:x="31.647cm" svg:y="6.382cm" style:legend-expansion="high" chart:style-name="ch2"/>
        <chart:plot-area chart:style-name="ch3" table:cell-range-address="Sheet1.A1:Sheet1.B988" chart:data-source-has-labels="row" svg:x="0.67cm" svg:y="0.267cm" svg:width="30.307cm" svg:height="12.828cm">
          <chartooo:coordinate-region svg:x="1.967cm" svg:y="0.467cm" svg:width="27.712cm" svg:height="11.9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88" chart:label-cell-address="Sheet1.B1:Sheet1.B1" chart:class="chart:scatter">
            <chart:domain table:cell-range-address="Sheet1.A1:Sheet1.A988"/>
            <chart:data-point chart:repeated="9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4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35703181724">
                <text:p>15135703181724</text:p>
                <draw:g>
                  <svg:desc>Sheet1.A1:Sheet1.A988</svg:desc>
                </draw:g>
              </table:table-cell>
              <table:table-cell office:value-type="float" office:value="114">
                <text:p>114</text:p>
                <draw:g>
                  <svg:desc>Sheet1.B1:Sheet1.B9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37786768816">
                <text:p>1513778676881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37787098244">
                <text:p>151377870982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37823307406">
                <text:p>151378233074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37826953410">
                <text:p>151378269534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37827549188">
                <text:p>151378275491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37828515724">
                <text:p>151378285157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37861847518">
                <text:p>151378618475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37902737048">
                <text:p>151379027370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37902750862">
                <text:p>151379027508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37943624856">
                <text:p>151379436248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37943666993">
                <text:p>151379436669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37982150183">
                <text:p>151379821501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37982168135">
                <text:p>151379821681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38023036570">
                <text:p>151380230365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38023079828">
                <text:p>151380230798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38102417638">
                <text:p>151381024176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38102459399">
                <text:p>151381024593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38143329384">
                <text:p>1513814332938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38143370504">
                <text:p>151381433705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38222705168">
                <text:p>151382227051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38261222642">
                <text:p>151382612226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38261266445">
                <text:p>151382612664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8302155458">
                <text:p>151383021554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39499714274">
                <text:p>151394997142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40660546592">
                <text:p>151406605465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40660597082">
                <text:p>151406605970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40660866617">
                <text:p>151406608666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40735827734">
                <text:p>151407358277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40735847471">
                <text:p>151407358474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40776712055">
                <text:p>151407767120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40815241034">
                <text:p>151408152410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140856145437">
                <text:p>151408561454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40897046417">
                <text:p>151408970464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40935554033">
                <text:p>151409355540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140976456615">
                <text:p>151409764566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40976472365">
                <text:p>151409764723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41014966409">
                <text:p>151410149664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41014981544">
                <text:p>1514101498154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41055867824">
                <text:p>151410558678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141055883130">
                <text:p>151410558831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41094375104">
                <text:p>151410943751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41094390488">
                <text:p>151410943904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41135278691">
                <text:p>151411352786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41135294153">
                <text:p>151411352941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41176185506">
                <text:p>151411761855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141176213814">
                <text:p>151411762138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141375765836">
                <text:p>151413757658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43534543022">
                <text:p>151435345430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43534768192">
                <text:p>151435347681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43534814552">
                <text:p>151435348145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43569303557">
                <text:p>151435693035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43574120345">
                <text:p>151435741203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143609859108">
                <text:p>15143609859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43650767549">
                <text:p>151436507675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43689260288">
                <text:p>151436892602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143689275933">
                <text:p>151436892759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43698088820">
                <text:p>151436980888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43698126983">
                <text:p>151436981269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43698149546">
                <text:p>151436981495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43698167420">
                <text:p>151436981674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143698254926">
                <text:p>151436982549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43698269616">
                <text:p>1514369826961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143698319949">
                <text:p>151436983199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43698343079">
                <text:p>151436983430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143698347234">
                <text:p>151436983472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143698350303">
                <text:p>151436983503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143698634568">
                <text:p>151436986345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43698645983">
                <text:p>151436986459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43698702947">
                <text:p>151436987029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143698713993">
                <text:p>151436987139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43698770363">
                <text:p>151436987703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143698791825">
                <text:p>151436987918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143698797603">
                <text:p>151436987976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143698821747">
                <text:p>151436988217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43698827357">
                <text:p>1514369882735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143698839426">
                <text:p>151436988394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143698850256">
                <text:p>1514369885025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43698865043">
                <text:p>151436988650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43698874559">
                <text:p>1514369887455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143698882803">
                <text:p>151436988828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143730162255">
                <text:p>151437301622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43762476130">
                <text:p>151437624761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143768671296">
                <text:p>151437686712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43768687448">
                <text:p>151437686874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143771060907">
                <text:p>1514377106090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43809578489">
                <text:p>151438095784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43809593849">
                <text:p>151438095938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143847599151">
                <text:p>151438475991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143848097061">
                <text:p>151438480970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143848112457">
                <text:p>151438481124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143849112294">
                <text:p>151438491122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143849132622">
                <text:p>151438491326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43849154771">
                <text:p>151438491547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43849166003">
                <text:p>151438491660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143849169000">
                <text:p>151438491690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143849196030">
                <text:p>151438491960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43849219073">
                <text:p>151438492190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43849238609">
                <text:p>151438492386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43849246916">
                <text:p>151438492469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43849249943">
                <text:p>151438492499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43849258418">
                <text:p>151438492584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43849528223">
                <text:p>1514384952822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43849582919">
                <text:p>151438495829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43849592672">
                <text:p>151438495926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143849615814">
                <text:p>151438496158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43849678214">
                <text:p>151438496782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143849737236">
                <text:p>151438497372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43849782470">
                <text:p>151438497824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143849802630">
                <text:p>151438498026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143849808273">
                <text:p>15143849808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43849812626">
                <text:p>151438498126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143849872536">
                <text:p>151438498725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43849893266">
                <text:p>151438498932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143849898909">
                <text:p>151438498989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143849942874">
                <text:p>151438499428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143849947308">
                <text:p>151438499473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43888975595">
                <text:p>151438889755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143889008319">
                <text:p>151438890083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143929881435">
                <text:p>1514392988143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143968392840">
                <text:p>151439683928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144009296919">
                <text:p>151440092969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144047807940">
                <text:p>151440478079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144114358418">
                <text:p>151441143584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144115650189">
                <text:p>151441156501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144115709319">
                <text:p>151441157093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144115751997">
                <text:p>151441157519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44115759131">
                <text:p>151441157591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44115772403">
                <text:p>151441157724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44115781235">
                <text:p>151441157812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144115795590">
                <text:p>151441157955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44115809513">
                <text:p>151441158095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44115820946">
                <text:p>151441158209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44115835169">
                <text:p>151441158351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44115849614">
                <text:p>151441158496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44115910271">
                <text:p>151441159102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44115929639">
                <text:p>151441159296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44116010126">
                <text:p>15144116010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144116013237">
                <text:p>151441160132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144116265189">
                <text:p>151441162651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44116271051">
                <text:p>151441162710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44116279520">
                <text:p>151441162795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44116286651">
                <text:p>151441162866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44116381070">
                <text:p>151441163810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144116386959">
                <text:p>151441163869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144116391396">
                <text:p>151441163913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44116408040">
                <text:p>151441164080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144116446713">
                <text:p>151441164467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4116456616">
                <text:p>151441164566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44116528577">
                <text:p>151441165285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44116566056">
                <text:p>151441165660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44116626704">
                <text:p>151441166267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44116640597">
                <text:p>151441166405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144116643825">
                <text:p>151441166438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144116650962">
                <text:p>151441166509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144116656860">
                <text:p>151441166568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144116661207">
                <text:p>151441166612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144117356679">
                <text:p>151441173566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44927885020">
                <text:p>151449278850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145070707509">
                <text:p>151450707075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145071464727">
                <text:p>1514507146472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145125177656">
                <text:p>151451251776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145805718108">
                <text:p>15145805718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146408535204">
                <text:p>151464085352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146408861343">
                <text:p>151464088613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146442988740">
                <text:p>151464429887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146443372869">
                <text:p>1514644337286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146448826362">
                <text:p>151464488263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46483905116">
                <text:p>15146483905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146483923791">
                <text:p>1514648392379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146522418666">
                <text:p>151465224186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146563322004">
                <text:p>151465633220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146563337976">
                <text:p>15146563337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146601848619">
                <text:p>15146601848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146642733165">
                <text:p>151466427331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146683637016">
                <text:p>151466836370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146683652436">
                <text:p>151466836524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146722144560">
                <text:p>151467221445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146763045186">
                <text:p>151467630451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146763060600">
                <text:p>151467630606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146801553801">
                <text:p>151468015538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146842474131">
                <text:p>151468424741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146883388563">
                <text:p>151468833885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146921913771">
                <text:p>151469219137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149280213699">
                <text:p>151492802136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149280469473">
                <text:p>151492804694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49316981627">
                <text:p>151493169816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149320524058">
                <text:p>151493205240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149357902965">
                <text:p>151493579029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49396431995">
                <text:p>151493964319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149396447637">
                <text:p>151493964476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149437343514">
                <text:p>151494373435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149437358949">
                <text:p>151494373589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149475861042">
                <text:p>151494758610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149555288106">
                <text:p>15149555288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149596199466">
                <text:p>151495961994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149637110583">
                <text:p>151496371105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149637125379">
                <text:p>151496371253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149675625549">
                <text:p>151496756255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149675640840">
                <text:p>151496756408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149716530306">
                <text:p>151497165303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149716545948">
                <text:p>151497165459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149755056066">
                <text:p>151497550560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149795945223">
                <text:p>15149795945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150438059208">
                <text:p>151504380592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150438095241">
                <text:p>1515043809524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150438102264">
                <text:p>151504381022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150438122343">
                <text:p>151504381223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150438150015">
                <text:p>151504381500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150438155523">
                <text:p>151504381555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150438265395">
                <text:p>151504382653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150438268518">
                <text:p>151504382685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150438275718">
                <text:p>151504382757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150438278733">
                <text:p>151504382787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150438288306">
                <text:p>151504382883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150438300546">
                <text:p>151504383005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150438323550">
                <text:p>151504383235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150438380121">
                <text:p>15150438380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50438387111">
                <text:p>15150438387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50438464572">
                <text:p>151504384645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150438561150">
                <text:p>15150438561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150438568299">
                <text:p>151504385682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150438652788">
                <text:p>151504386527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150438665049">
                <text:p>151504386650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150439886949">
                <text:p>151504398869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150439907697">
                <text:p>151504399076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150439915968">
                <text:p>151504399159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150439978470">
                <text:p>151504399784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150440049132">
                <text:p>151504400491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150440112855">
                <text:p>151504401128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150440381748">
                <text:p>151504403817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150440393103">
                <text:p>151504403931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150440465040">
                <text:p>151504404650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50440476002">
                <text:p>1515044047600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50440479125">
                <text:p>15150440479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50440833845">
                <text:p>15150440833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150440846262">
                <text:p>151504408462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150440892144">
                <text:p>15150440892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150440902023">
                <text:p>151504409020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150440907639">
                <text:p>151504409076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150441201453">
                <text:p>151504412014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150441254988">
                <text:p>151504412549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50441332781">
                <text:p>151504413327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150441381195">
                <text:p>151504413811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150441408066">
                <text:p>151504414080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150441411087">
                <text:p>151504414110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150441420777">
                <text:p>151504414207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150441442677">
                <text:p>151504414426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150441454866">
                <text:p>151504414548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150441463662">
                <text:p>151504414636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150441488124">
                <text:p>15150441488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150441524541">
                <text:p>151504415245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50441714369">
                <text:p>151504417143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50441743772">
                <text:p>151504417437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150441787893">
                <text:p>151504417878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150441825381">
                <text:p>151504418253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150441834555">
                <text:p>151504418345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150441854721">
                <text:p>151504418547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150441872184">
                <text:p>151504418721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150441880443">
                <text:p>151504418804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150441887394">
                <text:p>151504418873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150441910071">
                <text:p>151504419100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50442205388">
                <text:p>151504422053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150449741229">
                <text:p>151504497412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150452359491">
                <text:p>151504523594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150452463168">
                <text:p>1515045246316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150452820552">
                <text:p>151504528205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50466333506">
                <text:p>151504663335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150466350600">
                <text:p>151504663506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150466377909">
                <text:p>151504663779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50466854567">
                <text:p>151504668545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50467255094">
                <text:p>1515046725509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150467272650">
                <text:p>151504672726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150475420050">
                <text:p>151504754200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52154616416">
                <text:p>151521546164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52154672702">
                <text:p>151521546727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152191214607">
                <text:p>151521912146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152191613205">
                <text:p>151521916132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152194814949">
                <text:p>151521948149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152196515214">
                <text:p>151521965152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152229743475">
                <text:p>151522297434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152229764718">
                <text:p>151522297647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152270664765">
                <text:p>151522706647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152309181522">
                <text:p>15152309181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152309199918">
                <text:p>151523091999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52350091835">
                <text:p>151523500918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152350109784">
                <text:p>151523501097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152391022692">
                <text:p>151523910226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152429522238">
                <text:p>151524295222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152429540097">
                <text:p>151524295400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152470452216">
                <text:p>151524704522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152508972495">
                <text:p>151525089724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152549866413">
                <text:p>151525498664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152588381346">
                <text:p>151525883813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152588399364">
                <text:p>151525883993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152629294026">
                <text:p>151526292940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152670201363">
                <text:p>1515267020136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152670225183">
                <text:p>151526702251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154649167149">
                <text:p>151546491671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154649609192">
                <text:p>151546496091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154649937441">
                <text:p>151546499374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55028495222">
                <text:p>151550284952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5028725583">
                <text:p>151550287255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5028750072">
                <text:p>151550287500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155062842633">
                <text:p>151550628426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155103759321">
                <text:p>151551037593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155103780204">
                <text:p>151551037802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155144668230">
                <text:p>15155144668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155144686086">
                <text:p>151551446860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155183179743">
                <text:p>151551831797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155183197656">
                <text:p>151551831976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155224105383">
                <text:p>151552241053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155262599091">
                <text:p>1515526259909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55262617175">
                <text:p>151552626171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55303503992">
                <text:p>151553035039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155342029488">
                <text:p>151553420294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155382933885">
                <text:p>151553829338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155423820177">
                <text:p>151554238201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55423835420">
                <text:p>151554238354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155462348004">
                <text:p>151554623480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155503235109">
                <text:p>15155503235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155541738171">
                <text:p>1515554173817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155541760317">
                <text:p>151555417603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155746895088">
                <text:p>151557468950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155748387675">
                <text:p>151557483876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155748408630">
                <text:p>151557484086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155748434478">
                <text:p>151557484344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155748437841">
                <text:p>151557484378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155748460851">
                <text:p>151557484608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55748484380">
                <text:p>151557484843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155748522105">
                <text:p>151557485221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55748759258">
                <text:p>151557487592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155748820137">
                <text:p>151557488201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155748830088">
                <text:p>151557488300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155748901056">
                <text:p>151557489010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155748912075">
                <text:p>151557489120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155748969816">
                <text:p>151557489698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155748989160">
                <text:p>151557489891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155749017249">
                <text:p>151557490172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155749025601">
                <text:p>15155749025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155749028613">
                <text:p>151557490286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155749034565">
                <text:p>151557490345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155749101789">
                <text:p>151557491017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155749111443">
                <text:p>15155749111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155749121025">
                <text:p>151557491210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155749129287">
                <text:p>151557491292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155749184073">
                <text:p>151557491840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155749841632">
                <text:p>151557498416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155824353585">
                <text:p>151558243535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55825751531">
                <text:p>151558257515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155825756586">
                <text:p>151558257565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155825765373">
                <text:p>151558257653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155825781534">
                <text:p>151558257815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55825787162">
                <text:p>151558257871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155825799447">
                <text:p>151558257994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55825816046">
                <text:p>151558258160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155826148998">
                <text:p>151558261489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155826200979">
                <text:p>151558262009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155826210582">
                <text:p>1515582621058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155826267990">
                <text:p>151558262679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155826410853">
                <text:p>151558264108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55826431223">
                <text:p>151558264312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55826442821">
                <text:p>151558264428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155826445848">
                <text:p>151558264458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155826456732">
                <text:p>151558264567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155826461073">
                <text:p>1515582646107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155826486786">
                <text:p>151558264867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155826495219">
                <text:p>151558264952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55826499629">
                <text:p>151558264996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155826507879">
                <text:p>1515582650787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155827260384">
                <text:p>1515582726038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156090966828">
                <text:p>151560909668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156092205081">
                <text:p>151560922050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156092266797">
                <text:p>151560922667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156092290866">
                <text:p>151560922908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156092310162">
                <text:p>151560923101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156092371953">
                <text:p>151560923719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156092635185">
                <text:p>151560926351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156092668590">
                <text:p>151560926685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156092713371">
                <text:p>151560927133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156092722923">
                <text:p>151560927229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156092794482">
                <text:p>151560927944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156092804058">
                <text:p>151560928040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156092952837">
                <text:p>151560929528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156092962647">
                <text:p>151560929626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156093029580">
                <text:p>151560930295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156093038286">
                <text:p>1515609303828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156093101103">
                <text:p>151560931011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156093119064">
                <text:p>151560931190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157902008973">
                <text:p>151579020089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157903095135">
                <text:p>151579030951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157903292010">
                <text:p>151579032920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157936807407">
                <text:p>151579368074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157977764112">
                <text:p>15157977764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157977784839">
                <text:p>1515797778483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158016298995">
                <text:p>151580162989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158057182659">
                <text:p>151580571826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158057201409">
                <text:p>151580572014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158095713000">
                <text:p>151580957130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158136596658">
                <text:p>151581365966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158136615876">
                <text:p>151581366158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158177500857">
                <text:p>151581775008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158177521353">
                <text:p>151581775213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158216011002">
                <text:p>1515821601100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58216030196">
                <text:p>151582160301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158256912942">
                <text:p>151582569129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158295420912">
                <text:p>151582954209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158295441468">
                <text:p>151582954414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158336329152">
                <text:p>151583363291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158336348367">
                <text:p>15158336348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158377232631">
                <text:p>151583772326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158415742926">
                <text:p>151584157429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158415768906">
                <text:p>151584157689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160056945444">
                <text:p>151600569454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160056967284">
                <text:p>151600569672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60056975936">
                <text:p>151600569759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160057047399">
                <text:p>151600570473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160057128075">
                <text:p>151600571280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60057206711">
                <text:p>151600572067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160057332876">
                <text:p>151600573328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160057526334">
                <text:p>151600575263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160815028796">
                <text:p>151608150287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160815202672">
                <text:p>151608152026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60851666567">
                <text:p>151608516665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160852049512">
                <text:p>151608520495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160855218880">
                <text:p>151608552188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160890195588">
                <text:p>151608901955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160931113884">
                <text:p>151609311138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160931132904">
                <text:p>15160931132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160969623807">
                <text:p>151609696238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160969642932">
                <text:p>151609696429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161010527325">
                <text:p>151610105273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161049040683">
                <text:p>151610490406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161049060108">
                <text:p>15161049060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161089942698">
                <text:p>151610899426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161089961871">
                <text:p>151610899618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161130846387">
                <text:p>151611308463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161210264019">
                <text:p>151612102640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161248774173">
                <text:p>151612487741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61248793883">
                <text:p>151612487938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161289678087">
                <text:p>1516128967808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161330584116">
                <text:p>15161330584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161330610300">
                <text:p>151613306103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161980535655">
                <text:p>151619805356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161981288304">
                <text:p>151619812883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161981365026">
                <text:p>151619813650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161982675972">
                <text:p>151619826759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161982991080">
                <text:p>151619829910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161983037610">
                <text:p>151619830376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161992465554">
                <text:p>151619924655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162002864772">
                <text:p>151620028647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162002955834">
                <text:p>151620029558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162014680371">
                <text:p>151620146803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162015794955">
                <text:p>151620157949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162016937856">
                <text:p>151620169378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162017664039">
                <text:p>1516201766403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162018086274">
                <text:p>151620180862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162018640764">
                <text:p>151620186407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162034378596">
                <text:p>151620343785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162034501536">
                <text:p>151620345015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162034571565">
                <text:p>151620345715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162034581270">
                <text:p>151620345812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162035117862">
                <text:p>151620351178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162035174082">
                <text:p>151620351740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162036577053">
                <text:p>151620365770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162036752598">
                <text:p>151620367525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162047207076">
                <text:p>151620472070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162049590920">
                <text:p>151620495909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162050024350">
                <text:p>15162050024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162052638198">
                <text:p>151620526381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162054191664">
                <text:p>151620541916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162062542608">
                <text:p>151620625426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162072044604">
                <text:p>151620720446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62072715506">
                <text:p>151620727155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162081064509">
                <text:p>151620810645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162081689352">
                <text:p>151620816893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162088095384">
                <text:p>151620880953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162088117626">
                <text:p>151620881176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162099658306">
                <text:p>151620996583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162099968456">
                <text:p>151620999684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162100110618">
                <text:p>151621001106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162100242832">
                <text:p>151621002428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162103666965">
                <text:p>151621036669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162105630600">
                <text:p>151621056306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162106187163">
                <text:p>151621061871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162127381941">
                <text:p>151621273819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162167611785">
                <text:p>151621676117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162172200582">
                <text:p>151621722005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162172408814">
                <text:p>151621724088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162172446546">
                <text:p>151621724465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162191742114">
                <text:p>1516219174211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162208468797">
                <text:p>151622084687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162208491360">
                <text:p>151622084913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162208798257">
                <text:p>151622087982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162229005681">
                <text:p>151622290056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162229601772">
                <text:p>151622296017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162246985494">
                <text:p>1516224698549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162252666746">
                <text:p>151622526667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162253576527">
                <text:p>151622535765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162253759986">
                <text:p>151622537599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162254726166">
                <text:p>151622547261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162254765175">
                <text:p>151622547651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162257388537">
                <text:p>151622573885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162261873309">
                <text:p>151622618733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162262089864">
                <text:p>151622620898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162263430231">
                <text:p>151622634302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162265992765">
                <text:p>151622659927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162269194530">
                <text:p>151622691945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162269230905">
                <text:p>151622692309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162269701035">
                <text:p>151622697010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162274141989">
                <text:p>151622741419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162277625625">
                <text:p>151622776256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162279286680">
                <text:p>151622792866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162279657387">
                <text:p>151622796573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162281160504">
                <text:p>151622811605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162287923875">
                <text:p>151622879238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162288002679">
                <text:p>151622880026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62288300165">
                <text:p>1516228830016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162317147700">
                <text:p>151623171477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162326426331">
                <text:p>151623264263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162327982686">
                <text:p>151623279826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162367017393">
                <text:p>151623670173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162367245399">
                <text:p>151623672453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162384223548">
                <text:p>151623842235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162408161892">
                <text:p>151624081618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162433670946">
                <text:p>151624336709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162440710635">
                <text:p>1516244071063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162440745861">
                <text:p>151624407458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162442367280">
                <text:p>151624423672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162446713176">
                <text:p>151624467131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162446766249">
                <text:p>151624467662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162447952758">
                <text:p>151624479527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162448173804">
                <text:p>151624481738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162456316557">
                <text:p>151624563165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162459873384">
                <text:p>1516245987338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162461869887">
                <text:p>15162461869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162461896407">
                <text:p>151624618964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162465177327">
                <text:p>151624651773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162465224046">
                <text:p>151624652240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162465861192">
                <text:p>151624658611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162466019052">
                <text:p>151624660190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162466243599">
                <text:p>151624662435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162487195386">
                <text:p>151624871953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162488038107">
                <text:p>1516248803810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162501012312">
                <text:p>151625010123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162506345631">
                <text:p>151625063456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162506533854">
                <text:p>151625065338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162506538321">
                <text:p>151625065383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162510474888">
                <text:p>15162510474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162526888281">
                <text:p>151625268882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162533956599">
                <text:p>151625339565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162534274233">
                <text:p>151625342742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162541537326">
                <text:p>151625415373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162544823610">
                <text:p>151625448236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162544931805">
                <text:p>151625449318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162545266044">
                <text:p>151625452660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162545354619">
                <text:p>15162545354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162545409099">
                <text:p>151625454090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162567039486">
                <text:p>151625670394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162570980919">
                <text:p>151625709809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162571115256">
                <text:p>151625711152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162571119912">
                <text:p>151625711199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62575458584">
                <text:p>151625754585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162646448154">
                <text:p>151626464481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162655179525">
                <text:p>151626551795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162659699940">
                <text:p>151626596999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162659980626">
                <text:p>151626599806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162660332406">
                <text:p>151626603324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162673136004">
                <text:p>151626731360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162673252702">
                <text:p>1516267325270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162687394989">
                <text:p>151626873949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162687414189">
                <text:p>151626874141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162702596853">
                <text:p>151627025968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62702927978">
                <text:p>151627029279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162707723802">
                <text:p>151627077238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162715513224">
                <text:p>151627155132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162715566369">
                <text:p>151627155663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162715758489">
                <text:p>151627157584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162719131767">
                <text:p>151627191317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162719435664">
                <text:p>151627194356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162721068516">
                <text:p>151627210685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162721478691">
                <text:p>151627214786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162725829486">
                <text:p>151627258294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62726465549">
                <text:p>151627264655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162729908799">
                <text:p>151627299087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162730063986">
                <text:p>151627300639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162730068609">
                <text:p>151627300686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162734593092">
                <text:p>151627345930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162734727297">
                <text:p>151627347272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162746218858">
                <text:p>151627462188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162746701690">
                <text:p>151627467016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162748052930">
                <text:p>151627480529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162759599460">
                <text:p>151627595994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162759867846">
                <text:p>151627598678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162766796226">
                <text:p>151627667962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162767218071">
                <text:p>1516276721807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162805294857">
                <text:p>151628052948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162805318155">
                <text:p>151628053181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162812603796">
                <text:p>151628126037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162812755272">
                <text:p>151628127552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162815965947">
                <text:p>151628159659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162816449181">
                <text:p>151628164491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162846179439">
                <text:p>151628461794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162846202455">
                <text:p>151628462024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162848074503">
                <text:p>151628480745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162852301212">
                <text:p>151628523012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162852539235">
                <text:p>1516285253923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162887087220">
                <text:p>151628870872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162887766381">
                <text:p>151628877663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162891870051">
                <text:p>151628918700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162895530075">
                <text:p>151628955300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162895658565">
                <text:p>151628956585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162925618332">
                <text:p>151629256183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162926020210">
                <text:p>151629260202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162956616543">
                <text:p>151629566165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162957970335">
                <text:p>151629579703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162958680477">
                <text:p>151629586804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162958766721">
                <text:p>151629587667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162959514273">
                <text:p>15162959514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162959520135">
                <text:p>151629595201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162960395583">
                <text:p>151629603955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162966562098">
                <text:p>151629665620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162979568025">
                <text:p>151629795680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162979754874">
                <text:p>151629797548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162979757985">
                <text:p>151629797579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162983655465">
                <text:p>151629836554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162983830563">
                <text:p>151629838305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162983834871">
                <text:p>151629838348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163005058632">
                <text:p>151630050586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163005599475">
                <text:p>151630055994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163045998489">
                <text:p>151630459984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163084504992">
                <text:p>151630845049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163099538124">
                <text:p>15163099538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163099757790">
                <text:p>151630997577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163101001341">
                <text:p>151631010013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163101809025">
                <text:p>151631018090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163114012149">
                <text:p>1516311401214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163115027991">
                <text:p>151631150279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163115736453">
                <text:p>151631157364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63125439260">
                <text:p>151631254392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163166308752">
                <text:p>151631663087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163166328801">
                <text:p>151631663288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163204747461">
                <text:p>151632047474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163245627123">
                <text:p>15163245627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163285721694">
                <text:p>151632857216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63291491351">
                <text:p>151632914913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63293077640">
                <text:p>151632930776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163325077470">
                <text:p>151633250774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163325105889">
                <text:p>151633251058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163366044456">
                <text:p>151633660444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163404542346">
                <text:p>151634045423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163404564459">
                <text:p>151634045644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163445460702">
                <text:p>1516344546070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163483981719">
                <text:p>151634839817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163501578585">
                <text:p>151635015785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163502068842">
                <text:p>151635020688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163504378848">
                <text:p>151635043788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163527611631">
                <text:p>151635276116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163527810048">
                <text:p>151635278100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163527814359">
                <text:p>151635278143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163531563000">
                <text:p>151635315630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163567571946">
                <text:p>151635675719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163604347641">
                <text:p>151636043476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163642566723">
                <text:p>151636425667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163643510046">
                <text:p>151636435100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163644305289">
                <text:p>151636443052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163645324026">
                <text:p>151636453240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163645342977">
                <text:p>151636453429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163659085335">
                <text:p>151636590853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163683828360">
                <text:p>151636838283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163695396165">
                <text:p>151636953961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163724746455">
                <text:p>151637247464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163724769480">
                <text:p>151637247694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163763270832">
                <text:p>151637632708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163804185879">
                <text:p>151638041858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163842711600">
                <text:p>151638427116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163883627067">
                <text:p>151638836270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163924565184">
                <text:p>151639245651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163963068042">
                <text:p>151639630680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164003986374">
                <text:p>151640039863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164042507190">
                <text:p>151640425071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164227214367">
                <text:p>15164227214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164228036184">
                <text:p>151642280361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164305947519">
                <text:p>151643059475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164306118963">
                <text:p>151643061189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164306124636">
                <text:p>151643061246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164309259669">
                <text:p>151643092596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164309382816">
                <text:p>151643093828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164310839769">
                <text:p>151643108397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164311068198">
                <text:p>151643110681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164311110315">
                <text:p>151643111103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64311499724">
                <text:p>151643114997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164311730898">
                <text:p>151643117308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164311788174">
                <text:p>151643117881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164324202348">
                <text:p>151643242023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164362469016">
                <text:p>151643624690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164441907033">
                <text:p>151644419070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164482834146">
                <text:p>151644828341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164521326045">
                <text:p>151645213260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164562233934">
                <text:p>151645622339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164603142660">
                <text:p>151646031426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164761987122">
                <text:p>15164761987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164762009022">
                <text:p>151647620090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166401985824">
                <text:p>151664019858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166402042461">
                <text:p>151664020424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166438195656">
                <text:p>151664381956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166438582278">
                <text:p>151664385822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166441622709">
                <text:p>151664416227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166442302302">
                <text:p>151664423023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166517658060">
                <text:p>151665176580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166558571334">
                <text:p>151665585713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166597088880">
                <text:p>151665970888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166638000828">
                <text:p>151666380008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166717431627">
                <text:p>151667174316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166758344211">
                <text:p>151667583442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166796881755">
                <text:p>151667968817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166837794078">
                <text:p>151668377940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167724434787">
                <text:p>151677244347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167724466203">
                <text:p>151677244662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167724476895">
                <text:p>151677244768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167724479952">
                <text:p>151677244799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167724485811">
                <text:p>151677244858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167724495285">
                <text:p>151677244952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67724520734">
                <text:p>151677245207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167724542283">
                <text:p>151677245422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167724646942">
                <text:p>151677246469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167724959298">
                <text:p>151677249592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167725039272">
                <text:p>151677250392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167725102110">
                <text:p>151677251021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167725114488">
                <text:p>151677251144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167725182705">
                <text:p>151677251827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167725227510">
                <text:p>15167725227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67725255728">
                <text:p>151677252557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167725270662">
                <text:p>151677252706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167725309491">
                <text:p>151677253094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167800605126">
                <text:p>15167800605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167802015495">
                <text:p>151678020154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167802035391">
                <text:p>151678020353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167802049485">
                <text:p>151678020494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167802052503">
                <text:p>151678020525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167802060768">
                <text:p>151678020607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167802063885">
                <text:p>151678020638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67802080370">
                <text:p>151678020803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67802101049">
                <text:p>151678021010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67802413745">
                <text:p>15167802413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67802439731">
                <text:p>151678024397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167802473466">
                <text:p>151678024734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67802540078">
                <text:p>151678025400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167802551196">
                <text:p>151678025511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167802597060">
                <text:p>151678025970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167802647100">
                <text:p>15167802647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167802665997">
                <text:p>1516780266599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167802701283">
                <text:p>151678027012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167802714033">
                <text:p>151678027140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67802723834">
                <text:p>151678027238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67802727293">
                <text:p>151678027272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67802751815">
                <text:p>151678027518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7802774819">
                <text:p>151678027748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67802786108">
                <text:p>15167802786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67802829140">
                <text:p>151678028291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167802834720">
                <text:p>151678028347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67802845679">
                <text:p>151678028456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168067275430">
                <text:p>151680672754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168068522925">
                <text:p>151680685229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168068560086">
                <text:p>151680685600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168068577597">
                <text:p>151680685775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168068585805">
                <text:p>151680685858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168068596929">
                <text:p>151680685969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168068603967">
                <text:p>151680686039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168068615064">
                <text:p>1516806861506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168068726916">
                <text:p>151680687269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168068934750">
                <text:p>151680689347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168068995068">
                <text:p>151680689950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168069006123">
                <text:p>15168069006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168069065142">
                <text:p>151680690651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168069080097">
                <text:p>151680690800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168069091011">
                <text:p>151680690910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168069128598">
                <text:p>151680691285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168069139599">
                <text:p>151680691395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168069153258">
                <text:p>151680691532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168069172029">
                <text:p>151680691720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169164899458">
                <text:p>151691648994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169276174482">
                <text:p>151692761744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169312375209">
                <text:p>151693123752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169312791744">
                <text:p>151693127917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169315937349">
                <text:p>151693159373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169318630347">
                <text:p>151693186303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169350902406">
                <text:p>151693509024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169391872533">
                <text:p>151693918725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169391893755">
                <text:p>151693918937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169430388222">
                <text:p>151694303882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169430408802">
                <text:p>151694304088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169471294986">
                <text:p>151694712949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169471315743">
                <text:p>151694713157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169509808419">
                <text:p>151695098084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169550735178">
                <text:p>151695507351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169591624938">
                <text:p>151695916249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169591646304">
                <text:p>151695916463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169630134981">
                <text:p>151696301349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169750457991">
                <text:p>151697504579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169791366855">
                <text:p>151697913668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169897767153">
                <text:p>1516989776715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169900972911">
                <text:p>151699009729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169901563398">
                <text:p>151699015633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172150213446">
                <text:p>151721502134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172150469934">
                <text:p>151721504699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172184175153">
                <text:p>151721841751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172184560899">
                <text:p>1517218456089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172263606885">
                <text:p>151722636068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172304514186">
                <text:p>151723045141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172304533410">
                <text:p>151723045334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172345422435">
                <text:p>151723454224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172383936258">
                <text:p>151723839362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172424842131">
                <text:p>151724248421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172463354697">
                <text:p>151724633546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172504259628">
                <text:p>151725042596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172545169323">
                <text:p>151725451693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172583679585">
                <text:p>151725836795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172663098687">
                <text:p>151726630986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173806208151">
                <text:p>151738062081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173869645416">
                <text:p>151738696454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173876985699">
                <text:p>151738769856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174936890988">
                <text:p>151749368909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174936941997">
                <text:p>151749369419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175021675260">
                <text:p>151750216752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175021940052">
                <text:p>151750219400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175058220786">
                <text:p>151750582207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175058621064">
                <text:p>151750586210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175099146702">
                <text:p>151750991467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175137628116">
                <text:p>15175137628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175137642489">
                <text:p>151751376424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175178519586">
                <text:p>151751785195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175178532180">
                <text:p>151751785321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175257911916">
                <text:p>151752579119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175378199055">
                <text:p>151753781990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175416664989">
                <text:p>151754166649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175457537754">
                <text:p>151754575377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175498412322">
                <text:p>151754984123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177100500345">
                <text:p>151771005003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177100607916">
                <text:p>151771006079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177100868370">
                <text:p>151771008683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177109139409">
                <text:p>151771091394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177114577911">
                <text:p>151771145779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177115043634">
                <text:p>151771150436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177139303155">
                <text:p>151771393031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177180255714">
                <text:p>151771802557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177218767575">
                <text:p>151772187675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177259645938">
                <text:p>151772596459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177259665282">
                <text:p>151772596652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177279597508">
                <text:p>151772795975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177300529914">
                <text:p>151773005299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177319904978">
                <text:p>15177319904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177339010866">
                <text:p>151773390108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177379881495">
                <text:p>151773798814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177459209259">
                <text:p>151774592092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177459229116">
                <text:p>15177459229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177497713875">
                <text:p>151774977138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177538583499">
                <text:p>151775385834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177579456291">
                <text:p>1517757945629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177579474543">
                <text:p>151775794745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177617887551">
                <text:p>151776178875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177617939370">
                <text:p>151776179393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177867511899">
                <text:p>151778675118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177872240154">
                <text:p>1517787224015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177872558061">
                <text:p>151778725580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177906449442">
                <text:p>151779064494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177946989927">
                <text:p>151779469899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177985477347">
                <text:p>151779854773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178026330957">
                <text:p>151780263309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178105675083">
                <text:p>151781056750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178146559695">
                <text:p>15178146559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178185038316">
                <text:p>151781850383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178266782634">
                <text:p>151782667826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178305279609">
                <text:p>151783052796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179341614974">
                <text:p>151793416149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179399763237">
                <text:p>151793997632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179401175322">
                <text:p>151794011753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179444803392">
                <text:p>151794448033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179446985307">
                <text:p>151794469853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179482789662">
                <text:p>151794827896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179563444887">
                <text:p>151795634448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179700606642">
                <text:p>151797006066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179702026575">
                <text:p>151797020265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179702044620">
                <text:p>151797020446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179702067330">
                <text:p>151797020673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179702091171">
                <text:p>151797020911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179702096796">
                <text:p>151797020967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179702113020">
                <text:p>151797021130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179702118600">
                <text:p>151797021186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179702125860">
                <text:p>151797021258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179702412639">
                <text:p>151797024126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179702558112">
                <text:p>151797025581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179702568978">
                <text:p>151797025689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179702653425">
                <text:p>151797026534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179702684790">
                <text:p>151797026847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179703607626">
                <text:p>151797036076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180004908408">
                <text:p>151800049084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180043880703">
                <text:p>151800438807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180045215604">
                <text:p>151800452156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180045249777">
                <text:p>151800452497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180045267198">
                <text:p>151800452671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180045274335">
                <text:p>151800452743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180045278595">
                <text:p>151800452785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180045289635">
                <text:p>151800452896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180045592629">
                <text:p>151800455926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180045662733">
                <text:p>151800456627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180045671241">
                <text:p>151800456712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180045764607">
                <text:p>151800457646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180741486354">
                <text:p>151807414863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180745980754">
                <text:p>151807459807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180746171460">
                <text:p>151807461714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180780062478">
                <text:p>151807800624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180783714225">
                <text:p>151807837142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180785700327">
                <text:p>151807857003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180859467693">
                <text:p>151808594676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181020577479">
                <text:p>151810205774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181059037368">
                <text:p>151810590373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181099909503">
                <text:p>151810999095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181140781962">
                <text:p>151811407819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181179260853">
                <text:p>151811792608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181220125872">
                <text:p>151812201258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181220144133">
                <text:p>151812201441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181258602933">
                <text:p>151812586029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181299415068">
                <text:p>1518129941506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182205368145">
                <text:p>1518220536814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182205700032">
                <text:p>151822057000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182208299976">
                <text:p>151822082999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182208972201">
                <text:p>151822089722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182209552161">
                <text:p>151822095521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182211146925">
                <text:p>151822111469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182287714308">
                <text:p>151822877143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182292990142">
                <text:p>1518229299014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182330356468">
                <text:p>151823303564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182332996348">
                <text:p>151823329963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182814058476">
                <text:p>151828140584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183383750442">
                <text:p>151833837504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183384453498">
                <text:p>151833844534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183620653182">
                <text:p>151836206531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183620711391">
                <text:p>151836207113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183620908122">
                <text:p>15183620908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183620962101">
                <text:p>151836209621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183655238661">
                <text:p>151836552386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183659038200">
                <text:p>15183659038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183695765655">
                <text:p>151836957656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183775156896">
                <text:p>151837751568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183816009048">
                <text:p>151838160090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183816029082">
                <text:p>151838160290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183854486643">
                <text:p>151838544866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183854503914">
                <text:p>151838545039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183933837264">
                <text:p>151839338372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184015603515">
                <text:p>151840156035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184054062171">
                <text:p>151840540621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184094928894">
                <text:p>151840949288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184094946939">
                <text:p>151840949469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184174221792">
                <text:p>151841742217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184375609548">
                <text:p>151843756095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184375798122">
                <text:p>15184375798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184376487297">
                <text:p>151843764872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184377738993">
                <text:p>1518437773899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184381512348">
                <text:p>151843815123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184390758201">
                <text:p>151843907582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184390769916">
                <text:p>151843907699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184393248840">
                <text:p>151843932488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184393261857">
                <text:p>151843932618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184395226527">
                <text:p>151843952265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184395466698">
                <text:p>151843954666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184397405613">
                <text:p>151843974056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184398786045">
                <text:p>151843987860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184399045455">
                <text:p>151843990454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184403113722">
                <text:p>151844031137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184404750813">
                <text:p>151844047508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184413646911">
                <text:p>151844136469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184413869730">
                <text:p>151844138697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184415473068">
                <text:p>1518441547306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184415501748">
                <text:p>151844155017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184415617689">
                <text:p>15184415617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184422181713">
                <text:p>151844221817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184424739447">
                <text:p>151844247394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184455981894">
                <text:p>151844559818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184456008648">
                <text:p>151844560086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184456479639">
                <text:p>151844564796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184460958768">
                <text:p>151844609587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184494539712">
                <text:p>151844945397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184494963012">
                <text:p>151844949630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184498916742">
                <text:p>151844989167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184539677811">
                <text:p>151845396778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184539855678">
                <text:p>151845398556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184539901920">
                <text:p>15184539901920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